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0.69pt"/>
    </style:style>
    <style:style style:name="co2" style:family="table-column">
      <style:table-column-properties fo:break-before="auto" style:column-width="83.54pt"/>
    </style:style>
    <style:style style:name="co3" style:family="table-column">
      <style:table-column-properties fo:break-before="auto" style:column-width="85.04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161.55pt"/>
    </style:style>
    <style:style style:name="co8" style:family="table-column">
      <style:table-column-properties fo:break-before="auto" style:column-width="87.65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107.49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 style:data-style-name="N153"/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/>
    <style:style style:name="ce11" style:family="table-cell" style:parent-style-name="Default" style:data-style-name="N0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53">
      <style:text-properties style:font-name="SFRM1000" fo:font-size="10pt" style:font-name-asian="Arial1" style:font-size-asian="10.5pt" style:font-name-complex="SFRM1000" style:font-size-complex="10.5pt"/>
    </style:style>
    <style:style style:name="ce18" style:family="table-cell" style:parent-style-name="Default" style:data-style-name="N153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53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2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61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3">
      <style:table-cell-properties style:text-align-source="fix" style:repeat-content="false" fo:border="none"/>
      <style:paragraph-properties fo:text-align="center"/>
    </style:style>
    <style:style style:name="ce29" style:family="table-cell" style:parent-style-name="Default" style:data-style-name="N123">
      <style:table-cell-properties fo:border="none"/>
    </style:style>
    <style:style style:name="ce30" style:family="table-cell" style:parent-style-name="Default" style:data-style-name="N123"/>
    <style:style style:name="ce31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60">
      <style:table-cell-properties fo:background-color="transparent"/>
    </style:style>
    <style:style style:name="ce37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24"/>
    <style:style style:name="ce41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569.85pt" svg:height="370.26pt" svg:x="2.24pt" svg:y="324.48pt">
            <loext:p draw:notify-on-update-of-ranges="Sheet1.C56:Sheet1.C62 Sheet1.A54:Sheet1.A54 Sheet1.D56:Sheet1.D62 Sheet1.C168:Sheet1.C173 Sheet1.A166:Sheet1.A166 Sheet1.D168:Sheet1.D173 Sheet1.C138:Sheet1.C142 Sheet1.A136:Sheet1.A136 Sheet1.D138:Sheet1.D142 Sheet1.C146:Sheet1.C149 Sheet1.A144:Sheet1.A144 Sheet1.D146:Sheet1.D149 Sheet1.C121:Sheet1.C122 Sheet1.A119:Sheet1.A119 Sheet1.D121:Sheet1.D122 Sheet1.C126:Sheet1.C127 Sheet1.A124:Sheet1.A124 Sheet1.D126:Sheet1.D127 Sheet1.C113:Sheet1.C117 Sheet1.A111:Sheet1.A111 Sheet1.D113:Sheet1.D117 Sheet1.C75:Sheet1.C78 Sheet1.A73:Sheet1.A73 Sheet1.D75:Sheet1.D78 Sheet1.C67:Sheet1.C70 Sheet1.A65:Sheet1.A65 Sheet1.D67:Sheet1.D70 Sheet1.C131:Sheet1.C134 Sheet1.A129:Sheet1.A129 Sheet1.D131:Sheet1.D134 Sheet1.C83:Sheet1.C87 Sheet1.A81:Sheet1.A81 Sheet1.D83:Sheet1.D87 Sheet1.C91:Sheet1.C94 Sheet1.A89:Sheet1.A89 Sheet1.D91:Sheet1.D94 Sheet1.C98:Sheet1.C101 Sheet1.A96:Sheet1.A96 Sheet1.D98:Sheet1.D101 Sheet1.C105:Sheet1.C110 Sheet1.A103:Sheet1.A103 Sheet1.D105:Sheet1.D110 Sheet1.J3:Sheet1.J8 Sheet1.I1:Sheet1.I1 Sheet1.B6:Sheet1.B11 Sheet1.J13:Sheet1.J18 Sheet1.I11:Sheet1.I11 Sheet1.F6:Sheet1.F11 Sheet1.J23:Sheet1.J28 Sheet1.I21:Sheet1.I21 Sheet1.B15:Sheet1.B20 Sheet1.J33:Sheet1.J37 Sheet1.I31:Sheet1.I31 Sheet1.F15:Sheet1.F18 Sheet1.P3:Sheet1.P4 Sheet1.M3:Sheet1.M3 Sheet1.Q3:Sheet1.Q4 Sheet1.P13:Sheet1.P14 Sheet1.M13:Sheet1.M13 Sheet1.Q13:Sheet1.Q14 Sheet1.P23:Sheet1.P24 Sheet1.M23:Sheet1.M23 Sheet1.Q23:Sheet1.Q24 Sheet1.P33:Sheet1.P34 Sheet1.M33:Sheet1.M33 Sheet1.Q33:Sheet1.Q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7.76pt" svg:height="387.61pt" svg:x="538.84pt" svg:y="655.29pt">
            <loext:p draw:notify-on-update-of-ranges="Sheet1.C56:Sheet1.C62 Sheet1.A54:Sheet1.A54 Sheet1.B56:Sheet1.B62 Sheet1.C168:Sheet1.C173 Sheet1.A166:Sheet1.A166 Sheet1.B168:Sheet1.B173 Sheet1.C121:Sheet1.C122 Sheet1.A119:Sheet1.A119 Sheet1.B121:Sheet1.B122 Sheet1.C126:Sheet1.C127 Sheet1.A124:Sheet1.A124 Sheet1.B126:Sheet1.B127 Sheet1.C178:Sheet1.C181 Sheet1.A176:Sheet1.A176 Sheet1.B178:Sheet1.B181 Sheet1.C185:Sheet1.C188 Sheet1.A183:Sheet1.A183 Sheet1.B185:Sheet1.B188 Sheet1.C192:Sheet1.C195 Sheet1.A190:Sheet1.A190 Sheet1.B192:Sheet1.B195 Sheet1.C199:Sheet1.C202 Sheet1.A197:Sheet1.A197 Sheet1.B199:Sheet1.B202 Sheet1.C138:Sheet1.C142 Sheet1.A136:Sheet1.A136 Sheet1.B138:Sheet1.B142 Sheet1.C146:Sheet1.C149 Sheet1.A144:Sheet1.A144 Sheet1.B146:Sheet1.B149 Sheet1.C113:Sheet1.C117 Sheet1.A111:Sheet1.A111 Sheet1.B113:Sheet1.B117 Sheet1.C75:Sheet1.C78 Sheet1.A73:Sheet1.A73 Sheet1.B75:Sheet1.B78 Sheet1.C67:Sheet1.C70 Sheet1.A65:Sheet1.A65 Sheet1.B67:Sheet1.B70 Sheet1.C131:Sheet1.C134 Sheet1.A129:Sheet1.A129 Sheet1.B131:Sheet1.B134 Sheet1.C83:Sheet1.C87 Sheet1.A81:Sheet1.A81 Sheet1.B83:Sheet1.B87 Sheet1.C91:Sheet1.C94 Sheet1.A89:Sheet1.A89 Sheet1.B91:Sheet1.B94 Sheet1.C98:Sheet1.C101 Sheet1.A96:Sheet1.A96 Sheet1.B98:Sheet1.B101 Sheet1.J3:Sheet1.J8 Sheet1.I1:Sheet1.I1 Sheet1.K3:Sheet1.K7 Sheet1.J13:Sheet1.J18 Sheet1.I11:Sheet1.I11 Sheet1.K13:Sheet1.K17 Sheet1.J23:Sheet1.J28 Sheet1.I21:Sheet1.I21 Sheet1.K23:Sheet1.K27 Sheet1.J33:Sheet1.J37 Sheet1.I31:Sheet1.I31 Sheet1.K33:Sheet1.K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9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Joukowski Laminar Re=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702707559989085" calcext:value-type="float">
            <text:p>7.03E-002</text:p>
          </table:table-cell>
          <table:table-cell table:formula="of:=1/SQRT([.A6])" office:value-type="float" office:value="0.0220970869120796" calcext:value-type="float">
            <text:p>0.0220970869</text:p>
          </table:table-cell>
          <table:table-cell table:formula="of:=[.I3]*2" office:value-type="float" office:value="0.140541511997817" calcext:value-type="float">
            <text:p>0.140541512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" office:value-type="float" office:value="0.0220970869120796" calcext:value-type="float">
            <text:p>0.0220970869</text:p>
          </table:table-cell>
          <table:table-cell table:style-name="ce5" table:formula="of:=[.B6]" office:value-type="float" office:value="0.0186414015969582" calcext:value-type="float">
            <text:p>1.86E-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style-name="ce14" office:value-type="string" calcext:value-type="string">
            <text:p>ref0</text:p>
          </table:table-cell>
          <table:table-cell table:style-name="ce5" office:value-type="float" office:value="0.219448359316711" calcext:value-type="float">
            <text:p>2.19E-001</text:p>
          </table:table-cell>
          <table:table-cell table:formula="of:=1/SQRT([.$Y3]*[.$Z3]*([.W$1]+1)*([.W$1]+1))" office:value-type="float" office:value="0.078494196019853" calcext:value-type="float">
            <text:p>0.078494196</text:p>
          </table:table-cell>
          <table:table-cell table:formula="of:=[.$U3]*[.$T3]*([.W$1]+1)*([.W$1]+1)" office:value-type="float" office:value="512" calcext:value-type="float">
            <text:p>512</text:p>
          </table:table-cell>
          <table:table-cell table:style-name="ce5" table:formula="of:=2*ABS([.W3]-[.$I$36])" office:value-type="float" office:value="0.316996850945681" calcext:value-type="float">
            <text:p>3.17E-0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13" office:value-type="float" office:value="1" calcext:value-type="float">
            <text:p>1</text:p>
          </table:table-cell>
          <table:table-cell table:style-name="ce21"/>
          <table:table-cell/>
          <table:table-cell table:style-name="ce1" office:value-type="string" calcext:value-type="string">
            <text:p>P=</text:p>
          </table:table-cell>
          <table:table-cell table:style-name="ce13" office:value-type="float" office:value="2" calcext:value-type="float">
            <text:p>2</text:p>
          </table:table-cell>
          <table:table-cell table:style-name="ce21"/>
          <table:table-cell table:style-name="ce14" office:value-type="string" calcext:value-type="string">
            <text:p>ref1</text:p>
          </table:table-cell>
          <table:table-cell table:style-name="ce5" office:value-type="float" office:value="0.0636538289949049" calcext:value-type="float">
            <text:p>6.37E-002</text:p>
          </table:table-cell>
          <table:table-cell table:formula="of:=1/SQRT([.A7])" office:value-type="float" office:value="0.0110485434560398" calcext:value-type="float">
            <text:p>0.0110485435</text:p>
          </table:table-cell>
          <table:table-cell table:formula="of:=[.I4]*2" office:value-type="float" office:value="0.12730765798981" calcext:value-type="float">
            <text:p>0.12730765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/2" office:value-type="float" office:value="0.00048828125" calcext:value-type="float">
            <text:p>0.0004882813</text:p>
          </table:table-cell>
          <table:table-cell table:formula="of:=10^(LOG([.Q3])+[.M4]*(LOG([.P4])-LOG([.P3])))" office:value-type="float" office:value="0.00000910224687351475" calcext:value-type="float">
            <text:p>9.10224687351475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U3]" office:value-type="float" office:value="2048" calcext:value-type="float">
            <text:p>2048</text:p>
          </table:table-cell>
          <table:table-cell table:style-name="ce14" office:value-type="string" calcext:value-type="string">
            <text:p>ref1</text:p>
          </table:table-cell>
          <table:table-cell table:style-name="ce5" office:value-type="float" office:value="0.184434300576141" calcext:value-type="float">
            <text:p>1.84E-001</text:p>
          </table:table-cell>
          <table:table-cell table:formula="of:=1/SQRT([.$Y4]*[.$Z4]*([.W$1]+1)*([.W$1]+1))" office:value-type="float" office:value="0.0444645638367773" calcext:value-type="float">
            <text:p>0.0444645638</text:p>
          </table:table-cell>
          <table:table-cell table:formula="of:=[.$U4]*[.$T4]*([.W$1]+1)*([.W$1]+1)" office:value-type="float" office:value="2048" calcext:value-type="float">
            <text:p>2048</text:p>
          </table:table-cell>
          <table:table-cell table:style-name="ce5" table:formula="of:=2*ABS([.W4]-[.$I$36])" office:value-type="float" office:value="0.246968733464541" calcext:value-type="float">
            <text:p>2.47E-001</text:p>
          </table:table-cell>
          <table:table-cell table:formula="of:=(LOG([.Z4])-LOG([.Z3]))/(LOG([.X4])-LOG([.X3]))" office:value-type="float" office:value="0.439232769447136" calcext:value-type="float">
            <text:p>0.43923276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 table:style-name="ce14" office:value-type="string" calcext:value-type="string">
            <text:p>ref2</text:p>
          </table:table-cell>
          <table:table-cell table:style-name="ce5" office:value-type="float" office:value="0.0615396522252085" calcext:value-type="float">
            <text:p>6.15E-002</text:p>
          </table:table-cell>
          <table:table-cell table:formula="of:=1/SQRT([.A8])" office:value-type="float" office:value="0.0055242717280199" calcext:value-type="float">
            <text:p>0.0055242717</text:p>
          </table:table-cell>
          <table:table-cell table:formula="of:=[.I5]*2" office:value-type="float" office:value="0.123079304450417" calcext:value-type="float">
            <text:p>0.123079304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4]" office:value-type="float" office:value="8192" calcext:value-type="float">
            <text:p>8192</text:p>
          </table:table-cell>
          <table:table-cell table:style-name="ce14" office:value-type="string" calcext:value-type="string">
            <text:p>ref2</text:p>
          </table:table-cell>
          <table:table-cell table:style-name="ce5" office:value-type="float" office:value="0.158030303386443" calcext:value-type="float">
            <text:p>1.58E-001</text:p>
          </table:table-cell>
          <table:table-cell table:formula="of:=1/SQRT([.$Y5]*[.$Z5]*([.W$1]+1)*([.W$1]+1))" office:value-type="float" office:value="0.0250740403226671" calcext:value-type="float">
            <text:p>0.0250740403</text:p>
          </table:table-cell>
          <table:table-cell table:formula="of:=[.$U5]*[.$T5]*([.W$1]+1)*([.W$1]+1)" office:value-type="float" office:value="8192" calcext:value-type="float">
            <text:p>8192</text:p>
          </table:table-cell>
          <table:table-cell table:style-name="ce5" table:formula="of:=2*ABS([.W5]-[.$I$36])" office:value-type="float" office:value="0.194160739085145" calcext:value-type="float">
            <text:p>1.94E-001</text:p>
          </table:table-cell>
          <table:table-cell table:formula="of:=(LOG([.Z5])-LOG([.Z4]))/(LOG([.X5])-LOG([.X4]))" office:value-type="float" office:value="0.419955291785105" calcext:value-type="float">
            <text:p>0.4199552918</text:p>
          </table:table-cell>
          <table:table-cell table:number-columns-repeated="2"/>
        </table:table-row>
        <table:table-row table:style-name="ro1">
          <table:table-cell table:style-name="ce3" table:formula="of:=[.$T3]*[.$U3]*([.B$4]+1)*([.B$4]+1)" office:value-type="float" office:value="2048" calcext:value-type="float">
            <text:p>2,048</text:p>
          </table:table-cell>
          <table:table-cell table:style-name="ce15" table:formula="of:=2*ABS([.I3]-[.$I$37])" office:value-type="float" office:value="0.0186414015969582" calcext:value-type="float">
            <text:p>1.86E-2</text:p>
          </table:table-cell>
          <table:table-cell table:style-name="ce23"/>
          <table:table-cell/>
          <table:table-cell table:style-name="ce3" table:formula="of:=[.$T3]*[.$U3]*([.F$4]+1)*([.F$4]+1)" office:value-type="float" office:value="4608" calcext:value-type="float">
            <text:p>4,608</text:p>
          </table:table-cell>
          <table:table-cell table:style-name="ce15" table:formula="of:=2*ABS([.I13]-[.$I$37])" office:value-type="float" office:value="0.0030187366116156" calcext:value-type="float">
            <text:p>3.02E-3</text:p>
          </table:table-cell>
          <table:table-cell table:style-name="ce23"/>
          <table:table-cell table:style-name="ce14" office:value-type="string" calcext:value-type="string">
            <text:p>ref3</text:p>
          </table:table-cell>
          <table:table-cell table:style-name="ce5" office:value-type="float" office:value="0.0610767298845865" calcext:value-type="float">
            <text:p>6.11E-002</text:p>
          </table:table-cell>
          <table:table-cell table:formula="of:=1/SQRT([.A9])" office:value-type="float" office:value="0.00276213586400995" calcext:value-type="float">
            <text:p>0.0027621359</text:p>
          </table:table-cell>
          <table:table-cell table:formula="of:=[.I6]*2" office:value-type="float" office:value="0.122153459769173" calcext:value-type="float">
            <text:p>0.122153459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5]" office:value-type="float" office:value="32768" calcext:value-type="float">
            <text:p>32768</text:p>
          </table:table-cell>
          <table:table-cell table:style-name="ce14" office:value-type="string" calcext:value-type="string">
            <text:p>ref3</text:p>
          </table:table-cell>
          <table:table-cell table:style-name="ce5" office:value-type="float" office:value="0.13970991211755" calcext:value-type="float">
            <text:p>1.40E-001</text:p>
          </table:table-cell>
          <table:table-cell table:formula="of:=1/SQRT([.$Y6]*[.$Z6]*([.W$1]+1)*([.W$1]+1))" office:value-type="float" office:value="0.0139189745531726" calcext:value-type="float">
            <text:p>0.0139189746</text:p>
          </table:table-cell>
          <table:table-cell table:formula="of:=[.$U6]*[.$T6]*([.W$1]+1)*([.W$1]+1)" office:value-type="float" office:value="32768" calcext:value-type="float">
            <text:p>32768</text:p>
          </table:table-cell>
          <table:table-cell table:style-name="ce5" table:formula="of:=2*ABS([.W6]-[.$I$36])" office:value-type="float" office:value="0.157519956547359" calcext:value-type="float">
            <text:p>1.58E-001</text:p>
          </table:table-cell>
          <table:table-cell table:formula="of:=(LOG([.Z6])-LOG([.Z5]))/(LOG([.X6])-LOG([.X5]))" office:value-type="float" office:value="0.355319892925884" calcext:value-type="float">
            <text:p>0.3553198929</text:p>
          </table:table-cell>
          <table:table-cell table:number-columns-repeated="2"/>
        </table:table-row>
        <table:table-row table:style-name="ro1">
          <table:table-cell table:style-name="ce3" table:formula="of:=[.$T4]*[.$U4]*([.B$4]+1)*([.B$4]+1)" office:value-type="float" office:value="8192" calcext:value-type="float">
            <text:p>8,192</text:p>
          </table:table-cell>
          <table:table-cell table:style-name="ce15" table:formula="of:=2*ABS([.I4]-[.$I$37])" office:value-type="float" office:value="0.00540754758895101" calcext:value-type="float">
            <text:p>5.41E-3</text:p>
          </table:table-cell>
          <table:table-cell table:style-name="ce24" table:formula="of:=(LOG([.B7])-LOG([.B6]))/(LOG([.J4])-LOG([.J3]))" office:value-type="float" office:value="1.78546397469094" calcext:value-type="float">
            <text:p>1.8</text:p>
          </table:table-cell>
          <table:table-cell/>
          <table:table-cell table:style-name="ce3" table:formula="of:=[.$T4]*[.$U4]*([.F$4]+1)*([.F$4]+1)" office:value-type="float" office:value="18432" calcext:value-type="float">
            <text:p>18,432</text:p>
          </table:table-cell>
          <table:table-cell table:style-name="ce15" table:formula="of:=2*ABS([.I14]-[.$I$37])" office:value-type="float" office:value="0.000247178795815803" calcext:value-type="float">
            <text:p>2.47E-4</text:p>
          </table:table-cell>
          <table:table-cell table:style-name="ce24" table:formula="of:=(LOG([.F7])-LOG([.F6]))/(LOG([.J14])-LOG([.J13]))" office:value-type="float" office:value="3.61031799311888" calcext:value-type="float">
            <text:p>3.6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0609788319890975" calcext:value-type="float">
            <text:p>6.10E-002</text:p>
          </table:table-cell>
          <table:table-cell table:formula="of:=1/SQRT([.A10])" office:value-type="float" office:value="0.00138106793200498" calcext:value-type="float">
            <text:p>0.0013810679</text:p>
          </table:table-cell>
          <table:table-cell table:formula="of:=[.I7]*2" office:value-type="float" office:value="0.121957663978195" calcext:value-type="float">
            <text:p>0.12195766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6]" office:value-type="float" office:value="131072" calcext:value-type="float">
            <text:p>131072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128195016014073" calcext:value-type="float">
            <text:p>1.28E-001</text:p>
          </table:table-cell>
          <table:table-cell table:formula="of:=1/SQRT([.$Y7]*[.$Z7]*([.W$1]+1)*([.W$1]+1))" office:value-type="float" office:value="0.00753181726478785" calcext:value-type="float">
            <text:p>0.0075318173</text:p>
          </table:table-cell>
          <table:table-cell table:formula="of:=[.$U7]*[.$T7]*([.W$1]+1)*([.W$1]+1)" office:value-type="float" office:value="131072" calcext:value-type="float">
            <text:p>131072</text:p>
          </table:table-cell>
          <table:table-cell table:style-name="ce5" table:formula="of:=2*ABS([.W7]-[.$I$36])" office:value-type="float" office:value="0.134490164340405" calcext:value-type="float">
            <text:p>1.34E-001</text:p>
          </table:table-cell>
          <table:table-cell table:formula="of:=(LOG([.Z7])-LOG([.Z6]))/(LOG([.X7])-LOG([.X6]))" office:value-type="float" office:value="0.257379592892149" calcext:value-type="float">
            <text:p>0.2573795929</text:p>
          </table:table-cell>
          <table:table-cell table:number-columns-repeated="2"/>
        </table:table-row>
        <table:table-row table:style-name="ro1">
          <table:table-cell table:style-name="ce3" table:formula="of:=[.$T5]*[.$U5]*([.B$4]+1)*([.B$4]+1)" office:value-type="float" office:value="32768" calcext:value-type="float">
            <text:p>32,768</text:p>
          </table:table-cell>
          <table:table-cell table:style-name="ce15" table:formula="of:=2*ABS([.I5]-[.$I$37])" office:value-type="float" office:value="0.0011791940495582" calcext:value-type="float">
            <text:p>1.18E-3</text:p>
          </table:table-cell>
          <table:table-cell table:style-name="ce24" table:formula="of:=(LOG([.B8])-LOG([.B7]))/(LOG([.J5])-LOG([.J4]))" office:value-type="float" office:value="2.19717330718996" calcext:value-type="float">
            <text:p>2.2</text:p>
          </table:table-cell>
          <table:table-cell/>
          <table:table-cell table:style-name="ce3" table:formula="of:=[.$T5]*[.$U5]*([.F$4]+1)*([.F$4]+1)" office:value-type="float" office:value="73728" calcext:value-type="float">
            <text:p>73,728</text:p>
          </table:table-cell>
          <table:table-cell table:style-name="ce15" table:formula="of:=2*ABS([.I15]-[.$I$37])" office:value-type="float" office:value="0.0000125351608716018" calcext:value-type="float">
            <text:p>1.25E-5</text:p>
          </table:table-cell>
          <table:table-cell table:style-name="ce24" table:formula="of:=(LOG([.F8])-LOG([.F7]))/(LOG([.J15])-LOG([.J14]))" office:value-type="float" office:value="4.30150257082521" calcext:value-type="float">
            <text:p>4.3</text:p>
          </table:table-cell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8" office:value-type="float" office:value="262144" calcext:value-type="float">
            <text:p>262144</text:p>
          </table:table-cell>
          <table:table-cell table:style-name="ce14" office:value-type="string" calcext:value-type="string">
            <text:p>ref5</text:p>
          </table:table-cell>
          <table:table-cell table:style-name="ce5" office:value-type="float" office:value="0.121489243846608" calcext:value-type="float">
            <text:p>1.21E-001</text:p>
          </table:table-cell>
          <table:table-cell table:formula="of:=1/SQRT([.$Y8]*[.$Z8]*([.W$1]+1)*([.W$1]+1))" office:value-type="float" office:value="0.00561301635697007" calcext:value-type="float">
            <text:p>0.0056130164</text:p>
          </table:table-cell>
          <table:table-cell table:formula="of:=[.$U8]*[.$T8]*([.W$1]+1)*([.W$1]+1)" office:value-type="float" office:value="262144" calcext:value-type="float">
            <text:p>262144</text:p>
          </table:table-cell>
          <table:table-cell table:style-name="ce5" table:formula="of:=2*ABS([.W8]-[.$I$36])" office:value-type="float" office:value="0.121078620005475" calcext:value-type="float">
            <text:p>1.21E-001</text:p>
          </table:table-cell>
          <table:table-cell table:formula="of:=(LOG([.Z8])-LOG([.Z7]))/(LOG([.X8])-LOG([.X7]))" office:value-type="float" office:value="0.357257817165474" calcext:value-type="float">
            <text:p>0.3572578172</text:p>
          </table:table-cell>
          <table:table-cell table:number-columns-repeated="2"/>
        </table:table-row>
        <table:table-row table:style-name="ro1">
          <table:table-cell table:style-name="ce3" table:formula="of:=[.$T6]*[.$U6]*([.B$4]+1)*([.B$4]+1)" office:value-type="float" office:value="131072" calcext:value-type="float">
            <text:p>131,072</text:p>
          </table:table-cell>
          <table:table-cell table:style-name="ce15" table:formula="of:=2*ABS([.I6]-[.$I$37])" office:value-type="float" office:value="0.000253349368314199" calcext:value-type="float">
            <text:p>2.53E-4</text:p>
          </table:table-cell>
          <table:table-cell table:style-name="ce24" table:formula="of:=(LOG([.B9])-LOG([.B8]))/(LOG([.J6])-LOG([.J5]))" office:value-type="float" office:value="2.21860101259499" calcext:value-type="float">
            <text:p>2.2</text:p>
          </table:table-cell>
          <table:table-cell/>
          <table:table-cell table:style-name="ce3" table:formula="of:=[.$T6]*[.$U6]*([.F$4]+1)*([.F$4]+1)" office:value-type="float" office:value="294912" calcext:value-type="float">
            <text:p>294,912</text:p>
          </table:table-cell>
          <table:table-cell table:style-name="ce15" table:formula="of:=2*ABS([.I16]-[.$I$37])" office:value-type="float" office:value="0.000000358946165207596" calcext:value-type="float">
            <text:p>3.59E-7</text:p>
          </table:table-cell>
          <table:table-cell table:style-name="ce24" table:formula="of:=(LOG([.F9])-LOG([.F8]))/(LOG([.J16])-LOG([.J15]))" office:value-type="float" office:value="5.12606921639462" calcext:value-type="float">
            <text:p>5.1</text:p>
          </table:table-cell>
          <table:table-cell table:style-name="ce14"/>
          <table:table-cell table:number-columns-repeated="4"/>
          <table:table-cell table:style-name="ce38" table:number-columns-repeated="3"/>
          <table:table-cell/>
          <table:table-cell table:style-name="ce5"/>
          <table:table-cell table:number-columns-repeated="12"/>
        </table:table-row>
        <table:table-row table:style-name="ro1">
          <table:table-cell table:style-name="ce3" table:formula="of:=[.$T7]*[.$U7]*([.B$4]+1)*([.B$4]+1)" office:value-type="float" office:value="524288" calcext:value-type="float">
            <text:p>524,288</text:p>
          </table:table-cell>
          <table:table-cell table:style-name="ce15" table:formula="of:=2*ABS([.I7]-[.$I$37])" office:value-type="float" office:value="0.0000575535773361946" calcext:value-type="float">
            <text:p>5.76E-5</text:p>
          </table:table-cell>
          <table:table-cell table:style-name="ce24" table:formula="of:=(LOG([.B10])-LOG([.B9]))/(LOG([.J7])-LOG([.J6]))" office:value-type="float" office:value="2.1381507224239" calcext:value-type="float">
            <text:p>2.1</text:p>
          </table:table-cell>
          <table:table-cell/>
          <table:table-cell table:style-name="ce3" table:formula="of:=[.$T7]*[.$U7]*([.F$4]+1)*([.F$4]+1)" office:value-type="float" office:value="1179648" calcext:value-type="float">
            <text:p>1,179,648</text:p>
          </table:table-cell>
          <table:table-cell table:style-name="ce15" table:formula="of:=2*ABS([.I17]-[.$I$37])" office:value-type="float" office:value="0.000000291406205998879" calcext:value-type="float">
            <text:p>2.91E-7</text:p>
          </table:table-cell>
          <table:table-cell table:style-name="ce24" table:formula="of:=(LOG([.F10])-LOG([.F9]))/(LOG([.J17])-LOG([.J16]))" office:value-type="float" office:value="0.300735882269086" calcext:value-type="float">
            <text:p>0.3</text:p>
          </table:table-cell>
          <table:table-cell table:style-name="ce14"/>
          <table:table-cell table:number-columns-repeated="21"/>
        </table:table-row>
        <table:table-row table:style-name="ro1">
          <table:table-cell table:style-name="ce4" table:formula="of:=[.$T8]*[.$U8]*([.B$4]+1)*([.B$4]+1)" office:value-type="float" office:value="1048576" calcext:value-type="float">
            <text:p>1,048,576</text:p>
          </table:table-cell>
          <table:table-cell table:style-name="ce16"/>
          <table:table-cell table:style-name="ce25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T8]*[.$U8]*([.F$4]+1)*([.F$4]+1)" office:value-type="float" office:value="2359296" calcext:value-type="float">
            <text:p>2,359,296</text:p>
          </table:table-cell>
          <table:table-cell table:style-name="ce16"/>
          <table:table-cell table:style-name="ce25" table:formula="of:=(LOG([.F11])-LOG([.F10]))/(LOG([.J18])-LOG([.J17]))" office:value-type="string" office:string-value="" calcext:value-type="error">
            <text:p>Err:502</text:p>
          </table:table-cell>
          <table:table-cell table:style-name="ce14"/>
          <table:table-cell office:value-type="string" calcext:value-type="string">
            <text:p>DG P2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P=1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13" office:value-type="float" office:value="3" calcext:value-type="float">
            <text:p>3</text:p>
          </table:table-cell>
          <table:table-cell table:style-name="ce21"/>
          <table:table-cell/>
          <table:table-cell table:style-name="ce1" office:value-type="string" calcext:value-type="string">
            <text:p>P=</text:p>
          </table:table-cell>
          <table:table-cell table:style-name="ce13" office:value-type="float" office:value="4" calcext:value-type="float">
            <text:p>4</text:p>
          </table:table-cell>
          <table:table-cell table:style-name="ce21"/>
          <table:table-cell table:style-name="ce14" office:value-type="string" calcext:value-type="string">
            <text:p>ref0</text:p>
          </table:table-cell>
          <table:table-cell table:style-name="ce5" office:value-type="float" office:value="0.0624594235062372" calcext:value-type="float">
            <text:p>6.25E-002</text:p>
          </table:table-cell>
          <table:table-cell table:formula="of:=1/SQRT([.E6])" office:value-type="float" office:value="0.0147313912747197" calcext:value-type="float">
            <text:p>0.0147313913</text:p>
          </table:table-cell>
          <table:table-cell table:formula="of:=[.I13]*2" office:value-type="float" office:value="0.124918847012474" calcext:value-type="float">
            <text:p>0.124918847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]*[.P11]" office:value-type="float" office:value="0.0132582521472478" calcext:value-type="float">
            <text:p>0.0132582521</text:p>
          </table:table-cell>
          <table:table-cell table:style-name="ce5" table:formula="of:=[.F6]" office:value-type="float" office:value="0.0030187366116156" calcext:value-type="float">
            <text:p>3.02E-0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]" office:value-type="float" office:value="2048" calcext:value-type="float">
            <text:p>2048</text:p>
          </table:table-cell>
          <table:table-cell table:formula="of:=[.K3]" office:value-type="float" office:value="0.140541511997817" calcext:value-type="float">
            <text:p>0.140541512</text:p>
          </table:table-cell>
          <table:table-cell table:style-name="ce40" table:formula="of:=1/SQRT([.U13])" office:value-type="float" office:value="0.0220970869120796" calcext:value-type="float">
            <text:p>2.20970869120796E-002</text:p>
          </table:table-cell>
          <table:table-cell table:style-name="ce6" table:formula="of:=[.B6]" office:value-type="float" office:value="0.0186414015969582" calcext:value-type="float">
            <text:p>1.86414016E-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 table:style-name="ce14" office:value-type="string" calcext:value-type="string">
            <text:p>ref1</text:p>
          </table:table-cell>
          <table:table-cell table:style-name="ce5" office:value-type="float" office:value="0.0610736445983373" calcext:value-type="float">
            <text:p>6.11E-002</text:p>
          </table:table-cell>
          <table:table-cell table:formula="of:=1/SQRT([.E7])" office:value-type="float" office:value="0.00736569563735987" calcext:value-type="float">
            <text:p>0.0073656956</text:p>
          </table:table-cell>
          <table:table-cell table:formula="of:=[.I14]*2" office:value-type="float" office:value="0.122147289196675" calcext:value-type="float">
            <text:p>0.122147289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*[.P11]" office:value-type="float" office:value="0.0005859375" calcext:value-type="float">
            <text:p>0.0005859375</text:p>
          </table:table-cell>
          <table:table-cell table:formula="of:=10^(LOG([.Q13])+[.M14]*(LOG([.P14])-LOG([.P13])))" office:value-type="float" office:value="0.0000000115155662979722" calcext:value-type="float">
            <text:p>1.15155662979722E-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]" office:value-type="float" office:value="8192" calcext:value-type="float">
            <text:p>8192</text:p>
          </table:table-cell>
          <table:table-cell table:formula="of:=[.K4]" office:value-type="float" office:value="0.12730765798981" calcext:value-type="float">
            <text:p>0.127307658</text:p>
          </table:table-cell>
          <table:table-cell table:style-name="ce40" table:formula="of:=1/SQRT([.U14])" office:value-type="float" office:value="0.0110485434560398" calcext:value-type="float">
            <text:p>1.10485434560398E-002</text:p>
          </table:table-cell>
          <table:table-cell table:style-name="ce6" table:formula="of:=[.B7]" office:value-type="float" office:value="0.00540754758895101" calcext:value-type="float">
            <text:p>5.40754759E-03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4])-LOG([.X13]))/(LOG([.W14])-LOG([.W13]))" office:value-type="float" office:value="1.78546397469094" calcext:value-type="float">
            <text:p>1.8</text:p>
          </table:table-cell>
          <table:table-cell table:number-columns-repeated="3"/>
        </table:table-row>
        <table:table-row table:style-name="ro1">
          <table:table-cell table:style-name="ce3" table:formula="of:=[.$T3]*[.$U3]*([.B$13]+1)*([.B$13]+1)" office:value-type="float" office:value="8192" calcext:value-type="float">
            <text:p>8,192</text:p>
          </table:table-cell>
          <table:table-cell table:style-name="ce15" table:formula="of:=2*ABS([.I23]-[.$I$37])" office:value-type="float" office:value="0.000492672592841595" calcext:value-type="float">
            <text:p>4.93E-4</text:p>
          </table:table-cell>
          <table:table-cell table:style-name="ce24"/>
          <table:table-cell/>
          <table:table-cell table:style-name="ce3" table:formula="of:=[.$T3]*[.$U3]*([.$F$13]+1)*([.$F$13]+1)" office:value-type="float" office:value="12800" calcext:value-type="float">
            <text:p>12,800</text:p>
          </table:table-cell>
          <table:table-cell table:style-name="ce15" table:formula="of:=2*ABS([.I33]-[.$I$37])" office:value-type="float" office:value="0.0000646584223848029" calcext:value-type="float">
            <text:p>6.47E-5</text:p>
          </table:table-cell>
          <table:table-cell table:style-name="ce24"/>
          <table:table-cell table:style-name="ce14" office:value-type="string" calcext:value-type="string">
            <text:p>ref2</text:p>
          </table:table-cell>
          <table:table-cell table:style-name="ce5" office:value-type="float" office:value="0.0609563227808652" calcext:value-type="float">
            <text:p>6.10E-002</text:p>
          </table:table-cell>
          <table:table-cell table:formula="of:=1/SQRT([.E8])" office:value-type="float" office:value="0.00368284781867994" calcext:value-type="float">
            <text:p>0.0036828478</text:p>
          </table:table-cell>
          <table:table-cell table:formula="of:=[.I15]*2" office:value-type="float" office:value="0.12191264556173" calcext:value-type="float">
            <text:p>0.1219126456</text:p>
          </table:table-cell>
          <table:table-cell table:number-columns-repeated="9"/>
          <table:table-cell table:formula="of:=[.A8]" office:value-type="float" office:value="32768" calcext:value-type="float">
            <text:p>32768</text:p>
          </table:table-cell>
          <table:table-cell table:formula="of:=[.K5]" office:value-type="float" office:value="0.123079304450417" calcext:value-type="float">
            <text:p>0.1230793045</text:p>
          </table:table-cell>
          <table:table-cell table:style-name="ce40" table:formula="of:=1/SQRT([.U15])" office:value-type="float" office:value="0.0055242717280199" calcext:value-type="float">
            <text:p>5.52427172801990E-003</text:p>
          </table:table-cell>
          <table:table-cell table:style-name="ce6" table:formula="of:=[.B8]" office:value-type="float" office:value="0.0011791940495582" calcext:value-type="float">
            <text:p>1.17919405E-03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5])-LOG([.X14]))/(LOG([.W15])-LOG([.W14]))" office:value-type="float" office:value="2.19717330718996" calcext:value-type="float">
            <text:p>2.2</text:p>
          </table:table-cell>
          <table:table-cell table:number-columns-repeated="3"/>
        </table:table-row>
        <table:table-row table:style-name="ro1">
          <table:table-cell table:style-name="ce3" table:formula="of:=[.$T4]*[.$U4]*([.B$13]+1)*([.B$13]+1)" office:value-type="float" office:value="32768" calcext:value-type="float">
            <text:p>32,768</text:p>
          </table:table-cell>
          <table:table-cell table:style-name="ce15" table:formula="of:=2*ABS([.I24]-[.$I$37])" office:value-type="float" office:value="0.0000083892148900061" calcext:value-type="float">
            <text:p>8.39E-6</text:p>
          </table:table-cell>
          <table:table-cell table:style-name="ce24" table:formula="of:=(LOG([.B16])-LOG([.B15]))/(LOG([.J24])-LOG([.J23]))" office:value-type="float" office:value="5.87594960571766" calcext:value-type="float">
            <text:p>5.9</text:p>
          </table:table-cell>
          <table:table-cell/>
          <table:table-cell table:style-name="ce3" table:formula="of:=[.$T4]*[.$U4]*([.$F$13]+1)*([.$F$13]+1)" office:value-type="float" office:value="51200" calcext:value-type="float">
            <text:p>51,200</text:p>
          </table:table-cell>
          <table:table-cell table:style-name="ce15" table:formula="of:=2*ABS([.I34]-[.$I$37])" office:value-type="float" office:value="0.00000012728509439508" calcext:value-type="float">
            <text:p>1.27E-7</text:p>
          </table:table-cell>
          <table:table-cell table:style-name="ce24" table:formula="of:=(LOG([.F16])-LOG([.F15]))/(LOG([.J34])-LOG([.J33]))" office:value-type="float" office:value="8.98863101338838" calcext:value-type="float">
            <text:p>9.0</text:p>
          </table:table-cell>
          <table:table-cell table:style-name="ce14" office:value-type="string" calcext:value-type="string">
            <text:p>ref3</text:p>
          </table:table-cell>
          <table:table-cell table:style-name="ce5" office:value-type="float" office:value="0.060950234673512" calcext:value-type="float">
            <text:p>6.10E-002</text:p>
          </table:table-cell>
          <table:table-cell table:formula="of:=1/SQRT([.E9])" office:value-type="float" office:value="0.00184142390933997" calcext:value-type="float">
            <text:p>0.0018414239</text:p>
          </table:table-cell>
          <table:table-cell table:formula="of:=[.I16]*2" office:value-type="float" office:value="0.121900469347024" calcext:value-type="float">
            <text:p>0.1219004693</text:p>
          </table:table-cell>
          <table:table-cell table:number-columns-repeated="9"/>
          <table:table-cell table:formula="of:=[.A9]" office:value-type="float" office:value="131072" calcext:value-type="float">
            <text:p>131072</text:p>
          </table:table-cell>
          <table:table-cell table:formula="of:=[.K6]" office:value-type="float" office:value="0.122153459769173" calcext:value-type="float">
            <text:p>0.1221534598</text:p>
          </table:table-cell>
          <table:table-cell table:style-name="ce40" table:formula="of:=1/SQRT([.U16])" office:value-type="float" office:value="0.00276213586400995" calcext:value-type="float">
            <text:p>2.76213586400995E-003</text:p>
          </table:table-cell>
          <table:table-cell table:style-name="ce6" table:formula="of:=[.B9]" office:value-type="float" office:value="0.000253349368314199" calcext:value-type="float">
            <text:p>2.53349368E-04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6])-LOG([.X15]))/(LOG([.W16])-LOG([.W15]))" office:value-type="float" office:value="2.21860101259499" calcext:value-type="float">
            <text:p>2.2</text:p>
          </table:table-cell>
          <table:table-cell table:number-columns-repeated="3"/>
        </table:table-row>
        <table:table-row table:style-name="ro1">
          <table:table-cell table:style-name="ce3" table:formula="of:=[.$T5]*[.$U5]*([.B$13]+1)*([.B$13]+1)" office:value-type="float" office:value="131072" calcext:value-type="float">
            <text:p>131,072</text:p>
          </table:table-cell>
          <table:table-cell table:style-name="ce15" table:formula="of:=2*ABS([.I25]-[.$I$37])" office:value-type="float" office:value="0.000000262422796604156" calcext:value-type="float">
            <text:p>2.62E-7</text:p>
          </table:table-cell>
          <table:table-cell table:style-name="ce24" table:formula="of:=(LOG([.B17])-LOG([.B16]))/(LOG([.J25])-LOG([.J24]))" office:value-type="float" office:value="4.99857084437462" calcext:value-type="float">
            <text:p>5.0</text:p>
          </table:table-cell>
          <table:table-cell/>
          <table:table-cell table:style-name="ce3" table:formula="of:=[.$T5]*[.$U5]*([.$F$13]+1)*([.$F$13]+1)" office:value-type="float" office:value="204800" calcext:value-type="float">
            <text:p>204,800</text:p>
          </table:table-cell>
          <table:table-cell table:style-name="ce15" table:formula="of:=2*ABS([.I35]-[.$I$37])" office:value-type="float" office:value="0.000000375970906393852" calcext:value-type="float">
            <text:p>3.76E-7</text:p>
          </table:table-cell>
          <table:table-cell table:style-name="ce24" table:formula="of:=(LOG([.F17])-LOG([.F16]))/(LOG([.J35])-LOG([.J34]))" office:value-type="float" office:value="-1.56255754308604" calcext:value-type="float">
            <text:p>-1.6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0609499094973264" calcext:value-type="float">
            <text:p>6.09E-002</text:p>
          </table:table-cell>
          <table:table-cell table:formula="of:=1/SQRT([.E10])" office:value-type="float" office:value="0.000920711954669984" calcext:value-type="float">
            <text:p>0.000920712</text:p>
          </table:table-cell>
          <table:table-cell table:formula="of:=[.I17]*2" office:value-type="float" office:value="0.121899818994653" calcext:value-type="float">
            <text:p>0.121899819</text:p>
          </table:table-cell>
          <table:table-cell table:number-columns-repeated="9"/>
          <table:table-cell table:formula="of:=[.A10]" office:value-type="float" office:value="524288" calcext:value-type="float">
            <text:p>524288</text:p>
          </table:table-cell>
          <table:table-cell table:formula="of:=[.K7]" office:value-type="float" office:value="0.121957663978195" calcext:value-type="float">
            <text:p>0.121957664</text:p>
          </table:table-cell>
          <table:table-cell table:style-name="ce40" table:formula="of:=1/SQRT([.U17])" office:value-type="float" office:value="0.00138106793200498" calcext:value-type="float">
            <text:p>1.38106793200498E-003</text:p>
          </table:table-cell>
          <table:table-cell table:style-name="ce6" table:formula="of:=[.B10]" office:value-type="float" office:value="0.0000575535773361946" calcext:value-type="float">
            <text:p>5.75535773E-05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7])-LOG([.X16]))/(LOG([.W17])-LOG([.W16]))" office:value-type="float" office:value="2.1381507224239" calcext:value-type="float">
            <text:p>2.1</text:p>
          </table:table-cell>
          <table:table-cell table:number-columns-repeated="3"/>
        </table:table-row>
        <table:table-row table:style-name="ro1">
          <table:table-cell table:style-name="ce3" table:formula="of:=[.$T6]*[.$U6]*([.B$13]+1)*([.B$13]+1)" office:value-type="float" office:value="524288" calcext:value-type="float">
            <text:p>524,288</text:p>
          </table:table-cell>
          <table:table-cell table:style-name="ce15" table:formula="of:=2*ABS([.I26]-[.$I$37])" office:value-type="float" office:value="0.000000350951905994656" calcext:value-type="float">
            <text:p>3.51E-7</text:p>
          </table:table-cell>
          <table:table-cell table:style-name="ce24" table:formula="of:=(LOG([.B18])-LOG([.B17]))/(LOG([.J26])-LOG([.J25]))" office:value-type="float" office:value="-0.419380287006224" calcext:value-type="float">
            <text:p>-0.4</text:p>
          </table:table-cell>
          <table:table-cell/>
          <table:table-cell table:style-name="ce3" table:formula="of:=[.$T6]*[.$U6]*([.$F$13]+1)*([.$F$13]+1)" office:value-type="float" office:value="819200" calcext:value-type="float">
            <text:p>819,200</text:p>
          </table:table-cell>
          <table:table-cell table:style-name="ce15" table:formula="of:=2*ABS([.I36]-[.$I$37])" office:value-type="float" office:value="0.000000242713117798443" calcext:value-type="float">
            <text:p>2.43E-7</text:p>
          </table:table-cell>
          <table:table-cell table:style-name="ce24"/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0"/>
          <table:table-cell table:formula="of:=[.A11]" office:value-type="float" office:value="1048576" calcext:value-type="float">
            <text:p>1048576</text:p>
          </table:table-cell>
          <table:table-cell/>
          <table:table-cell table:style-name="ce40"/>
          <table:table-cell table:style-name="ce6"/>
          <table:table-cell table:number-columns-repeated="5"/>
        </table:table-row>
        <table:table-row table:style-name="ro1">
          <table:table-cell table:style-name="ce3" table:formula="of:=[.$T7]*[.$U7]*([.B$13]+1)*([.B$13]+1)" office:value-type="float" office:value="2097152" calcext:value-type="float">
            <text:p>2,097,152</text:p>
          </table:table-cell>
          <table:table-cell table:style-name="ce15" table:formula="of:=2*ABS([.I27]-[.$I$37])" office:value-type="float" office:value="0.000000180050297601819" calcext:value-type="float">
            <text:p>1.80E-7</text:p>
          </table:table-cell>
          <table:table-cell table:style-name="ce24" table:formula="of:=(LOG([.B19])-LOG([.B18]))/(LOG([.J27])-LOG([.J26]))" office:value-type="float" office:value="0.962873354837207" calcext:value-type="float">
            <text:p>1.0</text:p>
          </table:table-cell>
          <table:table-cell/>
          <table:table-cell table:style-name="ce3" table:formula="of:=[.$T7]*[.$U7]*([.$F$13]+1)*([.$F$13]+1)" office:value-type="float" office:value="3276800" calcext:value-type="float">
            <text:p>3,276,800</text:p>
          </table:table-cell>
          <table:table-cell table:style-name="ce15" table:formula="of:=2*ABS([.I37]-[.$I$37])" office:value-type="float" office:value="0" calcext:value-type="float">
            <text:p>0.00E+0</text:p>
          </table:table-cell>
          <table:table-cell table:style-name="ce24"/>
          <table:table-cell table:style-name="ce14"/>
          <table:table-cell table:number-columns-repeated="12"/>
          <table:table-cell table:style-name="ce8"/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style-name="ce4" table:formula="of:=[.$T8]*[.$U8]*([.B$13]+1)*([.B$13]+1)" office:value-type="float" office:value="4194304" calcext:value-type="float">
            <text:p>4,194,304</text:p>
          </table:table-cell>
          <table:table-cell table:style-name="ce16"/>
          <table:table-cell table:style-name="ce25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T8]*[.$U8]*([.$F$13]+1)*([.$F$13]+1)" office:value-type="float" office:value="6553600" calcext:value-type="float">
            <text:p>6,553,600</text:p>
          </table:table-cell>
          <table:table-cell table:style-name="ce16"/>
          <table:table-cell table:style-name="ce25"/>
          <table:table-cell table:style-name="ce31"/>
          <table:table-cell table:number-columns-repeated="12"/>
          <table:table-cell office:value-type="string" calcext:value-type="string">
            <text:p>P=2</text:p>
          </table:table-cell>
          <table:table-cell table:number-columns-repeated="2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DG P3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formula="of:=[.E6]" office:value-type="float" office:value="4608" calcext:value-type="float">
            <text:p>4608</text:p>
          </table:table-cell>
          <table:table-cell table:formula="of:=[.K13]" office:value-type="float" office:value="0.124918847012474" calcext:value-type="float">
            <text:p>0.124918847</text:p>
          </table:table-cell>
          <table:table-cell table:style-name="ce40" table:formula="of:=1/SQRT([.U22])" office:value-type="float" office:value="0.0147313912747197" calcext:value-type="float">
            <text:p>1.47313912747197E-002</text:p>
          </table:table-cell>
          <table:table-cell table:style-name="ce6" table:formula="of:=[.F6]" office:value-type="float" office:value="0.0030187366116156" calcext:value-type="float">
            <text:p>3.01873661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611963914968502" calcext:value-type="float">
            <text:p>6.12E-002</text:p>
          </table:table-cell>
          <table:table-cell table:formula="of:=1/SQRT([.A15])" office:value-type="float" office:value="0.0110485434560398" calcext:value-type="float">
            <text:p>0.0110485435</text:p>
          </table:table-cell>
          <table:table-cell table:formula="of:=[.I23]*2" office:value-type="float" office:value="0.1223927829937" calcext:value-type="float">
            <text:p>0.122392783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]*[.P21]" office:value-type="float" office:value="0.00994368911043582" calcext:value-type="float">
            <text:p>0.0099436891</text:p>
          </table:table-cell>
          <table:table-cell table:style-name="ce5" table:formula="of:=[.B15]" office:value-type="float" office:value="0.000492672592841595" calcext:value-type="float">
            <text:p>4.93E-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7]" office:value-type="float" office:value="18432" calcext:value-type="float">
            <text:p>18432</text:p>
          </table:table-cell>
          <table:table-cell table:formula="of:=[.K14]" office:value-type="float" office:value="0.122147289196675" calcext:value-type="float">
            <text:p>0.1221472892</text:p>
          </table:table-cell>
          <table:table-cell table:style-name="ce40" table:formula="of:=1/SQRT([.U23])" office:value-type="float" office:value="0.00736569563735987" calcext:value-type="float">
            <text:p>7.36569563735987E-003</text:p>
          </table:table-cell>
          <table:table-cell table:style-name="ce6" table:formula="of:=[.F7]" office:value-type="float" office:value="0.000247178795815803" calcext:value-type="float">
            <text:p>2.47178796E-04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3])-LOG([.X22]))/(LOG([.W23])-LOG([.W22]))" office:value-type="float" office:value="3.61031799311888" calcext:value-type="float">
            <text:p>3.6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1</text:p>
          </table:table-cell>
          <table:table-cell table:style-name="ce5" office:value-type="float" office:value="0.0609542498078744" calcext:value-type="float">
            <text:p>6.10E-002</text:p>
          </table:table-cell>
          <table:table-cell table:formula="of:=1/SQRT([.A16])" office:value-type="float" office:value="0.0055242717280199" calcext:value-type="float">
            <text:p>0.0055242717</text:p>
          </table:table-cell>
          <table:table-cell table:formula="of:=[.I24]*2" office:value-type="float" office:value="0.121908499615749" calcext:value-type="float">
            <text:p>0.12190849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]*[.P21]" office:value-type="float" office:value="0.00124296113880448" calcext:value-type="float">
            <text:p>0.0012429611</text:p>
          </table:table-cell>
          <table:table-cell table:formula="of:=10^(LOG([.Q23])+[.M24]*(LOG([.P24])-LOG([.P23])))" office:value-type="float" office:value="0.0000000150351743420898" calcext:value-type="float">
            <text:p>0.0000000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8]" office:value-type="float" office:value="73728" calcext:value-type="float">
            <text:p>73728</text:p>
          </table:table-cell>
          <table:table-cell table:formula="of:=[.K15]" office:value-type="float" office:value="0.12191264556173" calcext:value-type="float">
            <text:p>0.1219126456</text:p>
          </table:table-cell>
          <table:table-cell table:style-name="ce40" table:formula="of:=1/SQRT([.U24])" office:value-type="float" office:value="0.00368284781867994" calcext:value-type="float">
            <text:p>3.68284781867994E-003</text:p>
          </table:table-cell>
          <table:table-cell table:style-name="ce6" table:formula="of:=[.F8]" office:value-type="float" office:value="0.0000125351608716018" calcext:value-type="float">
            <text:p>1.25351609E-05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4])-LOG([.X23]))/(LOG([.W24])-LOG([.W23]))" office:value-type="float" office:value="4.30150257082521" calcext:value-type="float">
            <text:p>4.3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2</text:p>
          </table:table-cell>
          <table:table-cell table:style-name="ce5" office:value-type="float" office:value="0.0609499239890311" calcext:value-type="float">
            <text:p>6.09E-002</text:p>
          </table:table-cell>
          <table:table-cell table:formula="of:=1/SQRT([.A17])" office:value-type="float" office:value="0.00276213586400995" calcext:value-type="float">
            <text:p>0.0027621359</text:p>
          </table:table-cell>
          <table:table-cell table:formula="of:=[.I25]*2" office:value-type="float" office:value="0.121899847978062" calcext:value-type="float">
            <text:p>0.121899848</text:p>
          </table:table-cell>
          <table:table-cell table:number-columns-repeated="9"/>
          <table:table-cell table:formula="of:=[.E9]" office:value-type="float" office:value="294912" calcext:value-type="float">
            <text:p>294912</text:p>
          </table:table-cell>
          <table:table-cell table:formula="of:=[.K16]" office:value-type="float" office:value="0.121900469347024" calcext:value-type="float">
            <text:p>0.1219004693</text:p>
          </table:table-cell>
          <table:table-cell table:style-name="ce40" table:formula="of:=1/SQRT([.U25])" office:value-type="float" office:value="0.00184142390933997" calcext:value-type="float">
            <text:p>1.84142390933997E-003</text:p>
          </table:table-cell>
          <table:table-cell table:style-name="ce6" table:formula="of:=[.F9]" office:value-type="float" office:value="0.000000358946165207596" calcext:value-type="float">
            <text:p>3.58946165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5])-LOG([.X24]))/(LOG([.W25])-LOG([.W24]))" office:value-type="float" office:value="5.12606921639462" calcext:value-type="float">
            <text:p>5.1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3</text:p>
          </table:table-cell>
          <table:table-cell table:style-name="ce5" office:value-type="float" office:value="0.0609498797244764" calcext:value-type="float">
            <text:p>6.09E-002</text:p>
          </table:table-cell>
          <table:table-cell table:formula="of:=1/SQRT([.A18])" office:value-type="float" office:value="0.00138106793200498" calcext:value-type="float">
            <text:p>0.0013810679</text:p>
          </table:table-cell>
          <table:table-cell table:formula="of:=[.I26]*2" office:value-type="float" office:value="0.121899759448953" calcext:value-type="float">
            <text:p>0.1218997594</text:p>
          </table:table-cell>
          <table:table-cell table:number-columns-repeated="9"/>
          <table:table-cell table:formula="of:=[.E10]" office:value-type="float" office:value="1179648" calcext:value-type="float">
            <text:p>1179648</text:p>
          </table:table-cell>
          <table:table-cell table:formula="of:=[.K17]" office:value-type="float" office:value="0.121899818994653" calcext:value-type="float">
            <text:p>0.121899819</text:p>
          </table:table-cell>
          <table:table-cell table:style-name="ce40" table:formula="of:=1/SQRT([.U26])" office:value-type="float" office:value="0.000920711954669984" calcext:value-type="float">
            <text:p>9.20711954669984E-004</text:p>
          </table:table-cell>
          <table:table-cell table:style-name="ce6" table:formula="of:=[.F10]" office:value-type="float" office:value="0.000000291406205998879" calcext:value-type="float">
            <text:p>2.914062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6])-LOG([.X25]))/(LOG([.W26])-LOG([.W25]))" office:value-type="float" office:value="0.300735882269086" calcext:value-type="float">
            <text:p>0.3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4</text:p>
          </table:table-cell>
          <table:table-cell table:style-name="ce35" office:value-type="float" office:value="0.0609499651752806" calcext:value-type="float">
            <text:p>6.09E-002</text:p>
          </table:table-cell>
          <table:table-cell table:formula="of:=1/SQRT([.A19])" office:value-type="float" office:value="0.000690533966002488" calcext:value-type="float">
            <text:p>0.000690534</text:p>
          </table:table-cell>
          <table:table-cell table:formula="of:=[.I27]*2" office:value-type="float" office:value="0.121899930350561" calcext:value-type="float">
            <text:p>0.1218999304</text:p>
          </table:table-cell>
          <table:table-cell table:number-columns-repeated="9"/>
          <table:table-cell table:formula="of:=[.E11]" office:value-type="float" office:value="2359296" calcext:value-type="float">
            <text:p>2359296</text:p>
          </table:table-cell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3"/>
          <table:table-cell table:style-name="ce6"/>
          <table:table-cell table:number-columns-repeated="5"/>
        </table:table-row>
        <table:table-row table:style-name="ro1">
          <table:table-cell table:style-name="ce5"/>
          <table:table-cell table:number-columns-repeated="19"/>
          <table:table-cell office:value-type="string" calcext:value-type="string">
            <text:p>P=3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 table:number-columns-repeated="20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G P4</text:p>
          </table:table-cell>
          <table:table-cell table:number-columns-repeated="6"/>
          <table:table-cell office:value-type="float" office:value="1.05" calcext:value-type="float">
            <text:p>1.05</text:p>
          </table:table-cell>
          <table:table-cell table:number-columns-repeated="4"/>
          <table:table-cell table:formula="of:=[.A15]" office:value-type="float" office:value="8192" calcext:value-type="float">
            <text:p>8192</text:p>
          </table:table-cell>
          <table:table-cell table:formula="of:=[.K23]" office:value-type="float" office:value="0.1223927829937" calcext:value-type="float">
            <text:p>0.122392783</text:p>
          </table:table-cell>
          <table:table-cell table:style-name="ce40" table:formula="of:=1/SQRT([.U31])" office:value-type="float" office:value="0.0110485434560398" calcext:value-type="float">
            <text:p>1.10485434560398E-002</text:p>
          </table:table-cell>
          <table:table-cell table:style-name="ce6" table:formula="of:=[.B15]" office:value-type="float" office:value="0.000492672592841595" calcext:value-type="float">
            <text:p>4.92672593E-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formula="of:=[.A16]" office:value-type="float" office:value="32768" calcext:value-type="float">
            <text:p>32768</text:p>
          </table:table-cell>
          <table:table-cell table:formula="of:=[.K24]" office:value-type="float" office:value="0.121908499615749" calcext:value-type="float">
            <text:p>0.1219084996</text:p>
          </table:table-cell>
          <table:table-cell table:style-name="ce40" table:formula="of:=1/SQRT([.U32])" office:value-type="float" office:value="0.0055242717280199" calcext:value-type="float">
            <text:p>5.52427172801990E-003</text:p>
          </table:table-cell>
          <table:table-cell table:style-name="ce6" table:formula="of:=[.B16]" office:value-type="float" office:value="0.0000083892148900061" calcext:value-type="float">
            <text:p>8.38921489E-06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2])-LOG([.X31]))/(LOG([.W32])-LOG([.W31]))" office:value-type="float" office:value="5.87594960571766" calcext:value-type="float">
            <text:p>5.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609823844116218" calcext:value-type="float">
            <text:p>6.10E-002</text:p>
          </table:table-cell>
          <table:table-cell table:formula="of:=1/SQRT([.E15])" office:value-type="float" office:value="0.00883883476483184" calcext:value-type="float">
            <text:p>0.0088388348</text:p>
          </table:table-cell>
          <table:table-cell table:formula="of:=[.I33]*2" office:value-type="float" office:value="0.121964768823244" calcext:value-type="float">
            <text:p>0.1219647688</text:p>
          </table:table-cell>
          <table:table-cell/>
          <table:table-cell office:value-type="string" calcext:value-type="string">
            <text:p>Slope 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]*[.P31]" office:value-type="float" office:value="0.00928077650307344" calcext:value-type="float">
            <text:p>0.0092807765</text:p>
          </table:table-cell>
          <table:table-cell table:style-name="ce5" table:formula="of:=[.F15]" office:value-type="float" office:value="0.0000646584223848029" calcext:value-type="float">
            <text:p>6.47E-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7]" office:value-type="float" office:value="131072" calcext:value-type="float">
            <text:p>131072</text:p>
          </table:table-cell>
          <table:table-cell table:formula="of:=[.K25]" office:value-type="float" office:value="0.121899847978062" calcext:value-type="float">
            <text:p>0.121899848</text:p>
          </table:table-cell>
          <table:table-cell table:style-name="ce40" table:formula="of:=1/SQRT([.U33])" office:value-type="float" office:value="0.00276213586400995" calcext:value-type="float">
            <text:p>2.76213586400995E-003</text:p>
          </table:table-cell>
          <table:table-cell table:style-name="ce6" table:formula="of:=[.B17]" office:value-type="float" office:value="0.000000262422796604156" calcext:value-type="float">
            <text:p>2.62422797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3])-LOG([.X32]))/(LOG([.W33])-LOG([.W32]))" office:value-type="float" office:value="4.99857084437462" calcext:value-type="float">
            <text:p>5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 office:value-type="string" calcext:value-type="string">
            <text:p>ref1</text:p>
          </table:table-cell>
          <table:table-cell table:style-name="ce5" office:value-type="float" office:value="0.0609501188429766" calcext:value-type="float">
            <text:p>6.10E-002</text:p>
          </table:table-cell>
          <table:table-cell table:formula="of:=1/SQRT([.E16])" office:value-type="float" office:value="0.00441941738241592" calcext:value-type="float">
            <text:p>0.0044194174</text:p>
          </table:table-cell>
          <table:table-cell table:formula="of:=[.I34]*2" office:value-type="float" office:value="0.121900237685953" calcext:value-type="float">
            <text:p>0.121900237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]*[.P31]" office:value-type="float" office:value="0.00232019412576836" calcext:value-type="float">
            <text:p>0.0023201941</text:p>
          </table:table-cell>
          <table:table-cell table:formula="of:=10^(LOG([.Q33])+[.M34]*(LOG([.P34])-LOG([.P33])))" office:value-type="float" office:value="0.000000000986609228283743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524288" calcext:value-type="float">
            <text:p>524288</text:p>
          </table:table-cell>
          <table:table-cell table:formula="of:=[.K26]" office:value-type="float" office:value="0.121899759448953" calcext:value-type="float">
            <text:p>0.1218997594</text:p>
          </table:table-cell>
          <table:table-cell table:style-name="ce40" table:formula="of:=1/SQRT([.U34])" office:value-type="float" office:value="0.00138106793200498" calcext:value-type="float">
            <text:p>1.38106793200498E-003</text:p>
          </table:table-cell>
          <table:table-cell table:style-name="ce6" table:formula="of:=[.B18]" office:value-type="float" office:value="0.000000350951905994656" calcext:value-type="float">
            <text:p>3.509519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4])-LOG([.X33]))/(LOG([.W34])-LOG([.W33]))" office:value-type="float" office:value="-0.419380287006224" calcext:value-type="float">
            <text:p>-0.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 office:value-type="string" calcext:value-type="string">
            <text:p>ref2</text:p>
          </table:table-cell>
          <table:table-cell table:style-name="ce5" office:value-type="float" office:value="0.0609498672149762" calcext:value-type="float">
            <text:p>6.09E-002</text:p>
          </table:table-cell>
          <table:table-cell table:formula="of:=1/SQRT([.E17])" office:value-type="float" office:value="0.00220970869120796" calcext:value-type="float">
            <text:p>0.0022097087</text:p>
          </table:table-cell>
          <table:table-cell table:formula="of:=[.I35]*2" office:value-type="float" office:value="0.121899734429952" calcext:value-type="float">
            <text:p>0.1218997344</text:p>
          </table:table-cell>
          <table:table-cell table:number-columns-repeated="9"/>
          <table:table-cell table:formula="of:=[.A19]" office:value-type="float" office:value="2097152" calcext:value-type="float">
            <text:p>2097152</text:p>
          </table:table-cell>
          <table:table-cell table:formula="of:=[.K27]" office:value-type="float" office:value="0.121899930350561" calcext:value-type="float">
            <text:p>0.1218999304</text:p>
          </table:table-cell>
          <table:table-cell table:style-name="ce40" table:formula="of:=1/SQRT([.U35])" office:value-type="float" office:value="0.000690533966002488" calcext:value-type="float">
            <text:p>6.90533966002488E-004</text:p>
          </table:table-cell>
          <table:table-cell table:style-name="ce6" table:formula="of:=[.B19]" office:value-type="float" office:value="0.000000180050297601819" calcext:value-type="float">
            <text:p>1.80050298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5])-LOG([.X34]))/(LOG([.W35])-LOG([.W34]))" office:value-type="float" office:value="0.962873354837207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 office:value-type="string" calcext:value-type="string">
            <text:p>ref3</text:p>
          </table:table-cell>
          <table:table-cell table:style-name="ce36" office:value-type="float" office:value="0.0609499338438705" calcext:value-type="float">
            <text:p>6.09E-002</text:p>
          </table:table-cell>
          <table:table-cell table:formula="of:=1/SQRT([.E18])" office:value-type="float" office:value="0.00110485434560398" calcext:value-type="float">
            <text:p>0.0011048543</text:p>
          </table:table-cell>
          <table:table-cell table:formula="of:=[.I36]*2" office:value-type="float" office:value="0.121899867687741" calcext:value-type="float">
            <text:p>0.1218998677</text:p>
          </table:table-cell>
          <table:table-cell table:number-columns-repeated="9"/>
          <table:table-cell table:formula="of:=[.A20]" office:value-type="float" office:value="4194304" calcext:value-type="float">
            <text:p>4194304</text:p>
          </table:table-cell>
          <table:table-cell/>
          <table:table-cell table:style-name="ce40"/>
          <table:table-cell table:style-name="ce6"/>
          <table:table-cell table:number-columns-repeated="5"/>
        </table:table-row>
        <table:table-row table:style-name="ro1">
          <table:table-cell table:number-columns-repeated="7"/>
          <table:table-cell table:style-name="ce14" office:value-type="string" calcext:value-type="string">
            <text:p>ref4</text:p>
          </table:table-cell>
          <table:table-cell table:style-name="ce35" office:value-type="float" office:value="0.0609500552004294" calcext:value-type="float">
            <text:p>6.10E-002</text:p>
          </table:table-cell>
          <table:table-cell table:formula="of:=1/SQRT([.E19])" office:value-type="float" office:value="0.00055242717280199" calcext:value-type="float">
            <text:p>0.0005524272</text:p>
          </table:table-cell>
          <table:table-cell table:style-name="ce33" office:value-type="float" office:value="0.121899590772632" calcext:value-type="float">
            <text:p>0.1218995908</text:p>
          </table:table-cell>
          <table:table-cell table:number-columns-repeated="9"/>
          <table:table-cell table:style-name="ce8"/>
          <table:table-cell/>
          <table:table-cell table:style-name="ce40"/>
          <table:table-cell table:style-name="ce6"/>
          <table:table-cell table:number-columns-repeated="5"/>
        </table:table-row>
        <table:table-row table:style-name="ro1">
          <table:table-cell table:number-columns-repeated="7"/>
          <table:table-cell table:style-name="ce14" office:value-type="string" calcext:value-type="string">
            <text:p>ref5</text:p>
          </table:table-cell>
          <table:table-cell/>
          <table:table-cell table:formula="of:=1/SQRT([.E20])" office:value-type="float" office:value="0.000390625" calcext:value-type="float">
            <text:p>0.000390625</text:p>
          </table:table-cell>
          <table:table-cell table:number-columns-repeated="10"/>
          <table:table-cell office:value-type="string" calcext:value-type="string">
            <text:p>P=4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 table:number-columns-repeated="20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5]" office:value-type="float" office:value="12800" calcext:value-type="float">
            <text:p>12800</text:p>
          </table:table-cell>
          <table:table-cell table:formula="of:=1/SQRT([.U40])" office:value-type="float" office:value="0.00883883476483184" calcext:value-type="float">
            <text:p>0.0088388348</text:p>
          </table:table-cell>
          <table:table-cell table:style-name="ce40" table:formula="of:=1/SQRT([.U40])" office:value-type="float" office:value="0.00883883476483184" calcext:value-type="float">
            <text:p>8.83883476483184E-003</text:p>
          </table:table-cell>
          <table:table-cell table:style-name="ce6" table:formula="of:=[.F15]" office:value-type="float" office:value="0.0000646584223848029" calcext:value-type="float">
            <text:p>6.46584224E-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6]" office:value-type="float" office:value="51200" calcext:value-type="float">
            <text:p>51200</text:p>
          </table:table-cell>
          <table:table-cell table:formula="of:=1/SQRT([.U41])" office:value-type="float" office:value="0.00441941738241592" calcext:value-type="float">
            <text:p>0.0044194174</text:p>
          </table:table-cell>
          <table:table-cell table:style-name="ce40" table:formula="of:=1/SQRT([.U41])" office:value-type="float" office:value="0.00441941738241592" calcext:value-type="float">
            <text:p>4.41941738241592E-003</text:p>
          </table:table-cell>
          <table:table-cell table:style-name="ce6" table:formula="of:=[.F16]" office:value-type="float" office:value="0.00000012728509439508" calcext:value-type="float">
            <text:p>1.27285094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1])-LOG([.X40]))/(LOG([.W41])-LOG([.W40]))" office:value-type="float" office:value="8.98863101338838" calcext:value-type="float">
            <text:p>9.0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7]" office:value-type="float" office:value="204800" calcext:value-type="float">
            <text:p>204800</text:p>
          </table:table-cell>
          <table:table-cell table:formula="of:=1/SQRT([.U42])" office:value-type="float" office:value="0.00220970869120796" calcext:value-type="float">
            <text:p>0.0022097087</text:p>
          </table:table-cell>
          <table:table-cell table:style-name="ce40" table:formula="of:=1/SQRT([.U42])" office:value-type="float" office:value="0.00220970869120796" calcext:value-type="float">
            <text:p>2.20970869120796E-003</text:p>
          </table:table-cell>
          <table:table-cell table:style-name="ce6" table:formula="of:=[.F17]" office:value-type="float" office:value="0.000000375970906393852" calcext:value-type="float">
            <text:p>3.759709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2])-LOG([.X41]))/(LOG([.W42])-LOG([.W41]))" office:value-type="float" office:value="-1.56255754308604" calcext:value-type="float">
            <text:p>-1.6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8]" office:value-type="float" office:value="819200" calcext:value-type="float">
            <text:p>819200</text:p>
          </table:table-cell>
          <table:table-cell table:formula="of:=1/SQRT([.U43])" office:value-type="float" office:value="0.00110485434560398" calcext:value-type="float">
            <text:p>0.0011048543</text:p>
          </table:table-cell>
          <table:table-cell table:style-name="ce40" table:formula="of:=1/SQRT([.U43])" office:value-type="float" office:value="0.00110485434560398" calcext:value-type="float">
            <text:p>1.10485434560398E-003</text:p>
          </table:table-cell>
          <table:table-cell table:style-name="ce6" table:formula="of:=[.F18]" office:value-type="float" office:value="0.000000242713117798443" calcext:value-type="float">
            <text:p>2.42713118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3])-LOG([.X42]))/(LOG([.W43])-LOG([.W42]))" office:value-type="float" office:value="0.631368943492294" calcext:value-type="float">
            <text:p>0.6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9]" office:value-type="float" office:value="3276800" calcext:value-type="float">
            <text:p>3276800</text:p>
          </table:table-cell>
          <table:table-cell/>
          <table:table-cell table:style-name="ce40"/>
          <table:table-cell table:style-name="ce6"/>
          <table:table-cell/>
          <table:table-cell table:style-name="ce29" table:formula="of:=(LOG([.X44])-LOG([.X43]))/(LOG([.W44])-LOG([.W43]))" office:value-type="string" office:string-value="" calcext:value-type="error">
            <text:p>Err:502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20]" office:value-type="float" office:value="6553600" calcext:value-type="float">
            <text:p>6553600</text:p>
          </table:table-cell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24"/>
          <table:table-cell table:style-name="ce8"/>
          <table:table-cell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20"/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19"/>
          <table:table-cell table:style-name="ce14" office:value-type="string" calcext:value-type="string">
            <text:p>ref0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19"/>
          <table:table-cell table:style-name="ce14" office:value-type="string" calcext:value-type="string">
            <text:p>ref1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19"/>
          <table:table-cell table:style-name="ce14" office:value-type="string" calcext:value-type="string">
            <text:p>ref2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19"/>
          <table:table-cell table:style-name="ce14" office:value-type="string" calcext:value-type="string">
            <text:p>ref3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style-name="ce6" office:value-type="string" calcext:value-type="string">
            <text:p>Fluent</text:p>
          </table:table-cell>
          <table:table-cell table:style-name="ce6" table:number-columns-repeated="5"/>
          <table:table-cell table:number-columns-repeated="13"/>
          <table:table-cell table:style-name="ce14" office:value-type="string" calcext:value-type="string">
            <text:p>ref4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Cells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3"/>
          <table:table-cell table:style-name="ce14" office:value-type="string" calcext:value-type="string">
            <text:p>ref5</text:p>
          </table:table-cell>
          <table:table-cell table:number-columns-repeated="9"/>
        </table:table-row>
        <table:table-row table:style-name="ro1">
          <table:table-cell table:style-name="ce7" office:value-type="float" office:value="512" calcext:value-type="float">
            <text:p>512</text:p>
          </table:table-cell>
          <table:table-cell table:style-name="ce6" office:value-type="float" office:value="0.17550377" calcext:value-type="float">
            <text:p>1.75503770E-01</text:p>
          </table:table-cell>
          <table:table-cell table:style-name="ce6" table:formula="of:=1/SQRT([.A56])" office:value-type="float" office:value="0.0441941738241592" calcext:value-type="float">
            <text:p>4.41941738E-02</text:p>
          </table:table-cell>
          <table:table-cell table:style-name="ce6" table:formula="of:=ABS([.B56]-[.$K$37])" office:value-type="float" office:value="0.053604179227368" calcext:value-type="float">
            <text:p>5.36041792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table:formula="of:=[.A56]*4" office:value-type="float" office:value="2048" calcext:value-type="float">
            <text:p>2048</text:p>
          </table:table-cell>
          <table:table-cell table:style-name="ce6" office:value-type="float" office:value="0.1411356" calcext:value-type="float">
            <text:p>1.41135600E-01</text:p>
          </table:table-cell>
          <table:table-cell table:style-name="ce6" table:formula="of:=1/SQRT([.A57])" office:value-type="float" office:value="0.0220970869120796" calcext:value-type="float">
            <text:p>2.20970869E-02</text:p>
          </table:table-cell>
          <table:table-cell table:style-name="ce6" table:formula="of:=ABS([.B57]-[.$K$37])" office:value-type="float" office:value="0.019236009227368" calcext:value-type="float">
            <text:p>1.92360092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7])-LOG([.D56]))/(LOG([.C57])-LOG([.C56]))" office:value-type="float" office:value="1.47853596080589" calcext:value-type="float">
            <text:p>1.5</text:p>
          </table:table-cell>
          <table:table-cell table:number-columns-repeated="14"/>
          <table:table-cell office:value-type="string" calcext:value-type="string">
            <text:p>P=1</text:p>
          </table:table-cell>
          <table:table-cell table:number-columns-repeated="4"/>
          <table:table-cell office:value-type="string" calcext:value-type="string">
            <text:p>P=2</text:p>
          </table:table-cell>
          <table:table-cell table:number-columns-repeated="3"/>
        </table:table-row>
        <table:table-row table:style-name="ro1">
          <table:table-cell table:style-name="ce7" table:formula="of:=[.A57]*4" office:value-type="float" office:value="8192" calcext:value-type="float">
            <text:p>8192</text:p>
          </table:table-cell>
          <table:table-cell table:style-name="ce6" office:value-type="float" office:value="0.12530396" calcext:value-type="float">
            <text:p>1.25303960E-01</text:p>
          </table:table-cell>
          <table:table-cell table:style-name="ce6" table:formula="of:=1/SQRT([.A58])" office:value-type="float" office:value="0.0110485434560398" calcext:value-type="float">
            <text:p>1.10485435E-02</text:p>
          </table:table-cell>
          <table:table-cell table:style-name="ce6" table:formula="of:=ABS([.B58]-[.$K$37])" office:value-type="float" office:value="0.00340436922736798" calcext:value-type="float">
            <text:p>3.4043692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8])-LOG([.D57]))/(LOG([.C58])-LOG([.C57]))" office:value-type="float" office:value="2.49835010250738" calcext:value-type="float">
            <text:p>2.5</text:p>
          </table:table-cell>
          <table:table-cell table:number-columns-repeated="14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</table:table-row>
        <table:table-row table:style-name="ro1">
          <table:table-cell table:style-name="ce7" table:formula="of:=[.A58]*4" office:value-type="float" office:value="32768" calcext:value-type="float">
            <text:p>32768</text:p>
          </table:table-cell>
          <table:table-cell table:style-name="ce6" office:value-type="float" office:value="0.12209187" calcext:value-type="float">
            <text:p>1.22091870E-01</text:p>
          </table:table-cell>
          <table:table-cell table:style-name="ce6" table:formula="of:=1/SQRT([.A59])" office:value-type="float" office:value="0.0055242717280199" calcext:value-type="float">
            <text:p>5.52427173E-03</text:p>
          </table:table-cell>
          <table:table-cell table:style-name="ce6" table:formula="of:=ABS([.B59]-[.$K$37])" office:value-type="float" office:value="0.000192279227367989" calcext:value-type="float">
            <text:p>1.922792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9])-LOG([.D58]))/(LOG([.C59])-LOG([.C58]))" office:value-type="float" office:value="4.14611269919797" calcext:value-type="float">
            <text:p>4.1</text:p>
          </table:table-cell>
          <table:table-cell table:number-columns-repeated="14"/>
          <table:table-cell table:style-name="ce8" table:formula="of:=[.A6]" office:value-type="float" office:value="2048" calcext:value-type="float">
            <text:p>2,048</text:p>
          </table:table-cell>
          <table:table-cell table:formula="of:=1/SQRT([.U59])" office:value-type="float" office:value="0.0220970869120796" calcext:value-type="float">
            <text:p>0.0220970869</text:p>
          </table:table-cell>
          <table:table-cell table:style-name="ce40" table:formula="of:=[.X59]*2" office:value-type="float" office:value="0.0510173837424042" calcext:value-type="float">
            <text:p>5.10173837424042E-002</text:p>
          </table:table-cell>
          <table:table-cell table:style-name="ce5" office:value-type="float" office:value="0.0255086918712021" calcext:value-type="float">
            <text:p>2.55E-002</text:p>
          </table:table-cell>
          <table:table-cell/>
          <table:table-cell table:style-name="ce41" table:formula="of:=[.E6]" office:value-type="float" office:value="4608" calcext:value-type="float">
            <text:p>4608</text:p>
          </table:table-cell>
          <table:table-cell table:formula="of:=1/SQRT([.Z59])" office:value-type="float" office:value="0.0147313912747197" calcext:value-type="float">
            <text:p>0.0147313913</text:p>
          </table:table-cell>
          <table:table-cell table:style-name="ce40" table:formula="of:=[.AC59]*2" office:value-type="float" office:value="0.0404606433045024" calcext:value-type="float">
            <text:p>4.04606433045024E-002</text:p>
          </table:table-cell>
          <table:table-cell table:style-name="ce5" office:value-type="float" office:value="0.0202303216522512" calcext:value-type="float">
            <text:p>2.02E-002</text:p>
          </table:table-cell>
        </table:table-row>
        <table:table-row table:style-name="ro1">
          <table:table-cell table:style-name="ce7" table:formula="of:=[.A59]*4" office:value-type="float" office:value="131072" calcext:value-type="float">
            <text:p>131072</text:p>
          </table:table-cell>
          <table:table-cell table:style-name="ce6" office:value-type="float" office:value="0.12184488" calcext:value-type="float">
            <text:p>1.21844880E-01</text:p>
          </table:table-cell>
          <table:table-cell table:style-name="ce6" table:formula="of:=1/SQRT([.A60])" office:value-type="float" office:value="0.00276213586400995" calcext:value-type="float">
            <text:p>2.76213586E-03</text:p>
          </table:table-cell>
          <table:table-cell table:style-name="ce6" table:formula="of:=ABS([.B60]-[.$K$37])" office:value-type="float" office:value="0.0000547107726320134" calcext:value-type="float">
            <text:p>5.471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0])-LOG([.D59]))/(LOG([.C60])-LOG([.C59]))" office:value-type="float" office:value="1.81330607655839" calcext:value-type="float">
            <text:p>1.8</text:p>
          </table:table-cell>
          <table:table-cell table:number-columns-repeated="14"/>
          <table:table-cell table:style-name="ce8" table:formula="of:=[.A7]" office:value-type="float" office:value="8192" calcext:value-type="float">
            <text:p>8,192</text:p>
          </table:table-cell>
          <table:table-cell table:formula="of:=1/SQRT([.U60])" office:value-type="float" office:value="0.0110485434560398" calcext:value-type="float">
            <text:p>0.0110485435</text:p>
          </table:table-cell>
          <table:table-cell table:style-name="ce40" table:formula="of:=[.X60]*2" office:value-type="float" office:value="0.0445227676649438" calcext:value-type="float">
            <text:p>4.45227676649438E-002</text:p>
          </table:table-cell>
          <table:table-cell table:style-name="ce5" office:value-type="float" office:value="0.0222613838324719" calcext:value-type="float">
            <text:p>2.23E-002</text:p>
          </table:table-cell>
          <table:table-cell/>
          <table:table-cell table:style-name="ce41" table:formula="of:=[.E7]" office:value-type="float" office:value="18432" calcext:value-type="float">
            <text:p>18432</text:p>
          </table:table-cell>
          <table:table-cell table:formula="of:=1/SQRT([.Z60])" office:value-type="float" office:value="0.00736569563735987" calcext:value-type="float">
            <text:p>0.0073656956</text:p>
          </table:table-cell>
          <table:table-cell table:style-name="ce40" table:formula="of:=[.AC60]*2" office:value-type="float" office:value="0.0406281445826658" calcext:value-type="float">
            <text:p>4.06281445826658E-002</text:p>
          </table:table-cell>
          <table:table-cell table:style-name="ce5" office:value-type="float" office:value="0.0203140722913329" calcext:value-type="float">
            <text:p>2.03E-002</text:p>
          </table:table-cell>
        </table:table-row>
        <table:table-row table:style-name="ro1">
          <table:table-cell table:style-name="ce7" table:formula="of:=[.A60]*4" office:value-type="float" office:value="524288" calcext:value-type="float">
            <text:p>524288</text:p>
          </table:table-cell>
          <table:table-cell table:style-name="ce6" office:value-type="float" office:value="0.12188046" calcext:value-type="float">
            <text:p>1.21880460E-01</text:p>
          </table:table-cell>
          <table:table-cell table:style-name="ce6" table:formula="of:=1/SQRT([.A61])" office:value-type="float" office:value="0.00138106793200498" calcext:value-type="float">
            <text:p>1.38106793E-03</text:p>
          </table:table-cell>
          <table:table-cell table:style-name="ce6" table:formula="of:=ABS([.B61]-[.$K$37])" office:value-type="float" office:value="0.00001913077263202" calcext:value-type="float">
            <text:p>1.913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1])-LOG([.D60]))/(LOG([.C61])-LOG([.C60]))" office:value-type="float" office:value="1.5159297889775" calcext:value-type="float">
            <text:p>1.5</text:p>
          </table:table-cell>
          <table:table-cell table:number-columns-repeated="13"/>
          <table:table-cell table:style-name="ce14" office:value-type="string" calcext:value-type="string">
            <text:p>ref0</text:p>
          </table:table-cell>
          <table:table-cell table:style-name="ce8" table:formula="of:=[.A8]" office:value-type="float" office:value="32768" calcext:value-type="float">
            <text:p>32,768</text:p>
          </table:table-cell>
          <table:table-cell table:formula="of:=1/SQRT([.U61])" office:value-type="float" office:value="0.0055242717280199" calcext:value-type="float">
            <text:p>0.0055242717</text:p>
          </table:table-cell>
          <table:table-cell table:style-name="ce40" table:formula="of:=[.X61]*2" office:value-type="float" office:value="0.0415385073777894" calcext:value-type="float">
            <text:p>4.15385073777894E-002</text:p>
          </table:table-cell>
          <table:table-cell table:style-name="ce5" office:value-type="float" office:value="0.0207692536888947" calcext:value-type="float">
            <text:p>2.08E-002</text:p>
          </table:table-cell>
          <table:table-cell/>
          <table:table-cell table:style-name="ce41" table:formula="of:=[.E8]" office:value-type="float" office:value="73728" calcext:value-type="float">
            <text:p>73728</text:p>
          </table:table-cell>
          <table:table-cell table:formula="of:=1/SQRT([.Z61])" office:value-type="float" office:value="0.00368284781867994" calcext:value-type="float">
            <text:p>0.0036828478</text:p>
          </table:table-cell>
          <table:table-cell table:style-name="ce40" table:formula="of:=[.AC61]*2" office:value-type="float" office:value="0.0409741892335834" calcext:value-type="float">
            <text:p>4.09741892335834E-002</text:p>
          </table:table-cell>
          <table:table-cell table:style-name="ce5" office:value-type="float" office:value="0.0204870946167917" calcext:value-type="float">
            <text:p>2.05E-002</text:p>
          </table:table-cell>
        </table:table-row>
        <table:table-row table:style-name="ro1">
          <table:table-cell table:style-name="ce7" table:formula="of:=[.A61]*4" office:value-type="float" office:value="2097152" calcext:value-type="float">
            <text:p>2097152</text:p>
          </table:table-cell>
          <table:table-cell table:style-name="ce6" office:value-type="float" office:value="0.12190129" calcext:value-type="float">
            <text:p>1.21901290E-01</text:p>
          </table:table-cell>
          <table:table-cell table:style-name="ce6" table:formula="of:=1/SQRT([.A62])" office:value-type="float" office:value="0.000690533966002488" calcext:value-type="float">
            <text:p>6.90533966E-04</text:p>
          </table:table-cell>
          <table:table-cell table:style-name="ce6" table:formula="of:=ABS([.B62]-[.$K$37])" office:value-type="float" office:value="0.00000169922736799333" calcext:value-type="float">
            <text:p>1.6992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2])-LOG([.D61]))/(LOG([.C62])-LOG([.C61]))" office:value-type="float" office:value="3.49294432799485" calcext:value-type="float">
            <text:p>3.5</text:p>
          </table:table-cell>
          <table:table-cell table:number-columns-repeated="13"/>
          <table:table-cell table:style-name="ce14" office:value-type="string" calcext:value-type="string">
            <text:p>ref1</text:p>
          </table:table-cell>
          <table:table-cell table:style-name="ce8" table:formula="of:=[.A9]" office:value-type="float" office:value="131072" calcext:value-type="float">
            <text:p>131,072</text:p>
          </table:table-cell>
          <table:table-cell table:formula="of:=1/SQRT([.U62])" office:value-type="float" office:value="0.00276213586400995" calcext:value-type="float">
            <text:p>0.0027621359</text:p>
          </table:table-cell>
          <table:table-cell table:style-name="ce40" table:formula="of:=[.X62]*2" office:value-type="float" office:value="0.0411050799947536" calcext:value-type="float">
            <text:p>4.11050799947536E-002</text:p>
          </table:table-cell>
          <table:table-cell table:style-name="ce5" office:value-type="float" office:value="0.0205525399973768" calcext:value-type="float">
            <text:p>2.06E-002</text:p>
          </table:table-cell>
          <table:table-cell/>
          <table:table-cell table:style-name="ce41" table:formula="of:=[.E9]" office:value-type="float" office:value="294912" calcext:value-type="float">
            <text:p>294912</text:p>
          </table:table-cell>
          <table:table-cell table:formula="of:=1/SQRT([.Z62])" office:value-type="float" office:value="0.00184142390933997" calcext:value-type="float">
            <text:p>0.0018414239</text:p>
          </table:table-cell>
          <table:table-cell table:style-name="ce40" table:formula="of:=[.AC62]*2" office:value-type="float" office:value="0.0410272359566328" calcext:value-type="float">
            <text:p>4.10272359566328E-002</text:p>
          </table:table-cell>
          <table:table-cell table:style-name="ce5" office:value-type="float" office:value="0.0205136179783164" calcext:value-type="float">
            <text:p>2.05E-002</text:p>
          </table:table-cell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2</text:p>
          </table:table-cell>
          <table:table-cell table:style-name="ce8" table:formula="of:=[.A10]" office:value-type="float" office:value="524288" calcext:value-type="float">
            <text:p>524,288</text:p>
          </table:table-cell>
          <table:table-cell table:formula="of:=1/SQRT([.U63])" office:value-type="float" office:value="0.00138106793200498" calcext:value-type="float">
            <text:p>0.0013810679</text:p>
          </table:table-cell>
          <table:table-cell table:style-name="ce40" table:formula="of:=[.X63]*2" office:value-type="float" office:value="0.0410424106237416" calcext:value-type="float">
            <text:p>4.10424106237416E-002</text:p>
          </table:table-cell>
          <table:table-cell table:style-name="ce5" office:value-type="float" office:value="0.0205212053118708" calcext:value-type="float">
            <text:p>2.05E-002</text:p>
          </table:table-cell>
          <table:table-cell/>
          <table:table-cell table:style-name="ce41" table:formula="of:=[.E10]" office:value-type="float" office:value="1179648" calcext:value-type="float">
            <text:p>1179648</text:p>
          </table:table-cell>
          <table:table-cell table:formula="of:=1/SQRT([.Z63])" office:value-type="float" office:value="0.000920711954669984" calcext:value-type="float">
            <text:p>0.000920712</text:p>
          </table:table-cell>
          <table:table-cell table:style-name="ce40" table:formula="of:=[.AC63]*2" office:value-type="float" office:value="0.0410312880610836" calcext:value-type="float">
            <text:p>4.10312880610836E-002</text:p>
          </table:table-cell>
          <table:table-cell table:style-name="ce5" office:value-type="float" office:value="0.0205156440305418" calcext:value-type="float">
            <text:p>2.05E-002</text:p>
          </table:table-cell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3</text:p>
          </table:table-cell>
          <table:table-cell table:style-name="ce8" table:formula="of:=[.A11]" office:value-type="float" office:value="1048576" calcext:value-type="float">
            <text:p>1,048,576</text:p>
          </table:table-cell>
          <table:table-cell table:formula="of:=1/SQRT([.U64])" office:value-type="float" office:value="0.0009765625" calcext:value-type="float">
            <text:p>0.0009765625</text:p>
          </table:table-cell>
          <table:table-cell table:style-name="ce40" table:formula="of:=[.X64]*2" office:value-type="float" office:value="0" calcext:value-type="float">
            <text:p>0.00000000000000E+000</text:p>
          </table:table-cell>
          <table:table-cell table:number-columns-repeated="2"/>
          <table:table-cell table:style-name="ce41" table:formula="of:=[.E11]" office:value-type="float" office:value="2359296" calcext:value-type="float">
            <text:p>2359296</text:p>
          </table:table-cell>
          <table:table-cell table:formula="of:=1/SQRT([.Z64])" office:value-type="float" office:value="0.000651041666666667" calcext:value-type="float">
            <text:p>0.0006510417</text:p>
          </table:table-cell>
          <table:table-cell table:style-name="ce40" table:formula="of:=[.AC64]*2" office:value-type="float" office:value="0" calcext:value-type="float">
            <text:p>0.00000000000000E+000</text:p>
          </table:table-cell>
          <table:table-cell/>
        </table:table-row>
        <table:table-row table:style-name="ro1">
          <table:table-cell table:style-name="ce7" office:value-type="string" calcext:value-type="string">
            <text:p>Fun3D Quad</text:p>
          </table:table-cell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4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3"/>
          <table:table-cell table:style-name="ce14" office:value-type="string" calcext:value-type="string">
            <text:p>ref5</text:p>
          </table:table-cell>
          <table:table-cell table:number-columns-repeated="9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19632389" calcext:value-type="float">
            <text:p>1.21963239E-01</text:p>
          </table:table-cell>
          <table:table-cell table:style-name="ce6" table:formula="of:=1/SQRT([.A67])" office:value-type="float" office:value="0.00549749371416928" calcext:value-type="float">
            <text:p>5.49749371E-03</text:p>
          </table:table-cell>
          <table:table-cell table:style-name="ce6" table:formula="of:=ABS([.B67]-[.$K$37])" office:value-type="float" office:value="0.0000636481273679906" calcext:value-type="float">
            <text:p>6.36481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87001" calcext:value-type="float">
            <text:p>1.21870010E-01</text:p>
          </table:table-cell>
          <table:table-cell table:style-name="ce6" table:formula="of:=1/SQRT([.A68])" office:value-type="float" office:value="0.00275541696360878" calcext:value-type="float">
            <text:p>2.75541696E-03</text:p>
          </table:table-cell>
          <table:table-cell table:style-name="ce6" table:formula="of:=ABS([.B68]-[.$K$37])" office:value-type="float" office:value="0.0000295807726320152" calcext:value-type="float">
            <text:p>2.958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8])-LOG([.D67]))/(LOG([.C68])-LOG([.C67]))" office:value-type="float" office:value="1.10933724354947" calcext:value-type="float">
            <text:p>1.1</text:p>
          </table:table-cell>
          <table:table-cell table:number-columns-repeated="14"/>
          <table:table-cell office:value-type="string" calcext:value-type="string">
            <text:p>P=3</text:p>
          </table:table-cell>
          <table:table-cell table:number-columns-repeated="4"/>
          <table:table-cell office:value-type="string" calcext:value-type="string">
            <text:p>P=4</text:p>
          </table:table-cell>
          <table:table-cell table:number-columns-repeated="3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8852349" calcext:value-type="float">
            <text:p>1.21885235E-01</text:p>
          </table:table-cell>
          <table:table-cell table:style-name="ce6" table:formula="of:=1/SQRT([.A69])" office:value-type="float" office:value="0.00137938513872494" calcext:value-type="float">
            <text:p>1.37938514E-03</text:p>
          </table:table-cell>
          <table:table-cell table:style-name="ce6" table:formula="of:=ABS([.B69]-[.$K$37])" office:value-type="float" office:value="0.0000143558726320159" calcext:value-type="float">
            <text:p>1.43558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9])-LOG([.D68]))/(LOG([.C69])-LOG([.C68]))" office:value-type="float" office:value="1.04485208512612" calcext:value-type="float">
            <text:p>1.0</text:p>
          </table:table-cell>
          <table:table-cell table:number-columns-repeated="14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</table:table-row>
        <table:table-row table:style-name="ro1">
          <table:table-cell table:style-name="ce7" office:value-type="float" office:value="2099712" calcext:value-type="float">
            <text:p>2099712</text:p>
          </table:table-cell>
          <table:table-cell table:style-name="ce6" office:value-type="float" office:value="0.1218946131" calcext:value-type="float">
            <text:p>1.21894613E-01</text:p>
          </table:table-cell>
          <table:table-cell table:style-name="ce6" table:formula="of:=1/SQRT([.A70])" office:value-type="float" office:value="0.000690112882991197" calcext:value-type="float">
            <text:p>6.90112883E-04</text:p>
          </table:table-cell>
          <table:table-cell table:style-name="ce6" table:formula="of:=ABS([.B70]-[.$K$37])" office:value-type="float" office:value="0.00000497767263200888" calcext:value-type="float">
            <text:p>4.97767263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0])-LOG([.D69]))/(LOG([.C70])-LOG([.C69]))" office:value-type="float" office:value="1.52944206273938" calcext:value-type="float">
            <text:p>1.5</text:p>
          </table:table-cell>
          <table:table-cell table:number-columns-repeated="14"/>
          <table:table-cell table:style-name="ce8" table:formula="of:=[.A15]" office:value-type="float" office:value="8192" calcext:value-type="float">
            <text:p>8,192</text:p>
          </table:table-cell>
          <table:table-cell table:formula="of:=1/SQRT([.U70])" office:value-type="float" office:value="0.0110485434560398" calcext:value-type="float">
            <text:p>0.0110485435</text:p>
          </table:table-cell>
          <table:table-cell table:style-name="ce40" table:formula="of:=[.X70]*2" office:value-type="float" office:value="0.0419757092210628" calcext:value-type="float">
            <text:p>4.19757092210628E-002</text:p>
          </table:table-cell>
          <table:table-cell table:style-name="ce5" office:value-type="float" office:value="0.0209878546105314" calcext:value-type="float">
            <text:p>2.10E-002</text:p>
          </table:table-cell>
          <table:table-cell/>
          <table:table-cell table:style-name="ce41" table:formula="of:=[.E15]" office:value-type="float" office:value="12800" calcext:value-type="float">
            <text:p>12800</text:p>
          </table:table-cell>
          <table:table-cell table:formula="of:=1/SQRT([.Z70])" office:value-type="float" office:value="0.00883883476483184" calcext:value-type="float">
            <text:p>0.0088388348</text:p>
          </table:table-cell>
          <table:table-cell table:style-name="ce40" table:formula="of:=[.AC70]*2" office:value-type="float" office:value="0.040779646953347" calcext:value-type="float">
            <text:p>4.07796469533470E-002</text:p>
          </table:table-cell>
          <table:table-cell table:style-name="ce5" office:value-type="float" office:value="0.0203898234766735" calcext:value-type="float">
            <text:p>2.04E-002</text:p>
          </table:table-cell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14"/>
          <table:table-cell table:style-name="ce8" table:formula="of:=[.A16]" office:value-type="float" office:value="32768" calcext:value-type="float">
            <text:p>32,768</text:p>
          </table:table-cell>
          <table:table-cell table:formula="of:=1/SQRT([.U71])" office:value-type="float" office:value="0.0055242717280199" calcext:value-type="float">
            <text:p>0.0055242717</text:p>
          </table:table-cell>
          <table:table-cell table:style-name="ce40" table:formula="of:=[.X71]*2" office:value-type="float" office:value="0.0410434980721808" calcext:value-type="float">
            <text:p>4.10434980721808E-002</text:p>
          </table:table-cell>
          <table:table-cell table:style-name="ce5" office:value-type="float" office:value="0.0205217490360904" calcext:value-type="float">
            <text:p>2.05E-002</text:p>
          </table:table-cell>
          <table:table-cell/>
          <table:table-cell table:style-name="ce41" table:formula="of:=[.E16]" office:value-type="float" office:value="51200" calcext:value-type="float">
            <text:p>51200</text:p>
          </table:table-cell>
          <table:table-cell table:formula="of:=1/SQRT([.Z71])" office:value-type="float" office:value="0.00441941738241592" calcext:value-type="float">
            <text:p>0.0044194174</text:p>
          </table:table-cell>
          <table:table-cell table:style-name="ce40" table:formula="of:=[.AC71]*2" office:value-type="float" office:value="0.0409960060543292" calcext:value-type="float">
            <text:p>4.09960060543292E-002</text:p>
          </table:table-cell>
          <table:table-cell table:style-name="ce5" office:value-type="float" office:value="0.0204980030271646" calcext:value-type="float">
            <text:p>2.05E-002</text:p>
          </table:table-cell>
        </table:table-row>
        <table:table-row table:style-name="ro1">
          <table:table-cell table:style-name="ce7" office:value-type="string" calcext:value-type="string">
            <text:p>Fun3D Used half grids</text:p>
          </table:table-cell>
          <table:table-cell table:style-name="ce6" table:number-columns-repeated="4"/>
          <table:table-cell table:style-name="ce29"/>
          <table:table-cell table:number-columns-repeated="14"/>
          <table:table-cell table:style-name="ce8" table:formula="of:=[.A17]" office:value-type="float" office:value="131072" calcext:value-type="float">
            <text:p>131,072</text:p>
          </table:table-cell>
          <table:table-cell table:formula="of:=1/SQRT([.U72])" office:value-type="float" office:value="0.00276213586400995" calcext:value-type="float">
            <text:p>0.0027621359</text:p>
          </table:table-cell>
          <table:table-cell table:style-name="ce40" table:formula="of:=[.X72]*2" office:value-type="float" office:value="0.0410326242483104" calcext:value-type="float">
            <text:p>4.10326242483104E-002</text:p>
          </table:table-cell>
          <table:table-cell table:style-name="ce5" office:value-type="float" office:value="0.0205163121241552" calcext:value-type="float">
            <text:p>2.05E-002</text:p>
          </table:table-cell>
          <table:table-cell/>
          <table:table-cell table:style-name="ce41" table:formula="of:=[.E17]" office:value-type="float" office:value="204800" calcext:value-type="float">
            <text:p>204800</text:p>
          </table:table-cell>
          <table:table-cell table:formula="of:=1/SQRT([.Z72])" office:value-type="float" office:value="0.00220970869120796" calcext:value-type="float">
            <text:p>0.0022097087</text:p>
          </table:table-cell>
          <table:table-cell table:style-name="ce40" table:formula="of:=[.AC72]*2" office:value-type="float" office:value="0.0410297657161712" calcext:value-type="float">
            <text:p>4.10297657161712E-002</text:p>
          </table:table-cell>
          <table:table-cell table:style-name="ce5" office:value-type="float" office:value="0.0205148828580856" calcext:value-type="float">
            <text:p>2.05E-002</text:p>
          </table:table-cell>
        </table:table-row>
        <table:table-row table:style-name="ro1">
          <table:table-cell table:style-name="ce7" office:value-type="string" calcext:value-type="string">
            <text:p>Fun3D Tri</text:p>
          </table:table-cell>
          <table:table-cell table:style-name="ce6" table:number-columns-repeated="4"/>
          <table:table-cell table:style-name="ce30"/>
          <table:table-cell table:number-columns-repeated="14"/>
          <table:table-cell table:style-name="ce8" table:formula="of:=[.A18]" office:value-type="float" office:value="524288" calcext:value-type="float">
            <text:p>524,288</text:p>
          </table:table-cell>
          <table:table-cell table:formula="of:=1/SQRT([.U73])" office:value-type="float" office:value="0.00138106793200498" calcext:value-type="float">
            <text:p>0.0013810679</text:p>
          </table:table-cell>
          <table:table-cell table:style-name="ce40" table:formula="of:=[.X73]*2" office:value-type="float" office:value="0.0410313593927036" calcext:value-type="float">
            <text:p>4.10313593927036E-002</text:p>
          </table:table-cell>
          <table:table-cell table:style-name="ce5" office:value-type="float" office:value="0.0205156796963518" calcext:value-type="float">
            <text:p>2.05E-002</text:p>
          </table:table-cell>
          <table:table-cell/>
          <table:table-cell table:style-name="ce41" table:formula="of:=[.E18]" office:value-type="float" office:value="819200" calcext:value-type="float">
            <text:p>819200</text:p>
          </table:table-cell>
          <table:table-cell table:formula="of:=1/SQRT([.Z73])" office:value-type="float" office:value="0.00110485434560398" calcext:value-type="float">
            <text:p>0.0011048543</text:p>
          </table:table-cell>
          <table:table-cell table:style-name="ce40" table:formula="of:=[.AC73]*2" office:value-type="float" office:value="0.041031390509982" calcext:value-type="float">
            <text:p>4.10313905099820E-002</text:p>
          </table:table-cell>
          <table:table-cell table:style-name="ce5" office:value-type="float" office:value="0.020515695254991" calcext:value-type="float">
            <text:p>2.05E-002</text:p>
          </table:table-cell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4"/>
          <table:table-cell table:style-name="ce8" table:formula="of:=[.A19]" office:value-type="float" office:value="2097152" calcext:value-type="float">
            <text:p>2,097,152</text:p>
          </table:table-cell>
          <table:table-cell table:formula="of:=1/SQRT([.U74])" office:value-type="float" office:value="0.000690533966002488" calcext:value-type="float">
            <text:p>0.000690534</text:p>
          </table:table-cell>
          <table:table-cell table:style-name="ce40" table:formula="of:=[.X74]*2" office:value-type="float" office:value="0.0410314428111304" calcext:value-type="float">
            <text:p>4.10314428111304E-002</text:p>
          </table:table-cell>
          <table:table-cell table:style-name="ce5" office:value-type="float" office:value="0.0205157214055652" calcext:value-type="float">
            <text:p>2.05E-002</text:p>
          </table:table-cell>
          <table:table-cell/>
          <table:table-cell table:style-name="ce41" table:formula="of:=[.E19]" office:value-type="float" office:value="3276800" calcext:value-type="float">
            <text:p>3276800</text:p>
          </table:table-cell>
          <table:table-cell table:formula="of:=1/SQRT([.Z74])" office:value-type="float" office:value="0.00055242717280199" calcext:value-type="float">
            <text:p>0.0005524272</text:p>
          </table:table-cell>
          <table:table-cell table:style-name="ce40" table:formula="of:=[.AC74]*2" office:value-type="float" office:value="0" calcext:value-type="float">
            <text:p>0.00000000000000E+000</text:p>
          </table:table-cell>
          <table:table-cell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4708918" calcext:value-type="float">
            <text:p>1.22470892E-01</text:p>
          </table:table-cell>
          <table:table-cell table:style-name="ce6" table:formula="of:=1/SQRT([.A75])" office:value-type="float" office:value="0.00549749371416928" calcext:value-type="float">
            <text:p>5.49749371E-03</text:p>
          </table:table-cell>
          <table:table-cell table:style-name="ce6" table:formula="of:=ABS([.B75]-[.$K$37])" office:value-type="float" office:value="0.000571301027367993" calcext:value-type="float">
            <text:p>5.713010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14"/>
          <table:table-cell table:style-name="ce8" table:formula="of:=[.A20]" office:value-type="float" office:value="4194304" calcext:value-type="float">
            <text:p>4,194,304</text:p>
          </table:table-cell>
          <table:table-cell table:formula="of:=1/SQRT([.U75])" office:value-type="float" office:value="0.00048828125" calcext:value-type="float">
            <text:p>0.0004882813</text:p>
          </table:table-cell>
          <table:table-cell table:style-name="ce40" table:formula="of:=[.X75]*2" office:value-type="float" office:value="0" calcext:value-type="float">
            <text:p>0.00000000000000E+000</text:p>
          </table:table-cell>
          <table:table-cell table:number-columns-repeated="2"/>
          <table:table-cell table:style-name="ce41" table:formula="of:=[.E20]" office:value-type="float" office:value="6553600" calcext:value-type="float">
            <text:p>6553600</text:p>
          </table:table-cell>
          <table:table-cell table:formula="of:=1/SQRT([.Z75])" office:value-type="float" office:value="0.000390625" calcext:value-type="float">
            <text:p>0.000390625</text:p>
          </table:table-cell>
          <table:table-cell table:style-name="ce40" table:formula="of:=[.AC75]*2" office:value-type="float" office:value="0" calcext:value-type="float">
            <text:p>0.00000000000000E+000</text:p>
          </table:table-cell>
          <table:table-cell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615288" calcext:value-type="float">
            <text:p>1.21961529E-01</text:p>
          </table:table-cell>
          <table:table-cell table:style-name="ce6" table:formula="of:=1/SQRT([.A76])" office:value-type="float" office:value="0.00275541696360878" calcext:value-type="float">
            <text:p>2.75541696E-03</text:p>
          </table:table-cell>
          <table:table-cell table:style-name="ce6" table:formula="of:=ABS([.B76]-[.$K$37])" office:value-type="float" office:value="0.0000619380273679943" calcext:value-type="float">
            <text:p>6.19380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6])-LOG([.D75]))/(LOG([.C76])-LOG([.C75]))" office:value-type="float" office:value="3.21660095550578" calcext:value-type="float">
            <text:p>3.2</text:p>
          </table:table-cell>
          <table:table-cell table:number-columns-repeated="23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9033657" calcext:value-type="float">
            <text:p>1.21903366E-01</text:p>
          </table:table-cell>
          <table:table-cell table:style-name="ce6" table:formula="of:=1/SQRT([.A77])" office:value-type="float" office:value="0.00137938513872494" calcext:value-type="float">
            <text:p>1.37938514E-03</text:p>
          </table:table-cell>
          <table:table-cell table:style-name="ce6" table:formula="of:=ABS([.B77]-[.$K$37])" office:value-type="float" office:value="0.00000377492736798601" calcext:value-type="float">
            <text:p>3.7749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7])-LOG([.D76]))/(LOG([.C77])-LOG([.C76]))" office:value-type="float" office:value="4.04339950636074" calcext:value-type="float">
            <text:p>4.0</text:p>
          </table:table-cell>
          <table:table-cell table:number-columns-repeated="23"/>
        </table:table-row>
        <table:table-row table:style-name="ro1">
          <table:table-cell table:style-name="ce7" office:value-type="float" office:value="2099712" calcext:value-type="float">
            <text:p>2099712</text:p>
          </table:table-cell>
          <table:table-cell table:style-name="ce6" office:value-type="float" office:value="0.1218986669" calcext:value-type="float">
            <text:p>1.21898667E-01</text:p>
          </table:table-cell>
          <table:table-cell table:style-name="ce6" table:formula="of:=1/SQRT([.A78])" office:value-type="float" office:value="0.000690112882991197" calcext:value-type="float">
            <text:p>6.90112883E-04</text:p>
          </table:table-cell>
          <table:table-cell table:style-name="ce6" table:formula="of:=ABS([.B78]-[.$K$37])" office:value-type="float" office:value="0.000000923872632008216" calcext:value-type="float">
            <text:p>9.23872632E-07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8])-LOG([.D77]))/(LOG([.C78])-LOG([.C77]))" office:value-type="float" office:value="2.03246943287753" calcext:value-type="float">
            <text:p>2.0</text:p>
          </table:table-cell>
          <table:table-cell table:number-columns-repeated="23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TC Tri SUPG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1_cut1</text:p>
          </table:table-cell>
          <table:table-cell table:number-columns-repeated="19"/>
        </table:table-row>
        <table:table-row table:style-name="ro1">
          <table:table-cell table:style-name="ce7" office:value-type="float" office:value="552" calcext:value-type="float">
            <text:p>552</text:p>
          </table:table-cell>
          <table:table-cell table:style-name="ce6" office:value-type="float" office:value="0.1656367019" calcext:value-type="float">
            <text:p>1.65636702E-01</text:p>
          </table:table-cell>
          <table:table-cell table:style-name="ce6" table:formula="of:=1/SQRT([.A83])" office:value-type="float" office:value="0.0425628265379374" calcext:value-type="float">
            <text:p>4.25628265E-02</text:p>
          </table:table-cell>
          <table:table-cell table:style-name="ce6" table:formula="of:=ABS([.B83]-[.$K$37])" office:value-type="float" office:value="0.043737111127368" calcext:value-type="float">
            <text:p>4.37371111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970043729" calcext:value-type="float">
            <text:p>0.1970043729</text:p>
          </table:table-cell>
          <table:table-cell table:number-columns-repeated="19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412621839" calcext:value-type="float">
            <text:p>1.41262184E-01</text:p>
          </table:table-cell>
          <table:table-cell table:style-name="ce6" table:formula="of:=1/SQRT([.A84])" office:value-type="float" office:value="0.021677749238103" calcext:value-type="float">
            <text:p>2.16777492E-02</text:p>
          </table:table-cell>
          <table:table-cell table:style-name="ce6" table:formula="of:=ABS([.B84]-[.$K$37])" office:value-type="float" office:value="0.019362593127368" calcext:value-type="float">
            <text:p>1.93625931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4])-LOG([.D83]))/(LOG([.C84])-LOG([.C83]))" office:value-type="float" office:value="1.20773693214749" calcext:value-type="float">
            <text:p>1.2</text:p>
          </table:table-cell>
          <table:table-cell table:number-columns-repeated="3"/>
          <table:table-cell office:value-type="float" office:value="0.1596091875" calcext:value-type="float">
            <text:p>0.1596091875</text:p>
          </table:table-cell>
          <table:table-cell table:number-columns-repeated="19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67688607" calcext:value-type="float">
            <text:p>1.26768861E-01</text:p>
          </table:table-cell>
          <table:table-cell table:style-name="ce6" table:formula="of:=1/SQRT([.A85])" office:value-type="float" office:value="0.0109422027383102" calcext:value-type="float">
            <text:p>1.09422027E-02</text:p>
          </table:table-cell>
          <table:table-cell table:style-name="ce6" table:formula="of:=ABS([.B85]-[.$K$37])" office:value-type="float" office:value="0.004869269927368" calcext:value-type="float">
            <text:p>4.8692699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5])-LOG([.D84]))/(LOG([.C85])-LOG([.C84]))" office:value-type="float" office:value="2.01913313177803" calcext:value-type="float">
            <text:p>2.0</text:p>
          </table:table-cell>
          <table:table-cell table:number-columns-repeated="3"/>
          <table:table-cell office:value-type="float" office:value="0.1370491893" calcext:value-type="float">
            <text:p>0.1370491893</text:p>
          </table:table-cell>
          <table:table-cell table:number-columns-repeated="19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7297641" calcext:value-type="float">
            <text:p>1.22729764E-01</text:p>
          </table:table-cell>
          <table:table-cell table:style-name="ce6" table:formula="of:=1/SQRT([.A86])" office:value-type="float" office:value="0.00549749371416928" calcext:value-type="float">
            <text:p>5.49749371E-03</text:p>
          </table:table-cell>
          <table:table-cell table:style-name="ce6" table:formula="of:=ABS([.B86]-[.$K$37])" office:value-type="float" office:value="0.000830173327367984" calcext:value-type="float">
            <text:p>8.301733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6])-LOG([.D85]))/(LOG([.C86])-LOG([.C85]))" office:value-type="float" office:value="2.57006434092232" calcext:value-type="float">
            <text:p>2.6</text:p>
          </table:table-cell>
          <table:table-cell table:number-columns-repeated="3"/>
          <table:table-cell office:value-type="float" office:value="0.1279716768" calcext:value-type="float">
            <text:p>0.1279716768</text:p>
          </table:table-cell>
          <table:table-cell table:number-columns-repeated="19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20307323" calcext:value-type="float">
            <text:p>1.22030732E-01</text:p>
          </table:table-cell>
          <table:table-cell table:style-name="ce6" table:formula="of:=1/SQRT([.A87])" office:value-type="float" office:value="0.00275541696360878" calcext:value-type="float">
            <text:p>2.75541696E-03</text:p>
          </table:table-cell>
          <table:table-cell table:style-name="ce6" table:formula="of:=ABS([.B87]-[.$K$37])" office:value-type="float" office:value="0.000131141527367984" calcext:value-type="float">
            <text:p>1.311415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7])-LOG([.D86]))/(LOG([.C87])-LOG([.C86]))" office:value-type="float" office:value="2.67162960225574" calcext:value-type="float">
            <text:p>2.7</text:p>
          </table:table-cell>
          <table:table-cell table:number-columns-repeated="3"/>
          <table:table-cell office:value-type="float" office:value="0.1246649915" calcext:value-type="float">
            <text:p>0.1246649915</text:p>
          </table:table-cell>
          <table:table-cell table:number-columns-repeated="19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TC Tri SUPG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19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301652364" calcext:value-type="float">
            <text:p>1.30165236E-01</text:p>
          </table:table-cell>
          <table:table-cell table:style-name="ce6" table:formula="of:=1/SQRT([.A91])" office:value-type="float" office:value="0.021677749238103" calcext:value-type="float">
            <text:p>2.16777492E-02</text:p>
          </table:table-cell>
          <table:table-cell table:style-name="ce6" table:formula="of:=ABS([.B91]-[.$K$37])" office:value-type="float" office:value="0.00826564562736798" calcext:value-type="float">
            <text:p>8.2656456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19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30921364" calcext:value-type="float">
            <text:p>1.23092136E-01</text:p>
          </table:table-cell>
          <table:table-cell table:style-name="ce6" table:formula="of:=1/SQRT([.A92])" office:value-type="float" office:value="0.0109422027383102" calcext:value-type="float">
            <text:p>1.09422027E-02</text:p>
          </table:table-cell>
          <table:table-cell table:style-name="ce6" table:formula="of:=ABS([.B92]-[.$K$37])" office:value-type="float" office:value="0.00119254562736799" calcext:value-type="float">
            <text:p>1.1925456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2])-LOG([.D91]))/(LOG([.C92])-LOG([.C91]))" office:value-type="float" office:value="2.83184597616572" calcext:value-type="float">
            <text:p>2.8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19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19624655" calcext:value-type="float">
            <text:p>1.21962466E-01</text:p>
          </table:table-cell>
          <table:table-cell table:style-name="ce6" table:formula="of:=1/SQRT([.A93])" office:value-type="float" office:value="0.00549749371416928" calcext:value-type="float">
            <text:p>5.49749371E-03</text:p>
          </table:table-cell>
          <table:table-cell table:style-name="ce6" table:formula="of:=ABS([.B93]-[.$K$37])" office:value-type="float" office:value="0.0000628747273679897" calcext:value-type="float">
            <text:p>6.28747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3])-LOG([.D92]))/(LOG([.C93])-LOG([.C92]))" office:value-type="float" office:value="4.2751014326177" calcext:value-type="float">
            <text:p>4.3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19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017796" calcext:value-type="float">
            <text:p>1.21901780E-01</text:p>
          </table:table-cell>
          <table:table-cell table:style-name="ce6" table:formula="of:=1/SQRT([.A94])" office:value-type="float" office:value="0.00275541696360878" calcext:value-type="float">
            <text:p>2.75541696E-03</text:p>
          </table:table-cell>
          <table:table-cell table:style-name="ce6" table:formula="of:=ABS([.B94]-[.$K$37])" office:value-type="float" office:value="0.00000218882736799375" calcext:value-type="float">
            <text:p>2.1888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4])-LOG([.D93]))/(LOG([.C94])-LOG([.C93]))" office:value-type="float" office:value="4.86124800804779" calcext:value-type="float">
            <text:p>4.9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19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TC Tri SUPG P3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19"/>
        </table:table-row>
        <table:table-row table:style-name="ro1">
          <table:table-cell table:style-name="ce7" office:value-type="float" office:value="4728" calcext:value-type="float">
            <text:p>4728</text:p>
          </table:table-cell>
          <table:table-cell table:style-name="ce6" office:value-type="float" office:value="0.122944512" calcext:value-type="float">
            <text:p>1.22944512E-01</text:p>
          </table:table-cell>
          <table:table-cell table:style-name="ce6" table:formula="of:=1/SQRT([.A98])" office:value-type="float" office:value="0.0145432431790788" calcext:value-type="float">
            <text:p>1.45432432E-02</text:p>
          </table:table-cell>
          <table:table-cell table:style-name="ce6" table:formula="of:=ABS([.B98]-[.$K$37])" office:value-type="float" office:value="0.00104492122736799" calcext:value-type="float">
            <text:p>1.0449212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19"/>
        </table:table-row>
        <table:table-row table:style-name="ro1">
          <table:table-cell table:style-name="ce7" office:value-type="float" office:value="18672" calcext:value-type="float">
            <text:p>18672</text:p>
          </table:table-cell>
          <table:table-cell table:style-name="ce6" office:value-type="float" office:value="0.1219720598" calcext:value-type="float">
            <text:p>1.21972060E-01</text:p>
          </table:table-cell>
          <table:table-cell table:style-name="ce6" table:formula="of:=1/SQRT([.A99])" office:value-type="float" office:value="0.00731820516389834" calcext:value-type="float">
            <text:p>7.31820516E-03</text:p>
          </table:table-cell>
          <table:table-cell table:style-name="ce6" table:formula="of:=ABS([.B99]-[.$K$37])" office:value-type="float" office:value="0.0000724690273679884" calcext:value-type="float">
            <text:p>7.24690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9])-LOG([.D98]))/(LOG([.C99])-LOG([.C98]))" office:value-type="float" office:value="3.885683627594" calcext:value-type="float">
            <text:p>3.9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19"/>
        </table:table-row>
        <table:table-row table:style-name="ro1">
          <table:table-cell table:style-name="ce7" office:value-type="float" office:value="74208" calcext:value-type="float">
            <text:p>74208</text:p>
          </table:table-cell>
          <table:table-cell table:style-name="ce6" office:value-type="float" office:value="0.1219008997" calcext:value-type="float">
            <text:p>1.21900900E-01</text:p>
          </table:table-cell>
          <table:table-cell table:style-name="ce6" table:formula="of:=1/SQRT([.A100])" office:value-type="float" office:value="0.00367091760327327" calcext:value-type="float">
            <text:p>3.67091760E-03</text:p>
          </table:table-cell>
          <table:table-cell table:style-name="ce6" table:formula="of:=ABS([.B100]-[.$K$37])" office:value-type="float" office:value="0.00000130892736799337" calcext:value-type="float">
            <text:p>1.3089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0])-LOG([.D99]))/(LOG([.C100])-LOG([.C99]))" office:value-type="float" office:value="5.81796618915833" calcext:value-type="float">
            <text:p>5.8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19"/>
        </table:table-row>
        <table:table-row table:style-name="ro1">
          <table:table-cell table:style-name="ce7" office:value-type="float" office:value="295872" calcext:value-type="float">
            <text:p>295872</text:p>
          </table:table-cell>
          <table:table-cell table:style-name="ce6" office:value-type="float" office:value="0.1218996118" calcext:value-type="float">
            <text:p>1.21899612E-01</text:p>
          </table:table-cell>
          <table:table-cell table:style-name="ce6" table:formula="of:=1/SQRT([.A101])" office:value-type="float" office:value="0.00183843409748103" calcext:value-type="float">
            <text:p>1.83843410E-03</text:p>
          </table:table-cell>
          <table:table-cell table:style-name="ce6" table:formula="of:=ABS([.B101]-[.$K$37])" office:value-type="float" office:value="0.0000000210273679857043" calcext:value-type="float">
            <text:p>2.10273680E-08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1])-LOG([.D100]))/(LOG([.C101])-LOG([.C100]))" office:value-type="float" office:value="5.97393241594736" calcext:value-type="float">
            <text:p>6.0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19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DG P1 Q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Cd/2</text:p>
          </table:table-cell>
          <table:table-cell table:number-columns-repeated="19"/>
        </table:table-row>
        <table:table-row table:style-name="ro1">
          <table:table-cell table:style-name="ce8" table:formula="of:=[.A6]" office:value-type="float" office:value="2048" calcext:value-type="float">
            <text:p>2,048</text:p>
          </table:table-cell>
          <table:table-cell table:style-name="ce6" table:formula="of:=2*[.J105]" office:value-type="float" office:value="0.13946722872238" calcext:value-type="float">
            <text:p>1.39467229E-01</text:p>
          </table:table-cell>
          <table:table-cell table:style-name="ce6" table:formula="of:=1/SQRT([.A105])" office:value-type="float" office:value="0.0220970869120796" calcext:value-type="float">
            <text:p>2.20970869E-02</text:p>
          </table:table-cell>
          <table:table-cell table:style-name="ce6" table:formula="of:=ABS([.B105]-[.$K$37])" office:value-type="float" office:value="0.017567637949748" calcext:value-type="float">
            <text:p>1.75676379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"/>
          <table:table-cell table:style-name="ce14" office:value-type="string" calcext:value-type="string">
            <text:p>ref0</text:p>
          </table:table-cell>
          <table:table-cell table:style-name="ce5" office:value-type="float" office:value="0.0697336143611902" calcext:value-type="float">
            <text:p>6.97E-002</text:p>
          </table:table-cell>
          <table:table-cell table:number-columns-repeated="19"/>
        </table:table-row>
        <table:table-row table:style-name="ro1">
          <table:table-cell table:style-name="ce8" table:formula="of:=[.A7]" office:value-type="float" office:value="8192" calcext:value-type="float">
            <text:p>8,192</text:p>
          </table:table-cell>
          <table:table-cell table:style-name="ce6" table:formula="of:=2*[.J106]" office:value-type="float" office:value="0.127342288194798" calcext:value-type="float">
            <text:p>1.27342288E-01</text:p>
          </table:table-cell>
          <table:table-cell table:style-name="ce6" table:formula="of:=1/SQRT([.A106])" office:value-type="float" office:value="0.0110485434560398" calcext:value-type="float">
            <text:p>1.10485435E-02</text:p>
          </table:table-cell>
          <table:table-cell table:style-name="ce6" table:formula="of:=ABS([.B106]-[.$K$37])" office:value-type="float" office:value="0.00544269742216599" calcext:value-type="float">
            <text:p>5.44269742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6])-LOG([.D105]))/(LOG([.C106])-LOG([.C105]))" office:value-type="float" office:value="1.69052648821741" calcext:value-type="float">
            <text:p>1.7</text:p>
          </table:table-cell>
          <table:table-cell table:number-columns-repeated="2"/>
          <table:table-cell table:style-name="ce14" office:value-type="string" calcext:value-type="string">
            <text:p>ref1</text:p>
          </table:table-cell>
          <table:table-cell table:style-name="ce5" office:value-type="float" office:value="0.0636711440973989" calcext:value-type="float">
            <text:p>6.37E-002</text:p>
          </table:table-cell>
          <table:table-cell table:number-columns-repeated="19"/>
        </table:table-row>
        <table:table-row table:style-name="ro1">
          <table:table-cell table:style-name="ce8" table:formula="of:=[.A8]" office:value-type="float" office:value="32768" calcext:value-type="float">
            <text:p>32,768</text:p>
          </table:table-cell>
          <table:table-cell table:style-name="ce6" table:formula="of:=2*[.J107]" office:value-type="float" office:value="0.123077538264702" calcext:value-type="float">
            <text:p>1.23077538E-01</text:p>
          </table:table-cell>
          <table:table-cell table:style-name="ce6" table:formula="of:=1/SQRT([.A107])" office:value-type="float" office:value="0.0055242717280199" calcext:value-type="float">
            <text:p>5.52427173E-03</text:p>
          </table:table-cell>
          <table:table-cell table:style-name="ce6" table:formula="of:=ABS([.B107]-[.$K$37])" office:value-type="float" office:value="0.00117794749206999" calcext:value-type="float">
            <text:p>1.17794749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7])-LOG([.D106]))/(LOG([.C107])-LOG([.C106]))" office:value-type="float" office:value="2.20804660268564" calcext:value-type="float">
            <text:p>2.2</text:p>
          </table:table-cell>
          <table:table-cell table:number-columns-repeated="2"/>
          <table:table-cell table:style-name="ce14" office:value-type="string" calcext:value-type="string">
            <text:p>ref2</text:p>
          </table:table-cell>
          <table:table-cell table:style-name="ce5" office:value-type="float" office:value="0.0615387691323512" calcext:value-type="float">
            <text:p>6.15E-002</text:p>
          </table:table-cell>
          <table:table-cell table:number-columns-repeated="19"/>
        </table:table-row>
        <table:table-row table:style-name="ro1">
          <table:table-cell table:style-name="ce8" table:formula="of:=[.A9]" office:value-type="float" office:value="131072" calcext:value-type="float">
            <text:p>131,072</text:p>
          </table:table-cell>
          <table:table-cell table:style-name="ce6" table:formula="of:=2*[.J108]" office:value-type="float" office:value="0.122145382433461" calcext:value-type="float">
            <text:p>1.22145382E-01</text:p>
          </table:table-cell>
          <table:table-cell table:style-name="ce6" table:formula="of:=1/SQRT([.A108])" office:value-type="float" office:value="0.00276213586400995" calcext:value-type="float">
            <text:p>2.76213586E-03</text:p>
          </table:table-cell>
          <table:table-cell table:style-name="ce6" table:formula="of:=ABS([.B108]-[.$K$37])" office:value-type="float" office:value="0.000245791660828998" calcext:value-type="float">
            <text:p>2.45791661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8])-LOG([.D107]))/(LOG([.C108])-LOG([.C107]))" office:value-type="float" office:value="2.26076735716209" calcext:value-type="float">
            <text:p>2.3</text:p>
          </table:table-cell>
          <table:table-cell table:number-columns-repeated="2"/>
          <table:table-cell table:style-name="ce14" office:value-type="string" calcext:value-type="string">
            <text:p>ref3</text:p>
          </table:table-cell>
          <table:table-cell table:style-name="ce5" office:value-type="float" office:value="0.0610726912167304" calcext:value-type="float">
            <text:p>6.11E-002</text:p>
          </table:table-cell>
          <table:table-cell table:number-columns-repeated="19"/>
        </table:table-row>
        <table:table-row table:style-name="ro1">
          <table:table-cell table:style-name="ce8" table:formula="of:=[.A10]" office:value-type="float" office:value="524288" calcext:value-type="float">
            <text:p>524,288</text:p>
          </table:table-cell>
          <table:table-cell table:style-name="ce6" table:formula="of:=2*[.J109]" office:value-type="float" office:value="0.121954403545484" calcext:value-type="float">
            <text:p>1.21954404E-01</text:p>
          </table:table-cell>
          <table:table-cell table:style-name="ce6" table:formula="of:=1/SQRT([.A109])" office:value-type="float" office:value="0.00138106793200498" calcext:value-type="float">
            <text:p>1.38106793E-03</text:p>
          </table:table-cell>
          <table:table-cell table:style-name="ce6" table:formula="of:=ABS([.B109]-[.$K$37])" office:value-type="float" office:value="0.000054812772851992" calcext:value-type="float">
            <text:p>5.48127729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9])-LOG([.D108]))/(LOG([.C109])-LOG([.C108]))" office:value-type="float" office:value="2.16485194480192" calcext:value-type="float">
            <text:p>2.2</text:p>
          </table:table-cell>
          <table:table-cell table:number-columns-repeated="2"/>
          <table:table-cell table:style-name="ce14" office:value-type="string" calcext:value-type="string">
            <text:p>ref4</text:p>
          </table:table-cell>
          <table:table-cell table:style-name="ce5" office:value-type="float" office:value="0.060977201772742" calcext:value-type="float">
            <text:p>6.10E-002</text:p>
          </table:table-cell>
          <table:table-cell table:number-columns-repeated="19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2"/>
          <table:table-cell table:style-name="ce14" office:value-type="string" calcext:value-type="string">
            <text:p>ref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COFFEE Tri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30528809554504" calcext:value-type="float">
            <text:p>1.30528810E-01</text:p>
          </table:table-cell>
          <table:table-cell table:style-name="ce6" table:formula="of:=1/SQRT([.A113])" office:value-type="float" office:value="0.021677749238103" calcext:value-type="float">
            <text:p>2.16777492E-02</text:p>
          </table:table-cell>
          <table:table-cell table:style-name="ce6" table:formula="of:=ABS([.B113]-[.$K$37])" office:value-type="float" office:value="0.00862921878187201" calcext:value-type="float">
            <text:p>8.62921878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328300423725" calcext:value-type="float">
            <text:p>1.23283004E-01</text:p>
          </table:table-cell>
          <table:table-cell table:style-name="ce6" table:formula="of:=1/SQRT([.A114])" office:value-type="float" office:value="0.0109422027383102" calcext:value-type="float">
            <text:p>1.09422027E-02</text:p>
          </table:table-cell>
          <table:table-cell table:style-name="ce6" table:formula="of:=ABS([.B114]-[.$K$37])" office:value-type="float" office:value="0.00138341346461798" calcext:value-type="float">
            <text:p>1.38341346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4])-LOG([.D113]))/(LOG([.C114])-LOG([.C113]))" office:value-type="float" office:value="2.67764981069255" calcext:value-type="float">
            <text:p>2.7</text:p>
          </table:table-cell>
          <table:table-cell table:number-columns-repeated="23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09384592765" calcext:value-type="float">
            <text:p>1.22093846E-01</text:p>
          </table:table-cell>
          <table:table-cell table:style-name="ce6" table:formula="of:=1/SQRT([.A115])" office:value-type="float" office:value="0.00549749371416928" calcext:value-type="float">
            <text:p>5.49749371E-03</text:p>
          </table:table-cell>
          <table:table-cell table:style-name="ce6" table:formula="of:=ABS([.B115]-[.$K$37])" office:value-type="float" office:value="0.000194255155017989" calcext:value-type="float">
            <text:p>1.9425515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5])-LOG([.D114]))/(LOG([.C115])-LOG([.C114]))" office:value-type="float" office:value="2.85200843262397" calcext:value-type="float">
            <text:p>2.9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2051444284" calcext:value-type="float">
            <text:p>1.21920514E-01</text:p>
          </table:table-cell>
          <table:table-cell table:style-name="ce6" table:formula="of:=1/SQRT([.A116])" office:value-type="float" office:value="0.00275541696360878" calcext:value-type="float">
            <text:p>2.75541696E-03</text:p>
          </table:table-cell>
          <table:table-cell table:style-name="ce6" table:formula="of:=ABS([.B116]-[.$K$37])" office:value-type="float" office:value="0.0000209236702079785" calcext:value-type="float">
            <text:p>2.09236702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6])-LOG([.D115]))/(LOG([.C116])-LOG([.C115]))" office:value-type="float" office:value="3.22602516843859" calcext:value-type="float">
            <text:p>3.2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903176206955" calcext:value-type="float">
            <text:p>1.21903176E-01</text:p>
          </table:table-cell>
          <table:table-cell table:style-name="ce6" table:formula="of:=1/SQRT([.A117])" office:value-type="float" office:value="0.00137938513872494" calcext:value-type="float">
            <text:p>1.37938514E-03</text:p>
          </table:table-cell>
          <table:table-cell table:style-name="ce6" table:formula="of:=ABS([.B117]-[.$K$37])" office:value-type="float" office:value="0.00000358543432299463" calcext:value-type="float">
            <text:p>3.58543432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7])-LOG([.D116]))/(LOG([.C117])-LOG([.C116]))" office:value-type="float" office:value="2.54938949608015" calcext:value-type="float">
            <text:p>2.5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4"/>
          <table:table-cell table:style-name="ce12"/>
          <table:table-cell table:number-columns-repeated="18"/>
        </table:table-row>
        <table:table-row table:style-name="ro2">
          <table:table-cell table:style-name="ce9" office:value-type="string" calcext:value-type="string">
            <text:p>ANSLib P1</text:p>
          </table:table-cell>
          <table:table-cell table:style-name="ce6" table:number-columns-repeated="4"/>
          <table:table-cell table:style-name="ce30"/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1"/>
          <table:table-cell table:style-name="ce39" table:number-columns-repeated="2"/>
          <table:table-cell table:number-columns-repeated="10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17" table:formula="of:=0.0476618292967254+0.0804344734623798" office:value-type="float" office:value="0.128096302759105" calcext:value-type="float">
            <text:p>1.28096303E-01</text:p>
          </table:table-cell>
          <table:table-cell table:style-name="ce6" table:formula="of:=1/SQRT([.A121])" office:value-type="float" office:value="0.0090210979560879" calcext:value-type="float">
            <text:p>9.02109796E-03</text:p>
          </table:table-cell>
          <table:table-cell table:style-name="ce6" table:formula="of:=ABS([.B121]-[.$K$37])" office:value-type="float" office:value="0.00619671198647298" calcext:value-type="float">
            <text:p>6.19671199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0.0407162863709539+0.0820230524439412" office:value-type="float" office:value="0.122739338814895" calcext:value-type="float">
            <text:p>1.22739339E-01</text:p>
          </table:table-cell>
          <table:table-cell table:style-name="ce6" table:formula="of:=1/SQRT([.A122])" office:value-type="float" office:value="0.00451054897804395" calcext:value-type="float">
            <text:p>4.51054898E-03</text:p>
          </table:table-cell>
          <table:table-cell table:style-name="ce6" table:formula="of:=ABS([.B122]-[.$K$37])" office:value-type="float" office:value="0.000839748042263" calcext:value-type="float">
            <text:p>8.39748042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22])-LOG([.D121]))/(LOG([.C122])-LOG([.C121]))" office:value-type="float" office:value="2.8834744834823" calcext:value-type="float">
            <text:p>2.9</text:p>
          </table:table-cell>
          <table:table-cell table:number-columns-repeated="11"/>
          <table:table-cell table:style-name="ce39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9"/>
          <table:table-cell table:style-name="ce39"/>
          <table:table-cell table:number-columns-repeated="13"/>
        </table:table-row>
        <table:table-row table:style-name="ro2">
          <table:table-cell table:style-name="ce9" office:value-type="string" calcext:value-type="string">
            <text:p>ANSLib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17" table:formula="of:=0.046852505124822+0.0788609534499432" office:value-type="float" office:value="0.125713458574765" calcext:value-type="float">
            <text:p>1.25713459E-01</text:p>
          </table:table-cell>
          <table:table-cell table:style-name="ce6" table:formula="of:=1/SQRT([.A126])" office:value-type="float" office:value="0.0090210979560879" calcext:value-type="float">
            <text:p>9.02109796E-03</text:p>
          </table:table-cell>
          <table:table-cell table:style-name="ce6" table:formula="of:=ABS([.B126]-[.$K$37])" office:value-type="float" office:value="0.003813867802133" calcext:value-type="float">
            <text:p>3.81386780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0.0453049675018666+0.0768870329743812" office:value-type="float" office:value="0.122192000476248" calcext:value-type="float">
            <text:p>1.22192000E-01</text:p>
          </table:table-cell>
          <table:table-cell table:style-name="ce6" table:formula="of:=1/SQRT([.A127])" office:value-type="float" office:value="0.00451054897804395" calcext:value-type="float">
            <text:p>4.51054898E-03</text:p>
          </table:table-cell>
          <table:table-cell table:style-name="ce6" table:formula="of:=ABS([.B127]-[.$K$37])" office:value-type="float" office:value="0.000292409703615992" calcext:value-type="float">
            <text:p>2.92409704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27])-LOG([.D126]))/(LOG([.C127])-LOG([.C126]))" office:value-type="float" office:value="3.70519174419147" calcext:value-type="float">
            <text:p>3.7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SM3D Quad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style-name="ce7" office:value-type="float" office:value="16384" calcext:value-type="float">
            <text:p>16384</text:p>
          </table:table-cell>
          <table:table-cell table:style-name="ce6" office:value-type="float" office:value="0.121917" calcext:value-type="float">
            <text:p>1.21917000E-01</text:p>
          </table:table-cell>
          <table:table-cell table:style-name="ce6" table:formula="of:=1/SQRT(2*[.A131])" office:value-type="float" office:value="0.0055242717280199" calcext:value-type="float">
            <text:p>5.52427173E-03</text:p>
          </table:table-cell>
          <table:table-cell table:style-name="ce6" table:formula="of:=ABS([.B131]-[.$K$37])" office:value-type="float" office:value="0.0000174092273679816" calcext:value-type="float">
            <text:p>1.74092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65536" calcext:value-type="float">
            <text:p>65536</text:p>
          </table:table-cell>
          <table:table-cell table:style-name="ce6" office:value-type="float" office:value="0.121721" calcext:value-type="float">
            <text:p>1.21721000E-01</text:p>
          </table:table-cell>
          <table:table-cell table:style-name="ce6" table:formula="of:=1/SQRT(2*[.A132])" office:value-type="float" office:value="0.00276213586400995" calcext:value-type="float">
            <text:p>2.76213586E-03</text:p>
          </table:table-cell>
          <table:table-cell table:style-name="ce6" table:formula="of:=ABS([.B132]-[.$K$37])" office:value-type="float" office:value="0.00017859077263202" calcext:value-type="float">
            <text:p>1.78590773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2])-LOG([.D131]))/(LOG([.C132])-LOG([.C131]))" office:value-type="float" office:value="-3.35873345985684" calcext:value-type="float">
            <text:p>-3.4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1">
          <table:table-cell table:style-name="ce7" office:value-type="float" office:value="262144" calcext:value-type="float">
            <text:p>262144</text:p>
          </table:table-cell>
          <table:table-cell table:style-name="ce6" office:value-type="float" office:value="0.121826" calcext:value-type="float">
            <text:p>1.21826000E-01</text:p>
          </table:table-cell>
          <table:table-cell table:style-name="ce6" table:formula="of:=1/SQRT(2*[.A133])" office:value-type="float" office:value="0.00138106793200498" calcext:value-type="float">
            <text:p>1.38106793E-03</text:p>
          </table:table-cell>
          <table:table-cell table:style-name="ce6" table:formula="of:=ABS([.B133]-[.$K$37])" office:value-type="float" office:value="0.0000735907726320262" calcext:value-type="float">
            <text:p>7.359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3])-LOG([.D132]))/(LOG([.C133])-LOG([.C132]))" office:value-type="float" office:value="1.2790607549894" calcext:value-type="float">
            <text:p>1.3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1">
          <table:table-cell table:style-name="ce7" office:value-type="float" office:value="1048576" calcext:value-type="float">
            <text:p>1048576</text:p>
          </table:table-cell>
          <table:table-cell table:style-name="ce6" office:value-type="float" office:value="0.121883" calcext:value-type="float">
            <text:p>1.21883000E-01</text:p>
          </table:table-cell>
          <table:table-cell table:style-name="ce6" table:formula="of:=1/SQRT(2*[.A134])" office:value-type="float" office:value="0.000690533966002488" calcext:value-type="float">
            <text:p>6.90533966E-04</text:p>
          </table:table-cell>
          <table:table-cell table:style-name="ce6" table:formula="of:=ABS([.B134]-[.$K$37])" office:value-type="float" office:value="0.0000165907726320247" calcext:value-type="float">
            <text:p>1.659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4])-LOG([.D133]))/(LOG([.C134])-LOG([.C133]))" office:value-type="float" office:value="2.14914380745652" calcext:value-type="float">
            <text:p>2.1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1">
          <table:table-cell table:style-name="ce7" office:value-type="string" calcext:value-type="string">
            <text:p>NUDT WCNS-E-5</text:p>
          </table:table-cell>
          <table:table-cell table:style-name="ce6" table:number-columns-repeated="4"/>
          <table:table-cell table:style-name="ce30"/>
          <table:table-cell table:number-columns-repeated="13"/>
          <table:table-cell table:style-name="ce39"/>
          <table:table-cell table:number-columns-repeated="9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Submitted exact</text:p>
          </table:table-cell>
          <table:table-cell table:number-columns-repeated="21"/>
        </table:table-row>
        <table:table-row table:style-name="ro2">
          <table:table-cell table:style-name="ce7" table:formula="of:=32*16" office:value-type="float" office:value="512" calcext:value-type="float">
            <text:p>512</text:p>
          </table:table-cell>
          <table:table-cell table:style-name="ce6" office:value-type="float" office:value="0.132770685" calcext:value-type="float">
            <text:p>1.32770685E-01</text:p>
          </table:table-cell>
          <table:table-cell table:style-name="ce6" table:formula="of:=1/SQRT([.A138])" office:value-type="float" office:value="0.0441941738241592" calcext:value-type="float">
            <text:p>4.41941738E-02</text:p>
          </table:table-cell>
          <table:table-cell table:style-name="ce6" table:formula="of:=ABS([.B138]-[.$H$138])" office:value-type="float" office:value="0.010846677" calcext:value-type="float">
            <text:p>1.08466770E-02</text:p>
          </table:table-cell>
          <table:table-cell table:style-name="ce26" office:value-type="float" office:value="22.2" calcext:value-type="float">
            <text:p>2.22E+01</text:p>
          </table:table-cell>
          <table:table-cell table:style-name="ce29"/>
          <table:table-cell/>
          <table:table-cell table:style-name="ce32" office:value-type="float" office:value="0.121924008" calcext:value-type="float">
            <text:p>0.121924008</text:p>
          </table:table-cell>
          <table:table-cell table:number-columns-repeated="11"/>
          <table:table-cell table:style-name="ce39"/>
          <table:table-cell table:number-columns-repeated="9"/>
        </table:table-row>
        <table:table-row table:style-name="ro2">
          <table:table-cell table:style-name="ce7" table:formula="of:=65*33" office:value-type="float" office:value="2145" calcext:value-type="float">
            <text:p>2145</text:p>
          </table:table-cell>
          <table:table-cell table:style-name="ce6" office:value-type="float" office:value="0.124319501" calcext:value-type="float">
            <text:p>1.24319501E-01</text:p>
          </table:table-cell>
          <table:table-cell table:style-name="ce6" table:formula="of:=1/SQRT([.A139])" office:value-type="float" office:value="0.0215916758543765" calcext:value-type="float">
            <text:p>2.15916759E-02</text:p>
          </table:table-cell>
          <table:table-cell table:style-name="ce6" table:formula="of:=ABS([.B139]-[.$H$138])" office:value-type="float" office:value="0.002395493" calcext:value-type="float">
            <text:p>2.39549300E-03</text:p>
          </table:table-cell>
          <table:table-cell table:style-name="ce26" office:value-type="float" office:value="219" calcext:value-type="float">
            <text:p>2.19E+02</text:p>
          </table:table-cell>
          <table:table-cell table:style-name="ce29" table:formula="of:=(LOG([.D139])-LOG([.D138]))/(LOG([.C139])-LOG([.C138]))" office:value-type="float" office:value="2.10847566693673" calcext:value-type="float">
            <text:p>2.1</text:p>
          </table:table-cell>
          <table:table-cell table:number-columns-repeated="23"/>
        </table:table-row>
        <table:table-row table:style-name="ro2">
          <table:table-cell table:style-name="ce7" table:formula="of:=129*65" office:value-type="float" office:value="8385" calcext:value-type="float">
            <text:p>8385</text:p>
          </table:table-cell>
          <table:table-cell table:style-name="ce6" office:value-type="float" office:value="0.122174018" calcext:value-type="float">
            <text:p>1.22174018E-01</text:p>
          </table:table-cell>
          <table:table-cell table:style-name="ce6" table:formula="of:=1/SQRT([.A140])" office:value-type="float" office:value="0.0109206494484927" calcext:value-type="float">
            <text:p>1.09206494E-02</text:p>
          </table:table-cell>
          <table:table-cell table:style-name="ce6" table:formula="of:=ABS([.B140]-[.$H$138])" office:value-type="float" office:value="0.000250009999999995" calcext:value-type="float">
            <text:p>2.50010000E-04</text:p>
          </table:table-cell>
          <table:table-cell table:style-name="ce26" office:value-type="float" office:value="1640" calcext:value-type="float">
            <text:p>1.64E+03</text:p>
          </table:table-cell>
          <table:table-cell table:style-name="ce29" table:formula="of:=(LOG([.D140])-LOG([.D139]))/(LOG([.C140])-LOG([.C139]))" office:value-type="float" office:value="3.31524299776101" calcext:value-type="float">
            <text:p>3.3</text:p>
          </table:table-cell>
          <table:table-cell table:number-columns-repeated="23"/>
        </table:table-row>
        <table:table-row table:style-name="ro2">
          <table:table-cell table:style-name="ce7" table:formula="of:=257*129" office:value-type="float" office:value="33153" calcext:value-type="float">
            <text:p>33153</text:p>
          </table:table-cell>
          <table:table-cell table:style-name="ce6" office:value-type="float" office:value="0.121933489" calcext:value-type="float">
            <text:p>1.21933489E-01</text:p>
          </table:table-cell>
          <table:table-cell table:style-name="ce6" table:formula="of:=1/SQRT([.A141])" office:value-type="float" office:value="0.00549210185803678" calcext:value-type="float">
            <text:p>5.49210186E-03</text:p>
          </table:table-cell>
          <table:table-cell table:style-name="ce6" table:formula="of:=ABS([.B141]-[.$H$138])" office:value-type="float" office:value="0.00000948099999999175" calcext:value-type="float">
            <text:p>9.48100000E-06</text:p>
          </table:table-cell>
          <table:table-cell table:style-name="ce26" office:value-type="float" office:value="16000" calcext:value-type="float">
            <text:p>1.60E+04</text:p>
          </table:table-cell>
          <table:table-cell table:style-name="ce29" table:formula="of:=(LOG([.D141])-LOG([.D140]))/(LOG([.C141])-LOG([.C140]))" office:value-type="float" office:value="4.7606572271824" calcext:value-type="float">
            <text:p>4.8</text:p>
          </table:table-cell>
          <table:table-cell table:number-columns-repeated="23"/>
        </table:table-row>
        <table:table-row table:style-name="ro1">
          <table:table-cell table:style-name="ce7" table:formula="of:=513*257" office:value-type="float" office:value="131841" calcext:value-type="float">
            <text:p>131841</text:p>
          </table:table-cell>
          <table:table-cell table:style-name="ce6" office:value-type="float" office:value="0.121924008" calcext:value-type="float">
            <text:p>1.21924008E-01</text:p>
          </table:table-cell>
          <table:table-cell table:style-name="ce6" table:formula="of:=1/SQRT([.A142])" office:value-type="float" office:value="0.00275406861302664" calcext:value-type="float">
            <text:p>2.75406861E-03</text:p>
          </table:table-cell>
          <table:table-cell table:style-name="ce6"/>
          <table:table-cell table:style-name="ce6" office:value-type="float" office:value="0" calcext:value-type="float">
            <text:p>0.00000000E+00</text:p>
          </table:table-cell>
          <table:table-cell table:style-name="ce29" table:formula="of:=(LOG([.D142])-LOG([.D141]))/(LOG([.C142])-LOG([.C141]))" office:value-type="string" office:string-value="" calcext:value-type="error">
            <text:p>Err:502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UDT MUSCL</text:p>
          </table:table-cell>
          <table:table-cell table:style-name="ce6" table:number-columns-repeated="4"/>
          <table:table-cell table:style-name="ce30"/>
          <table:table-cell table:number-columns-repeated="15"/>
          <table:table-cell table:style-name="ce39"/>
          <table:table-cell table:number-columns-repeated="7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6"/>
          <table:table-cell table:style-name="ce39"/>
          <table:table-cell table:number-columns-repeated="6"/>
        </table:table-row>
        <table:table-row table:style-name="ro2">
          <table:table-cell table:style-name="ce7" table:formula="of:=32*16" office:value-type="float" office:value="512" calcext:value-type="float">
            <text:p>512</text:p>
          </table:table-cell>
          <table:table-cell table:style-name="ce6" office:value-type="float" office:value="0.152166449" calcext:value-type="float">
            <text:p>1.52166449E-01</text:p>
          </table:table-cell>
          <table:table-cell table:style-name="ce6" table:formula="of:=1/SQRT([.A146])" office:value-type="float" office:value="0.0441941738241592" calcext:value-type="float">
            <text:p>4.41941738E-02</text:p>
          </table:table-cell>
          <table:table-cell table:style-name="ce6" table:formula="of:=ABS([.B146]-[.$H$138])" office:value-type="float" office:value="0.030242441" calcext:value-type="float">
            <text:p>3.02424410E-02</text:p>
          </table:table-cell>
          <table:table-cell table:style-name="ce26" office:value-type="float" office:value="8.51" calcext:value-type="float">
            <text:p>8.51E+00</text:p>
          </table:table-cell>
          <table:table-cell table:style-name="ce29"/>
          <table:table-cell table:number-columns-repeated="15"/>
          <table:table-cell table:style-name="ce39"/>
          <table:table-cell table:number-columns-repeated="7"/>
        </table:table-row>
        <table:table-row table:style-name="ro2">
          <table:table-cell table:style-name="ce7" table:formula="of:=65*33" office:value-type="float" office:value="2145" calcext:value-type="float">
            <text:p>2145</text:p>
          </table:table-cell>
          <table:table-cell table:style-name="ce6" office:value-type="float" office:value="0.129446575" calcext:value-type="float">
            <text:p>1.29446575E-01</text:p>
          </table:table-cell>
          <table:table-cell table:style-name="ce6" table:formula="of:=1/SQRT([.A147])" office:value-type="float" office:value="0.0215916758543765" calcext:value-type="float">
            <text:p>2.15916759E-02</text:p>
          </table:table-cell>
          <table:table-cell table:style-name="ce6" table:formula="of:=ABS([.B147]-[.$H$138])" office:value-type="float" office:value="0.00752256699999999" calcext:value-type="float">
            <text:p>7.52256700E-03</text:p>
          </table:table-cell>
          <table:table-cell table:style-name="ce26" office:value-type="float" office:value="85.9" calcext:value-type="float">
            <text:p>8.59E+01</text:p>
          </table:table-cell>
          <table:table-cell table:style-name="ce29" table:formula="of:=(LOG([.D147])-LOG([.D146]))/(LOG([.C147])-LOG([.C146]))" office:value-type="float" office:value="1.94243720372868" calcext:value-type="float">
            <text:p>1.9</text:p>
          </table:table-cell>
          <table:table-cell table:number-columns-repeated="23"/>
        </table:table-row>
        <table:table-row table:style-name="ro2">
          <table:table-cell table:style-name="ce7" table:formula="of:=129*65" office:value-type="float" office:value="8385" calcext:value-type="float">
            <text:p>8385</text:p>
          </table:table-cell>
          <table:table-cell table:style-name="ce6" office:value-type="float" office:value="0.123043609" calcext:value-type="float">
            <text:p>1.23043609E-01</text:p>
          </table:table-cell>
          <table:table-cell table:style-name="ce6" table:formula="of:=1/SQRT([.A148])" office:value-type="float" office:value="0.0109206494484927" calcext:value-type="float">
            <text:p>1.09206494E-02</text:p>
          </table:table-cell>
          <table:table-cell table:style-name="ce6" table:formula="of:=ABS([.B148]-[.$H$138])" office:value-type="float" office:value="0.001119601" calcext:value-type="float">
            <text:p>1.11960100E-03</text:p>
          </table:table-cell>
          <table:table-cell table:style-name="ce26" office:value-type="float" office:value="773" calcext:value-type="float">
            <text:p>7.73E+02</text:p>
          </table:table-cell>
          <table:table-cell table:style-name="ce29" table:formula="of:=(LOG([.D148])-LOG([.D147]))/(LOG([.C148])-LOG([.C147]))" office:value-type="float" office:value="2.79458416683326" calcext:value-type="float">
            <text:p>2.8</text:p>
          </table:table-cell>
          <table:table-cell table:number-columns-repeated="23"/>
        </table:table-row>
        <table:table-row table:style-name="ro2">
          <table:table-cell table:style-name="ce7" table:formula="of:=257*129" office:value-type="float" office:value="33153" calcext:value-type="float">
            <text:p>33153</text:p>
          </table:table-cell>
          <table:table-cell table:style-name="ce6" office:value-type="float" office:value="0.122104342" calcext:value-type="float">
            <text:p>1.22104342E-01</text:p>
          </table:table-cell>
          <table:table-cell table:style-name="ce6" table:formula="of:=1/SQRT([.A149])" office:value-type="float" office:value="0.00549210185803678" calcext:value-type="float">
            <text:p>5.49210186E-03</text:p>
          </table:table-cell>
          <table:table-cell table:style-name="ce6" table:formula="of:=ABS([.B149]-[.$H$138])" office:value-type="float" office:value="0.00018033399999999" calcext:value-type="float">
            <text:p>1.80334000E-04</text:p>
          </table:table-cell>
          <table:table-cell table:style-name="ce26" office:value-type="float" office:value="7340" calcext:value-type="float">
            <text:p>7.34E+03</text:p>
          </table:table-cell>
          <table:table-cell table:style-name="ce29" table:formula="of:=(LOG([.D149])-LOG([.D148]))/(LOG([.C149])-LOG([.C148]))" office:value-type="float" office:value="2.65648042504576" calcext:value-type="float">
            <text:p>2.7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23"/>
        </table:table-row>
        <table:table-row table:style-name="ro1">
          <table:table-cell table:style-name="ce7" office:value-type="string" calcext:value-type="string">
            <text:p>XDG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1">
          <table:table-cell table:style-name="ce8" table:formula="of:=[.A6]" office:value-type="float" office:value="2048" calcext:value-type="float">
            <text:p>2,048</text:p>
          </table:table-cell>
          <table:table-cell table:style-name="ce6" table:formula="of:=[.H153]*2" office:value-type="float" office:value="0.132606067063243" calcext:value-type="float">
            <text:p>1.32606067E-01</text:p>
          </table:table-cell>
          <table:table-cell table:style-name="ce6" table:formula="of:=1/SQRT([.A153])" office:value-type="float" office:value="0.0220970869120796" calcext:value-type="float">
            <text:p>2.20970869E-02</text:p>
          </table:table-cell>
          <table:table-cell table:style-name="ce6" table:formula="of:=ABS([.B153]-[.$K$37])" office:value-type="float" office:value="0.010706476290611" calcext:value-type="float">
            <text:p>1.07064763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/>
          <table:table-cell table:style-name="ce12" office:value-type="float" office:value="0.0663030335316214" calcext:value-type="float">
            <text:p>6.63E-02</text:p>
          </table:table-cell>
          <table:table-cell table:number-columns-repeated="21"/>
        </table:table-row>
        <table:table-row table:style-name="ro1">
          <table:table-cell table:style-name="ce8" table:formula="of:=[.A7]" office:value-type="float" office:value="8192" calcext:value-type="float">
            <text:p>8,192</text:p>
          </table:table-cell>
          <table:table-cell table:style-name="ce6" table:formula="of:=[.H154]*2" office:value-type="float" office:value="0.126694695308331" calcext:value-type="float">
            <text:p>1.26694695E-01</text:p>
          </table:table-cell>
          <table:table-cell table:style-name="ce6" table:formula="of:=1/SQRT([.A154])" office:value-type="float" office:value="0.0110485434560398" calcext:value-type="float">
            <text:p>1.10485435E-02</text:p>
          </table:table-cell>
          <table:table-cell table:style-name="ce6" table:formula="of:=ABS([.B154]-[.$K$37])" office:value-type="float" office:value="0.00479510453569901" calcext:value-type="float">
            <text:p>4.79510454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4])-LOG([.D153]))/(LOG([.C154])-LOG([.C153]))" office:value-type="float" office:value="1.15884956705666" calcext:value-type="float">
            <text:p>1.2</text:p>
          </table:table-cell>
          <table:table-cell/>
          <table:table-cell table:style-name="ce12" office:value-type="float" office:value="0.0633473476541654" calcext:value-type="float">
            <text:p>6.33E-02</text:p>
          </table:table-cell>
          <table:table-cell table:number-columns-repeated="21"/>
        </table:table-row>
        <table:table-row table:style-name="ro1">
          <table:table-cell table:style-name="ce8" table:formula="of:=[.A8]" office:value-type="float" office:value="32768" calcext:value-type="float">
            <text:p>32,768</text:p>
          </table:table-cell>
          <table:table-cell table:style-name="ce6" table:formula="of:=[.H155]*2" office:value-type="float" office:value="0.122942296421817" calcext:value-type="float">
            <text:p>1.22942296E-01</text:p>
          </table:table-cell>
          <table:table-cell table:style-name="ce6" table:formula="of:=1/SQRT([.A155])" office:value-type="float" office:value="0.0055242717280199" calcext:value-type="float">
            <text:p>5.52427173E-03</text:p>
          </table:table-cell>
          <table:table-cell table:style-name="ce6" table:formula="of:=ABS([.B155]-[.$K$37])" office:value-type="float" office:value="0.00104270564918499" calcext:value-type="float">
            <text:p>1.04270565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5])-LOG([.D154]))/(LOG([.C155])-LOG([.C154]))" office:value-type="float" office:value="2.20123031764098" calcext:value-type="float">
            <text:p>2.2</text:p>
          </table:table-cell>
          <table:table-cell/>
          <table:table-cell table:style-name="ce12" office:value-type="float" office:value="0.0614711482109085" calcext:value-type="float">
            <text:p>6.15E-02</text:p>
          </table:table-cell>
          <table:table-cell table:number-columns-repeated="21"/>
        </table:table-row>
        <table:table-row table:style-name="ro1">
          <table:table-cell table:style-name="ce8" table:formula="of:=[.A9]" office:value-type="float" office:value="131072" calcext:value-type="float">
            <text:p>131,072</text:p>
          </table:table-cell>
          <table:table-cell table:style-name="ce6" table:formula="of:=[.H156]*2" office:value-type="float" office:value="0" calcext:value-type="float">
            <text:p>0.00000000E+00</text:p>
          </table:table-cell>
          <table:table-cell table:style-name="ce6" table:formula="of:=1/SQRT([.A156])" office:value-type="float" office:value="0.00276213586400995" calcext:value-type="float">
            <text:p>2.76213586E-03</text:p>
          </table:table-cell>
          <table:table-cell table:style-name="ce6" table:formula="of:=ABS([.B156]-[.$K$37])" office:value-type="float" office:value="0.121899590772632" calcext:value-type="float">
            <text:p>1.21899591E-01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6])-LOG([.D155]))/(LOG([.C156])-LOG([.C155]))" office:value-type="float" office:value="-6.86921752306486" calcext:value-type="float">
            <text:p>-6.9</text:p>
          </table:table-cell>
          <table:table-cell table:number-columns-repeated="23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XDG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1">
          <table:table-cell table:style-name="ce8" table:formula="of:=[.E6]" office:value-type="float" office:value="4608" calcext:value-type="float">
            <text:p>4,608</text:p>
          </table:table-cell>
          <table:table-cell table:style-name="ce6" table:formula="of:=[.H161]*2" office:value-type="float" office:value="0.12426629223217" calcext:value-type="float">
            <text:p>1.24266292E-01</text:p>
          </table:table-cell>
          <table:table-cell table:style-name="ce6" table:formula="of:=1/SQRT([.A161])" office:value-type="float" office:value="0.0147313912747197" calcext:value-type="float">
            <text:p>1.47313913E-02</text:p>
          </table:table-cell>
          <table:table-cell table:style-name="ce6" table:formula="of:=ABS([.B161]-[.$K$37])" office:value-type="float" office:value="0.00236670145953799" calcext:value-type="float">
            <text:p>2.36670146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/>
          <table:table-cell table:style-name="ce12" office:value-type="float" office:value="0.0621331461160848" calcext:value-type="float">
            <text:p>6.21E-02</text:p>
          </table:table-cell>
          <table:table-cell table:number-columns-repeated="21"/>
        </table:table-row>
        <table:table-row table:style-name="ro1">
          <table:table-cell table:style-name="ce8" table:formula="of:=[.E7]" office:value-type="float" office:value="18432" calcext:value-type="float">
            <text:p>18,432</text:p>
          </table:table-cell>
          <table:table-cell table:style-name="ce6" table:formula="of:=[.H162]*2" office:value-type="float" office:value="0.121941410223644" calcext:value-type="float">
            <text:p>1.21941410E-01</text:p>
          </table:table-cell>
          <table:table-cell table:style-name="ce6" table:formula="of:=1/SQRT([.A162])" office:value-type="float" office:value="0.00736569563735987" calcext:value-type="float">
            <text:p>7.36569564E-03</text:p>
          </table:table-cell>
          <table:table-cell table:style-name="ce6" table:formula="of:=ABS([.B162]-[.$K$37])" office:value-type="float" office:value="0.0000418194510119901" calcext:value-type="float">
            <text:p>4.18194510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2])-LOG([.D161]))/(LOG([.C162])-LOG([.C161]))" office:value-type="float" office:value="5.82255979991901" calcext:value-type="float">
            <text:p>5.8</text:p>
          </table:table-cell>
          <table:table-cell/>
          <table:table-cell table:style-name="ce12" office:value-type="float" office:value="0.0609707051118222" calcext:value-type="float">
            <text:p>6.10E-02</text:p>
          </table:table-cell>
          <table:table-cell table:number-columns-repeated="21"/>
        </table:table-row>
        <table:table-row table:style-name="ro1">
          <table:table-cell table:style-name="ce8" table:formula="of:=[.E8]" office:value-type="float" office:value="73728" calcext:value-type="float">
            <text:p>73,728</text:p>
          </table:table-cell>
          <table:table-cell table:style-name="ce6" table:formula="of:=[.H163]*2" office:value-type="float" office:value="0.121624293112806" calcext:value-type="float">
            <text:p>1.21624293E-01</text:p>
          </table:table-cell>
          <table:table-cell table:style-name="ce6" table:formula="of:=1/SQRT([.A163])" office:value-type="float" office:value="0.00368284781867994" calcext:value-type="float">
            <text:p>3.68284782E-03</text:p>
          </table:table-cell>
          <table:table-cell table:style-name="ce6" table:formula="of:=ABS([.B163]-[.$K$37])" office:value-type="float" office:value="0.000275297659826007" calcext:value-type="float">
            <text:p>2.75297660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3])-LOG([.D162]))/(LOG([.C163])-LOG([.C162]))" office:value-type="float" office:value="-2.71874631824768" calcext:value-type="float">
            <text:p>-2.7</text:p>
          </table:table-cell>
          <table:table-cell/>
          <table:table-cell table:style-name="ce12" office:value-type="float" office:value="0.0608121465564028" calcext:value-type="float">
            <text:p>6.08E-02</text:p>
          </table:table-cell>
          <table:table-cell table:number-columns-repeated="21"/>
        </table:table-row>
        <table:table-row table:style-name="ro1">
          <table:table-cell table:style-name="ce8" table:formula="of:=[.E9]" office:value-type="float" office:value="294912" calcext:value-type="float">
            <text:p>294,912</text:p>
          </table:table-cell>
          <table:table-cell table:style-name="ce6" table:formula="of:=[.H164]*2" office:value-type="float" office:value="0" calcext:value-type="float">
            <text:p>0.00000000E+00</text:p>
          </table:table-cell>
          <table:table-cell table:style-name="ce6" table:formula="of:=1/SQRT([.A164])" office:value-type="float" office:value="0.00184142390933997" calcext:value-type="float">
            <text:p>1.84142391E-03</text:p>
          </table:table-cell>
          <table:table-cell table:style-name="ce6" table:formula="of:=ABS([.B164]-[.$K$37])" office:value-type="float" office:value="0.121899590772632" calcext:value-type="float">
            <text:p>1.21899591E-01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4])-LOG([.D163]))/(LOG([.C164])-LOG([.C163]))" office:value-type="float" office:value="-8.79048522105378" calcext:value-type="float">
            <text:p>-8.8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Star CCM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2">
          <table:table-cell table:style-name="ce9" office:value-type="float" office:value="2128" calcext:value-type="float">
            <text:p>2128</text:p>
          </table:table-cell>
          <table:table-cell table:style-name="ce18" office:value-type="float" office:value="0.142176136187541" calcext:value-type="float">
            <text:p>1.42176136E-01</text:p>
          </table:table-cell>
          <table:table-cell table:style-name="ce6" table:formula="of:=1/SQRT([.A168])" office:value-type="float" office:value="0.021677749238103" calcext:value-type="float">
            <text:p>2.16777492E-02</text:p>
          </table:table-cell>
          <table:table-cell table:style-name="ce6" table:formula="of:=ABS([.B168]-[.$K$37])" office:value-type="float" office:value="0.020276545414909" calcext:value-type="float">
            <text:p>2.02765454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30"/>
          <table:table-cell table:number-columns-repeated="23"/>
        </table:table-row>
        <table:table-row table:style-name="ro2">
          <table:table-cell table:style-name="ce9" office:value-type="float" office:value="8352" calcext:value-type="float">
            <text:p>8352</text:p>
          </table:table-cell>
          <table:table-cell table:style-name="ce18" office:value-type="float" office:value="0.12677989788309" calcext:value-type="float">
            <text:p>1.26779898E-01</text:p>
          </table:table-cell>
          <table:table-cell table:style-name="ce6" table:formula="of:=1/SQRT([.A169])" office:value-type="float" office:value="0.0109422027383102" calcext:value-type="float">
            <text:p>1.09422027E-02</text:p>
          </table:table-cell>
          <table:table-cell table:style-name="ce6" table:formula="of:=ABS([.B169]-[.$K$37])" office:value-type="float" office:value="0.00488030711045798" calcext:value-type="float">
            <text:p>4.88030711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9])-LOG([.D168]))/(LOG([.C169])-LOG([.C168]))" office:value-type="float" office:value="2.08328448922963" calcext:value-type="float">
            <text:p>2.1</text:p>
          </table:table-cell>
          <table:table-cell table:number-columns-repeated="23"/>
        </table:table-row>
        <table:table-row table:style-name="ro2">
          <table:table-cell table:style-name="ce9" office:value-type="float" office:value="33088" calcext:value-type="float">
            <text:p>33088</text:p>
          </table:table-cell>
          <table:table-cell table:style-name="ce18" office:value-type="float" office:value="0.122888467757924" calcext:value-type="float">
            <text:p>1.22888468E-01</text:p>
          </table:table-cell>
          <table:table-cell table:style-name="ce6" table:formula="of:=1/SQRT([.A170])" office:value-type="float" office:value="0.00549749371416928" calcext:value-type="float">
            <text:p>5.49749371E-03</text:p>
          </table:table-cell>
          <table:table-cell table:style-name="ce6" table:formula="of:=ABS([.B170]-[.$K$37])" office:value-type="float" office:value="0.000988876985292" calcext:value-type="float">
            <text:p>9.8887698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0])-LOG([.D169]))/(LOG([.C170])-LOG([.C169]))" office:value-type="float" office:value="2.31921069951045" calcext:value-type="float">
            <text:p>2.3</text:p>
          </table:table-cell>
          <table:table-cell table:number-columns-repeated="23"/>
        </table:table-row>
        <table:table-row table:style-name="ro2">
          <table:table-cell table:style-name="ce9" office:value-type="float" office:value="131712" calcext:value-type="float">
            <text:p>131712</text:p>
          </table:table-cell>
          <table:table-cell table:style-name="ce18" office:value-type="float" office:value="0.122134905617181" calcext:value-type="float">
            <text:p>1.22134906E-01</text:p>
          </table:table-cell>
          <table:table-cell table:style-name="ce6" table:formula="of:=1/SQRT([.A171])" office:value-type="float" office:value="0.00275541696360878" calcext:value-type="float">
            <text:p>2.75541696E-03</text:p>
          </table:table-cell>
          <table:table-cell table:style-name="ce6" table:formula="of:=ABS([.B171]-[.$K$37])" office:value-type="float" office:value="0.000235314844548987" calcext:value-type="float">
            <text:p>2.3531484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1])-LOG([.D170]))/(LOG([.C171])-LOG([.C170]))" office:value-type="float" office:value="2.07846629792986" calcext:value-type="float">
            <text:p>2.1</text:p>
          </table:table-cell>
          <table:table-cell table:number-columns-repeated="23"/>
        </table:table-row>
        <table:table-row table:style-name="ro2">
          <table:table-cell table:style-name="ce9" office:value-type="float" office:value="525568" calcext:value-type="float">
            <text:p>525568</text:p>
          </table:table-cell>
          <table:table-cell table:style-name="ce18" office:value-type="float" office:value="0.121984729322429" calcext:value-type="float">
            <text:p>1.21984729E-01</text:p>
          </table:table-cell>
          <table:table-cell table:style-name="ce6" table:formula="of:=1/SQRT([.A172])" office:value-type="float" office:value="0.00137938513872494" calcext:value-type="float">
            <text:p>1.37938514E-03</text:p>
          </table:table-cell>
          <table:table-cell table:style-name="ce6" table:formula="of:=ABS([.B172]-[.$K$37])" office:value-type="float" office:value="0.0000851385497969981" calcext:value-type="float">
            <text:p>8.51385498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2])-LOG([.D171]))/(LOG([.C172])-LOG([.C171]))" office:value-type="float" office:value="1.4692860357027" calcext:value-type="float">
            <text:p>1.5</text:p>
          </table:table-cell>
          <table:table-cell table:number-columns-repeated="23"/>
        </table:table-row>
        <table:table-row table:style-name="ro2">
          <table:table-cell table:style-name="ce9" office:value-type="float" office:value="2099712" calcext:value-type="float">
            <text:p>2099712</text:p>
          </table:table-cell>
          <table:table-cell table:style-name="ce18" office:value-type="float" office:value="0.121954713943675" calcext:value-type="float">
            <text:p>1.21954714E-01</text:p>
          </table:table-cell>
          <table:table-cell table:style-name="ce6" table:formula="of:=1/SQRT([.A173])" office:value-type="float" office:value="0.000690112882991197" calcext:value-type="float">
            <text:p>6.90112883E-04</text:p>
          </table:table-cell>
          <table:table-cell table:style-name="ce6" table:formula="of:=ABS([.B173]-[.$K$37])" office:value-type="float" office:value="0.0000551231710429895" calcext:value-type="float">
            <text:p>5.51231710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3])-LOG([.D172]))/(LOG([.C173])-LOG([.C172]))" office:value-type="float" office:value="0.627705349162483" calcext:value-type="float">
            <text:p>0.6</text:p>
          </table:table-cell>
          <table:table-cell table:number-columns-repeated="23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LiU SBP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style-name="ce7" table:formula="of:=1/([.C178]^2)" office:value-type="float" office:value="2145" calcext:value-type="float">
            <text:p>2145</text:p>
          </table:table-cell>
          <table:table-cell table:style-name="ce19" office:value-type="float" office:value="0.155526082960845" calcext:value-type="float">
            <text:p>1.55526083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78]-[.$K$37])" office:value-type="float" office:value="0.033626492188213" calcext:value-type="float">
            <text:p>3.36264922E-02</text:p>
          </table:table-cell>
          <table:table-cell table:style-name="ce12" office:value-type="float" office:value="125790" calcext:value-type="float">
            <text:p>1.26E+05</text:p>
          </table:table-cell>
          <table:table-cell table:style-name="ce29"/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79]^2)" office:value-type="float" office:value="8384.99999999997" calcext:value-type="float">
            <text:p>8385</text:p>
          </table:table-cell>
          <table:table-cell table:style-name="ce19" office:value-type="float" office:value="0.13143431401839" calcext:value-type="float">
            <text:p>1.31434314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79]-[.$K$37])" office:value-type="float" office:value="0.00953472324575799" calcext:value-type="float">
            <text:p>9.53472325E-03</text:p>
          </table:table-cell>
          <table:table-cell table:style-name="ce12" office:value-type="float" office:value="332670" calcext:value-type="float">
            <text:p>3.33E+05</text:p>
          </table:table-cell>
          <table:table-cell table:style-name="ce29" table:formula="of:=(LOG([.D179])-LOG([.D178]))/(LOG([.C179])-LOG([.C178]))" office:value-type="float" office:value="1.8489980539718" calcext:value-type="float">
            <text:p>1.8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80]^2)" office:value-type="float" office:value="33153" calcext:value-type="float">
            <text:p>33153</text:p>
          </table:table-cell>
          <table:table-cell table:style-name="ce19" office:value-type="float" office:value="0.124364941124346" calcext:value-type="float">
            <text:p>1.24364941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80]-[.$K$37])" office:value-type="float" office:value="0.002465350351714" calcext:value-type="float">
            <text:p>2.46535035E-03</text:p>
          </table:table-cell>
          <table:table-cell table:style-name="ce12" office:value-type="float" office:value="6063300" calcext:value-type="float">
            <text:p>6.06E+06</text:p>
          </table:table-cell>
          <table:table-cell table:style-name="ce29" table:formula="of:=(LOG([.D180])-LOG([.D179]))/(LOG([.C180])-LOG([.C179]))" office:value-type="float" office:value="1.96787268634724" calcext:value-type="float">
            <text:p>2.0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10" table:formula="of:=1/([.C181]^2)" office:value-type="float" office:value="66177.0000000001" calcext:value-type="float">
            <text:p>66177</text:p>
          </table:table-cell>
          <table:table-cell table:style-name="ce19" office:value-type="float" office:value="0.12251344798766" calcext:value-type="float">
            <text:p>1.22513448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81]-[.$K$37])" office:value-type="float" office:value="0.000613857215027977" calcext:value-type="float">
            <text:p>6.13857215E-04</text:p>
          </table:table-cell>
          <table:table-cell table:style-name="ce12" office:value-type="float" office:value="44239000" calcext:value-type="float">
            <text:p>4.42E+07</text:p>
          </table:table-cell>
          <table:table-cell table:style-name="ce29" table:formula="of:=(LOG([.D181])-LOG([.D180]))/(LOG([.C181])-LOG([.C180]))" office:value-type="float" office:value="4.02293789583091" calcext:value-type="float">
            <text:p>4.0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23"/>
        </table:table-row>
        <table:table-row table:style-name="ro1">
          <table:table-cell table:style-name="ce7" office:value-type="string" calcext:value-type="string">
            <text:p>LiU SBP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85]^2)" office:value-type="float" office:value="2145" calcext:value-type="float">
            <text:p>2145</text:p>
          </table:table-cell>
          <table:table-cell table:style-name="ce19" office:value-type="float" office:value="0.125804849506707" calcext:value-type="float">
            <text:p>1.25804850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85]-[.$K$37])" office:value-type="float" office:value="0.00390525873407499" calcext:value-type="float">
            <text:p>3.90525873E-03</text:p>
          </table:table-cell>
          <table:table-cell table:style-name="ce12" office:value-type="float" office:value="126520" calcext:value-type="float">
            <text:p>1.27E+05</text:p>
          </table:table-cell>
          <table:table-cell table:style-name="ce29"/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2">
          <table:table-cell table:style-name="ce7" table:formula="of:=1/([.C186]^2)" office:value-type="float" office:value="8384.99999999997" calcext:value-type="float">
            <text:p>8385</text:p>
          </table:table-cell>
          <table:table-cell table:style-name="ce19" office:value-type="float" office:value="0.120657252199378" calcext:value-type="float">
            <text:p>1.20657252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86]-[.$K$37])" office:value-type="float" office:value="0.00124233857325401" calcext:value-type="float">
            <text:p>1.24233857E-03</text:p>
          </table:table-cell>
          <table:table-cell table:style-name="ce27" office:value-type="float" office:value="343280" calcext:value-type="float">
            <text:p>3.43E+05</text:p>
          </table:table-cell>
          <table:table-cell table:style-name="ce29" table:formula="of:=(LOG([.D186])-LOG([.D185]))/(LOG([.C186])-LOG([.C185]))" office:value-type="float" office:value="1.68022360452278" calcext:value-type="float">
            <text:p>1.7</text:p>
          </table:table-cell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2">
          <table:table-cell table:style-name="ce7" table:formula="of:=1/([.C187]^2)" office:value-type="float" office:value="33153" calcext:value-type="float">
            <text:p>33153</text:p>
          </table:table-cell>
          <table:table-cell table:style-name="ce19" office:value-type="float" office:value="0.121357898368216" calcext:value-type="float">
            <text:p>1.21357898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87]-[.$K$37])" office:value-type="float" office:value="0.000541692404416011" calcext:value-type="float">
            <text:p>5.41692404E-04</text:p>
          </table:table-cell>
          <table:table-cell table:style-name="ce27" office:value-type="float" office:value="5996700" calcext:value-type="float">
            <text:p>6.00E+06</text:p>
          </table:table-cell>
          <table:table-cell table:style-name="ce29" table:formula="of:=(LOG([.D187])-LOG([.D186]))/(LOG([.C187])-LOG([.C186]))" office:value-type="float" office:value="1.20762240696113" calcext:value-type="float">
            <text:p>1.2</text:p>
          </table:table-cell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2">
          <table:table-cell table:style-name="ce10" table:formula="of:=1/([.C188]^2)" office:value-type="float" office:value="66177.0000000001" calcext:value-type="float">
            <text:p>66177</text:p>
          </table:table-cell>
          <table:table-cell table:style-name="ce19" office:value-type="float" office:value="0.121737830710019" calcext:value-type="float">
            <text:p>1.21737831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88]-[.$K$37])" office:value-type="float" office:value="0.000161760062613009" calcext:value-type="float">
            <text:p>1.61760063E-04</text:p>
          </table:table-cell>
          <table:table-cell table:style-name="ce27" office:value-type="float" office:value="53342000" calcext:value-type="float">
            <text:p>5.33E+07</text:p>
          </table:table-cell>
          <table:table-cell table:style-name="ce29" table:formula="of:=(LOG([.D188])-LOG([.D187]))/(LOG([.C188])-LOG([.C187]))" office:value-type="float" office:value="3.49706191444406" calcext:value-type="float">
            <text:p>3.5</text:p>
          </table:table-cell>
          <table:table-cell/>
          <table:table-cell table:style-name="ce34"/>
          <table:table-cell table:style-name="ce37" table:number-columns-repeated="3"/>
          <table:table-cell table:number-columns-repeated="18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/>
          <table:table-cell table:style-name="ce34"/>
          <table:table-cell table:style-name="ce37" table:number-columns-repeated="3"/>
          <table:table-cell table:number-columns-repeated="18"/>
        </table:table-row>
        <table:table-row table:style-name="ro1">
          <table:table-cell table:style-name="ce7" office:value-type="string" calcext:value-type="string">
            <text:p>LiU SBP P3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92]^2)" office:value-type="float" office:value="2145" calcext:value-type="float">
            <text:p>2145</text:p>
          </table:table-cell>
          <table:table-cell table:style-name="ce19" office:value-type="float" office:value="0.131599365296743" calcext:value-type="float">
            <text:p>1.31599365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92]-[.$K$37])" office:value-type="float" office:value="0.009699774524111" calcext:value-type="float">
            <text:p>9.69977452E-03</text:p>
          </table:table-cell>
          <table:table-cell table:style-name="ce12" office:value-type="float" office:value="128850" calcext:value-type="float">
            <text:p>1.29E+05</text:p>
          </table:table-cell>
          <table:table-cell table:style-name="ce29"/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93]^2)" office:value-type="float" office:value="8384.99999999997" calcext:value-type="float">
            <text:p>8385</text:p>
          </table:table-cell>
          <table:table-cell table:style-name="ce19" office:value-type="float" office:value="0.122343348452734" calcext:value-type="float">
            <text:p>1.22343348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93]-[.$K$37])" office:value-type="float" office:value="0.000443757680101992" calcext:value-type="float">
            <text:p>4.43757680E-04</text:p>
          </table:table-cell>
          <table:table-cell table:style-name="ce12" office:value-type="float" office:value="349430" calcext:value-type="float">
            <text:p>3.49E+05</text:p>
          </table:table-cell>
          <table:table-cell table:style-name="ce29" table:formula="of:=(LOG([.D193])-LOG([.D192]))/(LOG([.C193])-LOG([.C192]))" office:value-type="float" office:value="4.52514973074074" calcext:value-type="float">
            <text:p>4.5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94]^2)" office:value-type="float" office:value="33153" calcext:value-type="float">
            <text:p>33153</text:p>
          </table:table-cell>
          <table:table-cell table:style-name="ce19" office:value-type="float" office:value="0.121739496836754" calcext:value-type="float">
            <text:p>1.21739497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94]-[.$K$37])" office:value-type="float" office:value="0.000160093935878" calcext:value-type="float">
            <text:p>1.60093936E-04</text:p>
          </table:table-cell>
          <table:table-cell table:style-name="ce12" office:value-type="float" office:value="7550900" calcext:value-type="float">
            <text:p>7.55E+06</text:p>
          </table:table-cell>
          <table:table-cell table:style-name="ce29" table:formula="of:=(LOG([.D194])-LOG([.D193]))/(LOG([.C194])-LOG([.C193]))" office:value-type="float" office:value="1.48327082404648" calcext:value-type="float">
            <text:p>1.5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10" table:formula="of:=1/([.C195]^2)" office:value-type="float" office:value="66177.0000000001" calcext:value-type="float">
            <text:p>66177</text:p>
          </table:table-cell>
          <table:table-cell table:style-name="ce19" office:value-type="float" office:value="0.121776645997366" calcext:value-type="float">
            <text:p>1.21776646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95]-[.$K$37])" office:value-type="float" office:value="0.000122944775266004" calcext:value-type="float">
            <text:p>1.22944775E-04</text:p>
          </table:table-cell>
          <table:table-cell table:style-name="ce12" office:value-type="float" office:value="40593000" calcext:value-type="float">
            <text:p>4.06E+07</text:p>
          </table:table-cell>
          <table:table-cell table:style-name="ce29" table:formula="of:=(LOG([.D195])-LOG([.D194]))/(LOG([.C195])-LOG([.C194]))" office:value-type="float" office:value="0.763962849518155" calcext:value-type="float">
            <text:p>0.8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LiU SBP P4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style-name="ce7" table:formula="of:=1/([.C199]^2)" office:value-type="float" office:value="2145" calcext:value-type="float">
            <text:p>2145</text:p>
          </table:table-cell>
          <table:table-cell table:style-name="ce19" office:value-type="float" office:value="0.125035361760172" calcext:value-type="float">
            <text:p>1.25035362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99]-[.$K$37])" office:value-type="float" office:value="0.00313577098754" calcext:value-type="float">
            <text:p>3.13577099E-03</text:p>
          </table:table-cell>
          <table:table-cell table:style-name="ce12" office:value-type="float" office:value="81990" calcext:value-type="float">
            <text:p>8.20E+04</text:p>
          </table:table-cell>
          <table:table-cell table:style-name="ce29"/>
          <table:table-cell table:number-columns-repeated="23"/>
        </table:table-row>
        <table:table-row table:style-name="ro2">
          <table:table-cell table:style-name="ce7" table:formula="of:=1/([.C200]^2)" office:value-type="float" office:value="8384.99999999997" calcext:value-type="float">
            <text:p>8385</text:p>
          </table:table-cell>
          <table:table-cell table:style-name="ce19" office:value-type="float" office:value="0.120287630620214" calcext:value-type="float">
            <text:p>1.20287631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200]-[.$K$37])" office:value-type="float" office:value="0.001611960152418" calcext:value-type="float">
            <text:p>1.61196015E-03</text:p>
          </table:table-cell>
          <table:table-cell table:style-name="ce12" office:value-type="float" office:value="959060" calcext:value-type="float">
            <text:p>9.59E+05</text:p>
          </table:table-cell>
          <table:table-cell table:style-name="ce29" table:formula="of:=(LOG([.D200])-LOG([.D199]))/(LOG([.C200])-LOG([.C199]))" office:value-type="float" office:value="0.976192745036832" calcext:value-type="float">
            <text:p>1.0</text:p>
          </table:table-cell>
          <table:table-cell table:number-columns-repeated="23"/>
        </table:table-row>
        <table:table-row table:style-name="ro2">
          <table:table-cell table:style-name="ce7" table:formula="of:=1/([.C201]^2)" office:value-type="float" office:value="33153" calcext:value-type="float">
            <text:p>33153</text:p>
          </table:table-cell>
          <table:table-cell table:style-name="ce19" office:value-type="float" office:value="0.12146652384623" calcext:value-type="float">
            <text:p>1.21466524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201]-[.$K$37])" office:value-type="float" office:value="0.00043306692640202" calcext:value-type="float">
            <text:p>4.33066926E-04</text:p>
          </table:table-cell>
          <table:table-cell table:style-name="ce12" office:value-type="float" office:value="5903600" calcext:value-type="float">
            <text:p>5.90E+06</text:p>
          </table:table-cell>
          <table:table-cell table:style-name="ce29" table:formula="of:=(LOG([.D201])-LOG([.D200]))/(LOG([.C201])-LOG([.C200]))" office:value-type="float" office:value="1.91216209600176" calcext:value-type="float">
            <text:p>1.9</text:p>
          </table:table-cell>
          <table:table-cell table:number-columns-repeated="23"/>
        </table:table-row>
        <table:table-row table:style-name="ro2">
          <table:table-cell table:style-name="ce10" table:formula="of:=1/([.C202]^2)" office:value-type="float" office:value="66177.0000000001" calcext:value-type="float">
            <text:p>66177</text:p>
          </table:table-cell>
          <table:table-cell table:style-name="ce19" office:value-type="float" office:value="0.121855945241663" calcext:value-type="float">
            <text:p>1.21855945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202]-[.$K$37])" office:value-type="float" office:value="0.0000436455309689998" calcext:value-type="float">
            <text:p>4.36455310E-05</text:p>
          </table:table-cell>
          <table:table-cell table:style-name="ce12" office:value-type="float" office:value="58178000" calcext:value-type="float">
            <text:p>5.82E+07</text:p>
          </table:table-cell>
          <table:table-cell table:style-name="ce29" table:formula="of:=(LOG([.D202])-LOG([.D201]))/(LOG([.C202])-LOG([.C201]))" office:value-type="float" office:value="6.64002367662147" calcext:value-type="float">
            <text:p>6.6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M DG Tri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 Exact</text:p>
          </table:table-cell>
          <table:table-cell table:number-columns-repeated="2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2">
          <table:table-cell table:style-name="ce7" office:value-type="float" office:value="3072" calcext:value-type="float">
            <text:p>3072</text:p>
          </table:table-cell>
          <table:table-cell table:style-name="ce6" table:formula="of:=[.K206]+[.$I$206]" office:value-type="float" office:value="0.138068400772632" calcext:value-type="float">
            <text:p>1.38068401E-01</text:p>
          </table:table-cell>
          <table:table-cell table:style-name="ce6" table:formula="of:=1/SQRT([.A206])" office:value-type="float" office:value="0.0180421959121758" calcext:value-type="float">
            <text:p>1.80421959E-02</text:p>
          </table:table-cell>
          <table:table-cell table:style-name="ce6" table:formula="of:=ABS([.B206]-[.$K$37])" office:value-type="float" office:value="0.01616881" calcext:value-type="float">
            <text:p>1.61688100E-02</text:p>
          </table:table-cell>
          <table:table-cell table:style-name="ce6" office:value-type="float" office:value="0.07194433" calcext:value-type="float">
            <text:p>7.19443300E-02</text:p>
          </table:table-cell>
          <table:table-cell table:style-name="ce30"/>
          <table:table-cell table:number-columns-repeated="2"/>
          <table:table-cell table:style-name="ce33" office:value-type="float" office:value="0.121899590772632" calcext:value-type="float">
            <text:p>0.1218995908</text:p>
          </table:table-cell>
          <table:table-cell/>
          <table:table-cell table:style-name="ce6" office:value-type="float" office:value="0.01616881" calcext:value-type="float">
            <text:p>1.61688100E-02</text:p>
          </table:table-cell>
          <table:table-cell table:number-columns-repeated="18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6" table:formula="of:=[.K207]+[.$I$206]" office:value-type="float" office:value="0.127072253772632" calcext:value-type="float">
            <text:p>1.27072254E-01</text:p>
          </table:table-cell>
          <table:table-cell table:style-name="ce6" table:formula="of:=1/SQRT([.A207])" office:value-type="float" office:value="0.0090210979560879" calcext:value-type="float">
            <text:p>9.02109796E-03</text:p>
          </table:table-cell>
          <table:table-cell table:style-name="ce6" table:formula="of:=ABS([.B207]-[.$K$37])" office:value-type="float" office:value="0.00517266299999999" calcext:value-type="float">
            <text:p>5.17266300E-03</text:p>
          </table:table-cell>
          <table:table-cell table:style-name="ce6" office:value-type="float" office:value="0.3829098" calcext:value-type="float">
            <text:p>3.82909800E-01</text:p>
          </table:table-cell>
          <table:table-cell table:style-name="ce29" table:formula="of:=(LOG([.D207])-LOG([.D206]))/(LOG([.C207])-LOG([.C206]))" office:value-type="float" office:value="1.6442343946887" calcext:value-type="float">
            <text:p>1.6</text:p>
          </table:table-cell>
          <table:table-cell table:number-columns-repeated="4"/>
          <table:table-cell table:style-name="ce6" office:value-type="float" office:value="0.005172663" calcext:value-type="float">
            <text:p>5.17266300E-03</text:p>
          </table:table-cell>
          <table:table-cell table:number-columns-repeated="18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[.K208]+[.$I$206]" office:value-type="float" office:value="0.123068282772632" calcext:value-type="float">
            <text:p>1.23068283E-01</text:p>
          </table:table-cell>
          <table:table-cell table:style-name="ce6" table:formula="of:=1/SQRT([.A208])" office:value-type="float" office:value="0.00451054897804395" calcext:value-type="float">
            <text:p>4.51054898E-03</text:p>
          </table:table-cell>
          <table:table-cell table:style-name="ce6" table:formula="of:=ABS([.B208]-[.$K$37])" office:value-type="float" office:value="0.001168692" calcext:value-type="float">
            <text:p>1.16869200E-03</text:p>
          </table:table-cell>
          <table:table-cell table:style-name="ce6" office:value-type="float" office:value="2.300128" calcext:value-type="float">
            <text:p>2.30012800E+00</text:p>
          </table:table-cell>
          <table:table-cell table:style-name="ce29" table:formula="of:=(LOG([.D208])-LOG([.D207]))/(LOG([.C208])-LOG([.C207]))" office:value-type="float" office:value="2.14601243422298" calcext:value-type="float">
            <text:p>2.1</text:p>
          </table:table-cell>
          <table:table-cell table:number-columns-repeated="3"/>
          <table:table-cell table:style-name="ce12"/>
          <table:table-cell table:style-name="ce6" office:value-type="float" office:value="0.001168692" calcext:value-type="float">
            <text:p>1.16869200E-03</text:p>
          </table:table-cell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7" office:value-type="float" office:value="196608" calcext:value-type="float">
            <text:p>196608</text:p>
          </table:table-cell>
          <table:table-cell table:style-name="ce6" table:formula="of:=[.K209]+[.$I$206]" office:value-type="float" office:value="0.122137945472632" calcext:value-type="float">
            <text:p>1.22137945E-01</text:p>
          </table:table-cell>
          <table:table-cell table:style-name="ce6" table:formula="of:=1/SQRT([.A209])" office:value-type="float" office:value="0.00225527448902198" calcext:value-type="float">
            <text:p>2.25527449E-03</text:p>
          </table:table-cell>
          <table:table-cell table:style-name="ce6" table:formula="of:=ABS([.B209]-[.$K$37])" office:value-type="float" office:value="0.000238354699999999" calcext:value-type="float">
            <text:p>2.38354700E-04</text:p>
          </table:table-cell>
          <table:table-cell table:style-name="ce6" office:value-type="float" office:value="24.18885" calcext:value-type="float">
            <text:p>2.41888500E+01</text:p>
          </table:table-cell>
          <table:table-cell table:style-name="ce29" table:formula="of:=(LOG([.D209])-LOG([.D208]))/(LOG([.C209])-LOG([.C208]))" office:value-type="float" office:value="2.29371278991789" calcext:value-type="float">
            <text:p>2.3</text:p>
          </table:table-cell>
          <table:table-cell table:number-columns-repeated="3"/>
          <table:table-cell table:style-name="ce12"/>
          <table:table-cell table:style-name="ce6" office:value-type="float" office:value="0.0002383547" calcext:value-type="float">
            <text:p>2.38354700E-04</text:p>
          </table:table-cell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7" office:value-type="string" calcext:value-type="string">
            <text:p>UM DG Tri P2</text:p>
          </table:table-cell>
          <table:table-cell table:style-name="ce6" table:number-columns-repeated="4"/>
          <table:table-cell table:style-name="ce30"/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4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1">
          <table:table-cell table:style-name="ce7" office:value-type="float" office:value="6144" calcext:value-type="float">
            <text:p>6144</text:p>
          </table:table-cell>
          <table:table-cell table:style-name="ce6" table:formula="of:=[.K213]+[.$I$206]" office:value-type="float" office:value="0.125270299772632" calcext:value-type="float">
            <text:p>1.25270300E-01</text:p>
          </table:table-cell>
          <table:table-cell table:style-name="ce6" table:formula="of:=1/SQRT([.A213])" office:value-type="float" office:value="0.0127577590769957" calcext:value-type="float">
            <text:p>1.27577591E-02</text:p>
          </table:table-cell>
          <table:table-cell table:style-name="ce6" table:formula="of:=ABS([.B213]-[.$K$37])" office:value-type="float" office:value="0.003370709" calcext:value-type="float">
            <text:p>3.37070900E-03</text:p>
          </table:table-cell>
          <table:table-cell table:style-name="ce6" office:value-type="float" office:value="0.2625735" calcext:value-type="float">
            <text:p>2.62573500E-01</text:p>
          </table:table-cell>
          <table:table-cell table:style-name="ce30"/>
          <table:table-cell table:number-columns-repeated="4"/>
          <table:table-cell table:style-name="ce6" office:value-type="float" office:value="0.003370709" calcext:value-type="float">
            <text:p>3.37070900E-03</text:p>
          </table:table-cell>
          <table:table-cell table:number-columns-repeated="18"/>
        </table:table-row>
        <table:table-row table:style-name="ro1">
          <table:table-cell table:style-name="ce7" office:value-type="float" office:value="24576" calcext:value-type="float">
            <text:p>24576</text:p>
          </table:table-cell>
          <table:table-cell table:style-name="ce6" table:formula="of:=[.K214]+[.$I$206]" office:value-type="float" office:value="0.122237311072632" calcext:value-type="float">
            <text:p>1.22237311E-01</text:p>
          </table:table-cell>
          <table:table-cell table:style-name="ce6" table:formula="of:=1/SQRT([.A214])" office:value-type="float" office:value="0.00637887953849786" calcext:value-type="float">
            <text:p>6.37887954E-03</text:p>
          </table:table-cell>
          <table:table-cell table:style-name="ce6" table:formula="of:=ABS([.B214]-[.$K$37])" office:value-type="float" office:value="0.000337720299999997" calcext:value-type="float">
            <text:p>3.37720300E-04</text:p>
          </table:table-cell>
          <table:table-cell table:style-name="ce6" office:value-type="float" office:value="1.663277" calcext:value-type="float">
            <text:p>1.66327700E+00</text:p>
          </table:table-cell>
          <table:table-cell table:style-name="ce29" table:formula="of:=(LOG([.D214])-LOG([.D213]))/(LOG([.C214])-LOG([.C213]))" office:value-type="float" office:value="3.3191512760765" calcext:value-type="float">
            <text:p>3.3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3377203" calcext:value-type="float">
            <text:p>3.37720300E-04</text:p>
          </table:table-cell>
          <table:table-cell table:style-name="ce12"/>
          <table:table-cell table:number-columns-repeated="17"/>
        </table:table-row>
        <table:table-row table:style-name="ro1">
          <table:table-cell table:style-name="ce7" office:value-type="float" office:value="98304" calcext:value-type="float">
            <text:p>98304</text:p>
          </table:table-cell>
          <table:table-cell table:style-name="ce6" table:formula="of:=[.K215]+[.$I$206]" office:value-type="float" office:value="0.121915498572632" calcext:value-type="float">
            <text:p>1.21915499E-01</text:p>
          </table:table-cell>
          <table:table-cell table:style-name="ce6" table:formula="of:=1/SQRT([.A215])" office:value-type="float" office:value="0.00318943976924893" calcext:value-type="float">
            <text:p>3.18943977E-03</text:p>
          </table:table-cell>
          <table:table-cell table:style-name="ce6" table:formula="of:=ABS([.B215]-[.$K$37])" office:value-type="float" office:value="0.0000159078000000062" calcext:value-type="float">
            <text:p>1.59078000E-05</text:p>
          </table:table-cell>
          <table:table-cell table:style-name="ce6" office:value-type="float" office:value="14.342" calcext:value-type="float">
            <text:p>1.43420000E+01</text:p>
          </table:table-cell>
          <table:table-cell table:style-name="ce29" table:formula="of:=(LOG([.D215])-LOG([.D214]))/(LOG([.C215])-LOG([.C214]))" office:value-type="float" office:value="4.40802266650837" calcext:value-type="float">
            <text:p>4.4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159078" calcext:value-type="float">
            <text:p>1.59078000E-05</text:p>
          </table:table-cell>
          <table:table-cell table:style-name="ce12"/>
          <table:table-cell table:number-columns-repeated="17"/>
        </table:table-row>
        <table:table-row table:style-name="ro1">
          <table:table-cell table:style-name="ce7" office:value-type="float" office:value="393216" calcext:value-type="float">
            <text:p>393216</text:p>
          </table:table-cell>
          <table:table-cell table:style-name="ce6" table:formula="of:=[.K216]+[.$I$206]" office:value-type="float" office:value="0.121900301743232" calcext:value-type="float">
            <text:p>1.21900302E-01</text:p>
          </table:table-cell>
          <table:table-cell table:style-name="ce6" table:formula="of:=1/SQRT([.A216])" office:value-type="float" office:value="0.00159471988462447" calcext:value-type="float">
            <text:p>1.59471988E-03</text:p>
          </table:table-cell>
          <table:table-cell table:style-name="ce6" table:formula="of:=ABS([.B216]-[.$K$37])" office:value-type="float" office:value="0.000000710970600004135" calcext:value-type="float">
            <text:p>7.10970600E-07</text:p>
          </table:table-cell>
          <table:table-cell table:style-name="ce6" office:value-type="float" office:value="131.3935" calcext:value-type="float">
            <text:p>1.31393500E+02</text:p>
          </table:table-cell>
          <table:table-cell table:style-name="ce29" table:formula="of:=(LOG([.D216])-LOG([.D215]))/(LOG([.C216])-LOG([.C215]))" office:value-type="float" office:value="4.4838006160603" calcext:value-type="float">
            <text:p>4.5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7109706" calcext:value-type="float">
            <text:p>7.10970600E-07</text:p>
          </table:table-cell>
          <table:table-cell table:style-name="ce12"/>
          <table:table-cell table:number-columns-repeated="17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"/>
          <table:table-cell table:style-name="ce12" table:number-columns-repeated="2"/>
          <table:table-cell table:style-name="ce6"/>
          <table:table-cell table:style-name="ce12"/>
          <table:table-cell table:number-columns-repeated="17"/>
        </table:table-row>
        <table:table-row table:style-name="ro1">
          <table:table-cell table:style-name="ce7" office:value-type="string" calcext:value-type="string">
            <text:p>UM DG Tri P3</text:p>
          </table:table-cell>
          <table:table-cell table:style-name="ce6" table:number-columns-repeated="4"/>
          <table:table-cell table:style-name="ce30"/>
          <table:table-cell table:number-columns-repeated="4"/>
          <table:table-cell table:style-name="ce6"/>
          <table:table-cell table:number-columns-repeated="1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4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1">
          <table:table-cell table:style-name="ce7" office:value-type="float" office:value="10240" calcext:value-type="float">
            <text:p>10240</text:p>
          </table:table-cell>
          <table:table-cell table:style-name="ce6" table:formula="of:=[.K220]+[.$I$206]" office:value-type="float" office:value="0.122477896872632" calcext:value-type="float">
            <text:p>1.22477897E-01</text:p>
          </table:table-cell>
          <table:table-cell table:style-name="ce6" table:formula="of:=1/SQRT([.A220])" office:value-type="float" office:value="0.00988211768802619" calcext:value-type="float">
            <text:p>9.88211769E-03</text:p>
          </table:table-cell>
          <table:table-cell table:style-name="ce6" table:formula="of:=ABS([.B220]-[.$K$37])" office:value-type="float" office:value="0.000578306099999995" calcext:value-type="float">
            <text:p>5.78306100E-04</text:p>
          </table:table-cell>
          <table:table-cell table:style-name="ce6" office:value-type="float" office:value="0.8045503" calcext:value-type="float">
            <text:p>8.04550300E-01</text:p>
          </table:table-cell>
          <table:table-cell table:style-name="ce30"/>
          <table:table-cell table:number-columns-repeated="4"/>
          <table:table-cell table:style-name="ce6" office:value-type="float" office:value="0.0005783061" calcext:value-type="float">
            <text:p>5.78306100E-04</text:p>
          </table:table-cell>
          <table:table-cell table:number-columns-repeated="18"/>
        </table:table-row>
        <table:table-row table:style-name="ro1">
          <table:table-cell table:style-name="ce7" office:value-type="float" office:value="40960" calcext:value-type="float">
            <text:p>40960</text:p>
          </table:table-cell>
          <table:table-cell table:style-name="ce6" table:formula="of:=[.K221]+[.$I$206]" office:value-type="float" office:value="0.121916144382632" calcext:value-type="float">
            <text:p>1.21916144E-01</text:p>
          </table:table-cell>
          <table:table-cell table:style-name="ce6" table:formula="of:=1/SQRT([.A221])" office:value-type="float" office:value="0.00494105884401309" calcext:value-type="float">
            <text:p>4.94105884E-03</text:p>
          </table:table-cell>
          <table:table-cell table:style-name="ce6" table:formula="of:=ABS([.B221]-[.$K$37])" office:value-type="float" office:value="0.0000165536099999974" calcext:value-type="float">
            <text:p>1.65536100E-05</text:p>
          </table:table-cell>
          <table:table-cell table:style-name="ce6" office:value-type="float" office:value="4.926442" calcext:value-type="float">
            <text:p>4.92644200E+00</text:p>
          </table:table-cell>
          <table:table-cell table:style-name="ce29" table:formula="of:=(LOG([.D221])-LOG([.D220]))/(LOG([.C221])-LOG([.C220]))" office:value-type="float" office:value="5.12661554140835" calcext:value-type="float">
            <text:p>5.1</text:p>
          </table:table-cell>
          <table:table-cell table:number-columns-repeated="4"/>
          <table:table-cell table:style-name="ce6" office:value-type="float" office:value="0.00001655361" calcext:value-type="float">
            <text:p>1.65536100E-05</text:p>
          </table:table-cell>
          <table:table-cell table:number-columns-repeated="18"/>
        </table:table-row>
        <table:table-row table:style-name="ro1">
          <table:table-cell table:style-name="ce7" office:value-type="float" office:value="163840" calcext:value-type="float">
            <text:p>163840</text:p>
          </table:table-cell>
          <table:table-cell table:style-name="ce6" table:formula="of:=[.K222]+[.$I$206]" office:value-type="float" office:value="0.121899702596932" calcext:value-type="float">
            <text:p>1.21899703E-01</text:p>
          </table:table-cell>
          <table:table-cell table:style-name="ce6" table:formula="of:=1/SQRT([.A222])" office:value-type="float" office:value="0.00247052942200655" calcext:value-type="float">
            <text:p>2.47052942E-03</text:p>
          </table:table-cell>
          <table:table-cell table:style-name="ce6" table:formula="of:=ABS([.B222]-[.$K$37])" office:value-type="float" office:value="0.000000111824300000341" calcext:value-type="float">
            <text:p>1.11824300E-07</text:p>
          </table:table-cell>
          <table:table-cell table:style-name="ce6" office:value-type="float" office:value="32.86667" calcext:value-type="float">
            <text:p>3.28666700E+01</text:p>
          </table:table-cell>
          <table:table-cell table:style-name="ce29" table:formula="of:=(LOG([.D222])-LOG([.D221]))/(LOG([.C222])-LOG([.C221]))" office:value-type="float" office:value="7.20976833570692" calcext:value-type="float">
            <text:p>7.2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1118243" calcext:value-type="float">
            <text:p>1.11824300E-07</text:p>
          </table:table-cell>
          <table:table-cell table:style-name="ce12"/>
          <table:table-cell table:number-columns-repeated="17"/>
        </table:table-row>
        <table:table-row table:style-name="ro1">
          <table:table-cell table:style-name="ce7" office:value-type="float" office:value="655360" calcext:value-type="float">
            <text:p>655360</text:p>
          </table:table-cell>
          <table:table-cell table:style-name="ce6" table:formula="of:=[.K223]+[.$I$206]" office:value-type="float" office:value="0.121899593243624" calcext:value-type="float">
            <text:p>1.21899593E-01</text:p>
          </table:table-cell>
          <table:table-cell table:style-name="ce6" table:formula="of:=1/SQRT([.A223])" office:value-type="float" office:value="0.00123526471100327" calcext:value-type="float">
            <text:p>1.23526471E-03</text:p>
          </table:table-cell>
          <table:table-cell table:style-name="ce6" table:formula="of:=ABS([.B223]-[.$K$37])" office:value-type="float" office:value="0.00000000247099199435219" calcext:value-type="float">
            <text:p>2.47099199E-09</text:p>
          </table:table-cell>
          <table:table-cell table:style-name="ce6" office:value-type="float" office:value="249.0489" calcext:value-type="float">
            <text:p>2.49048900E+02</text:p>
          </table:table-cell>
          <table:table-cell table:style-name="ce29" table:formula="of:=(LOG([.D223])-LOG([.D222]))/(LOG([.C223])-LOG([.C222]))" office:value-type="float" office:value="5.49999958058229" calcext:value-type="float">
            <text:p>5.5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002470992" calcext:value-type="float">
            <text:p>2.47099200E-09</text:p>
          </table:table-cell>
          <table:table-cell table:style-name="ce12"/>
          <table:table-cell table:number-columns-repeated="17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CARDC DG Quad P1</text:p>
          </table:table-cell>
          <table:table-cell table:number-columns-repeated="6"/>
          <table:table-cell table:style-name="ce12" table:number-columns-repeated="4"/>
          <table:table-cell table:number-columns-repeated="1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formula="of:=1/([.C227]^2)" office:value-type="float" office:value="1537.87004998078" calcext:value-type="float">
            <text:p>1537.8700499808</text:p>
          </table:table-cell>
          <table:table-cell office:value-type="float" office:value="0.14121827563344" calcext:value-type="float">
            <text:p>0.1412182756</text:p>
          </table:table-cell>
          <table:table-cell office:value-type="float" office:value="0.0255" calcext:value-type="float">
            <text:p>0.0255</text:p>
          </table:table-cell>
          <table:table-cell table:style-name="ce6" table:formula="of:=ABS([.B227]-[.$K$37])" office:value-type="float" office:value="0.019318684860808" calcext:value-type="float">
            <text:p>1.93186849E-02</text:p>
          </table:table-cell>
          <table:table-cell office:value-type="float" office:value="104.586439" calcext:value-type="float">
            <text:p>104.586439</text:p>
          </table:table-cell>
          <table:table-cell table:number-columns-repeated="24"/>
        </table:table-row>
        <table:table-row table:style-name="ro1">
          <table:table-cell table:formula="of:=1/([.C228]^2)" office:value-type="float" office:value="6200.0124000248" calcext:value-type="float">
            <text:p>6200.0124000248</text:p>
          </table:table-cell>
          <table:table-cell office:value-type="float" office:value="0.1290854043946" calcext:value-type="float">
            <text:p>0.1290854044</text:p>
          </table:table-cell>
          <table:table-cell office:value-type="float" office:value="0.0127" calcext:value-type="float">
            <text:p>0.0127</text:p>
          </table:table-cell>
          <table:table-cell table:style-name="ce6" table:formula="of:=ABS([.B228]-[.$K$37])" office:value-type="float" office:value="0.00718581362196799" calcext:value-type="float">
            <text:p>7.18581362E-03</text:p>
          </table:table-cell>
          <table:table-cell office:value-type="float" office:value="384.714024" calcext:value-type="float">
            <text:p>384.714024</text:p>
          </table:table-cell>
          <table:table-cell table:style-name="ce29" table:formula="of:=(LOG([.D228])-LOG([.D227]))/(LOG([.C228])-LOG([.C227]))" office:value-type="float" office:value="1.41873103108328" calcext:value-type="float">
            <text:p>1.4</text:p>
          </table:table-cell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ARDC DG Quad P2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formula="of:=1/([.C232]^2)" office:value-type="float" office:value="3072.74792159331" calcext:value-type="float">
            <text:p>3072.7479215933</text:p>
          </table:table-cell>
          <table:table-cell office:value-type="float" office:value="0.1252510025344" calcext:value-type="float">
            <text:p>0.1252510025</text:p>
          </table:table-cell>
          <table:table-cell office:value-type="float" office:value="0.01804" calcext:value-type="float">
            <text:p>0.01804</text:p>
          </table:table-cell>
          <table:table-cell table:style-name="ce6" table:formula="of:=ABS([.B232]-[.$K$37])" office:value-type="float" office:value="0.00335141176176798" calcext:value-type="float">
            <text:p>3.35141176E-03</text:p>
          </table:table-cell>
          <table:table-cell office:value-type="float" office:value="155.705168" calcext:value-type="float">
            <text:p>155.705168</text:p>
          </table:table-cell>
          <table:table-cell table:number-columns-repeated="24"/>
        </table:table-row>
        <table:table-row table:style-name="ro1">
          <table:table-cell table:formula="of:=1/([.C233]^2)" office:value-type="float" office:value="12290.9916863732" calcext:value-type="float">
            <text:p>12290.9916863732</text:p>
          </table:table-cell>
          <table:table-cell office:value-type="float" office:value="0.1221761108358" calcext:value-type="float">
            <text:p>0.1221761108</text:p>
          </table:table-cell>
          <table:table-cell office:value-type="float" office:value="0.00902" calcext:value-type="float">
            <text:p>0.00902</text:p>
          </table:table-cell>
          <table:table-cell table:style-name="ce6" table:formula="of:=ABS([.B233]-[.$K$37])" office:value-type="float" office:value="0.000276520063167987" calcext:value-type="float">
            <text:p>2.76520063E-04</text:p>
          </table:table-cell>
          <table:table-cell office:value-type="float" office:value="730.33" calcext:value-type="float">
            <text:p>730.33</text:p>
          </table:table-cell>
          <table:table-cell table:style-name="ce29" table:formula="of:=(LOG([.D233])-LOG([.D232]))/(LOG([.C233])-LOG([.C232]))" office:value-type="float" office:value="3.59931288465711" calcext:value-type="float">
            <text:p>3.6</text:p>
          </table:table-cell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ARDC DG Quad P3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formula="of:=1/([.C237]^2)" office:value-type="float" office:value="5120.0182148785" calcext:value-type="float">
            <text:p>5120.0182148785</text:p>
          </table:table-cell>
          <table:table-cell office:value-type="float" office:value="0.1236788736554" calcext:value-type="float">
            <text:p>0.1236788737</text:p>
          </table:table-cell>
          <table:table-cell office:value-type="float" office:value="0.0139754" calcext:value-type="float">
            <text:p>0.0139754</text:p>
          </table:table-cell>
          <table:table-cell table:style-name="ce6" table:formula="of:=ABS([.B237]-[.$K$37])" office:value-type="float" office:value="0.00177928288276799" calcext:value-type="float">
            <text:p>1.77928288E-03</text:p>
          </table:table-cell>
          <table:table-cell office:value-type="float" office:value="330.128237" calcext:value-type="float">
            <text:p>330.128237</text:p>
          </table:table-cell>
          <table:table-cell table:number-columns-repeated="24"/>
        </table:table-row>
        <table:table-row table:style-name="ro1">
          <table:table-cell table:formula="of:=1/([.C238]^2)" office:value-type="float" office:value="20478.3144479587" calcext:value-type="float">
            <text:p>20478.3144479587</text:p>
          </table:table-cell>
          <table:table-cell office:value-type="float" office:value="0.12204090083482" calcext:value-type="float">
            <text:p>0.1220409008</text:p>
          </table:table-cell>
          <table:table-cell office:value-type="float" office:value="0.006988" calcext:value-type="float">
            <text:p>0.006988</text:p>
          </table:table-cell>
          <table:table-cell table:style-name="ce6" table:formula="of:=ABS([.B238]-[.$K$37])" office:value-type="float" office:value="0.000141310062187983" calcext:value-type="float">
            <text:p>1.41310062E-04</text:p>
          </table:table-cell>
          <table:table-cell office:value-type="float" office:value="2812.358134" calcext:value-type="float">
            <text:p>2812.358134</text:p>
          </table:table-cell>
          <table:table-cell table:style-name="ce29" table:formula="of:=(LOG([.D238])-LOG([.D237]))/(LOG([.C238])-LOG([.C237]))" office:value-type="float" office:value="3.65458615006961" calcext:value-type="float">
            <text:p>3.7</text:p>
          </table:table-cell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 table:style-name="ce7" office:value-type="string" calcext:value-type="string">
            <text:p>UM DG MOESS P1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1">
          <table:table-cell table:style-name="ce12" office:value-type="float" office:value="1401" calcext:value-type="float">
            <text:p>1.40E+03</text:p>
          </table:table-cell>
          <table:table-cell table:style-name="ce6" table:formula="of:=[.D242]+[.$I$206]" office:value-type="float" office:value="0.132977150772632" calcext:value-type="float">
            <text:p>1.32977151E-01</text:p>
          </table:table-cell>
          <table:table-cell table:style-name="ce6" table:formula="of:=1/SQRT([.A242])" office:value-type="float" office:value="0.0267165842572632" calcext:value-type="float">
            <text:p>2.67165843E-02</text:p>
          </table:table-cell>
          <table:table-cell table:style-name="ce12" office:value-type="float" office:value="0.01107756" calcext:value-type="float">
            <text:p>1.11E-02</text:p>
          </table:table-cell>
          <table:table-cell table:style-name="ce12" office:value-type="float" office:value="0.07929289" calcext:value-type="float">
            <text:p>7.93E-02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49]" office:value-type="float" office:value="0.0221403721385024" calcext:value-type="float">
            <text:p>2.21403721E-02</text:p>
          </table:table-cell>
          <table:table-cell table:style-name="ce5" table:formula="of:=[.D249]/2" office:value-type="float" office:value="0.000644284" calcext:value-type="float">
            <text:p>6.44E-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019" calcext:value-type="float">
            <text:p>2.02E+03</text:p>
          </table:table-cell>
          <table:table-cell table:style-name="ce6" table:formula="of:=[.D243]+[.$I$206]" office:value-type="float" office:value="0.124204658772632" calcext:value-type="float">
            <text:p>1.24204659E-01</text:p>
          </table:table-cell>
          <table:table-cell table:style-name="ce6" table:formula="of:=1/SQRT([.A243])" office:value-type="float" office:value="0.0222552173736117" calcext:value-type="float">
            <text:p>2.22552174E-02</text:p>
          </table:table-cell>
          <table:table-cell table:style-name="ce12" office:value-type="float" office:value="0.002305068" calcext:value-type="float">
            <text:p>2.31E-03</text:p>
          </table:table-cell>
          <table:table-cell table:style-name="ce12" office:value-type="float" office:value="0.4125592" calcext:value-type="float">
            <text:p>4.13E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76]" office:value-type="float" office:value="0.00563168058373985" calcext:value-type="float">
            <text:p>5.63168058E-03</text:p>
          </table:table-cell>
          <table:table-cell table:formula="of:=10^(LOG([.K242])+[.G243]*(LOG([.J243])-LOG([.J242])))" office:value-type="float" office:value="0.0000416853587059943" calcext:value-type="float">
            <text:p>4.16853587059943E-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079" calcext:value-type="float">
            <text:p>2.08E+03</text:p>
          </table:table-cell>
          <table:table-cell table:style-name="ce6" table:formula="of:=[.D244]+[.$I$206]" office:value-type="float" office:value="0.123678060772632" calcext:value-type="float">
            <text:p>1.23678061E-01</text:p>
          </table:table-cell>
          <table:table-cell table:style-name="ce6" table:formula="of:=1/SQRT([.A244])" office:value-type="float" office:value="0.0219317231653256" calcext:value-type="float">
            <text:p>2.19317232E-02</text:p>
          </table:table-cell>
          <table:table-cell table:style-name="ce12" office:value-type="float" office:value="0.00177847" calcext:value-type="float">
            <text:p>1.78E-03</text:p>
          </table:table-cell>
          <table:table-cell table:style-name="ce12" office:value-type="float" office:value="1.054809" calcext:value-type="float">
            <text:p>1.05E+00</text:p>
          </table:table-cell>
          <table:table-cell table:number-columns-repeated="24"/>
        </table:table-row>
        <table:table-row table:style-name="ro1">
          <table:table-cell table:style-name="ce12" office:value-type="float" office:value="2019" calcext:value-type="float">
            <text:p>2.02E+03</text:p>
          </table:table-cell>
          <table:table-cell table:style-name="ce6" table:formula="of:=[.D245]+[.$I$206]" office:value-type="float" office:value="0.123214955772632" calcext:value-type="float">
            <text:p>1.23214956E-01</text:p>
          </table:table-cell>
          <table:table-cell table:style-name="ce6" table:formula="of:=1/SQRT([.A245])" office:value-type="float" office:value="0.0222552173736117" calcext:value-type="float">
            <text:p>2.22552174E-02</text:p>
          </table:table-cell>
          <table:table-cell table:style-name="ce12" office:value-type="float" office:value="0.001315365" calcext:value-type="float">
            <text:p>1.32E-03</text:p>
          </table:table-cell>
          <table:table-cell table:style-name="ce12" office:value-type="float" office:value="1.584612" calcext:value-type="float">
            <text:p>1.58E+00</text:p>
          </table:table-cell>
          <table:table-cell table:number-columns-repeated="24"/>
        </table:table-row>
        <table:table-row table:style-name="ro1">
          <table:table-cell table:style-name="ce12" office:value-type="float" office:value="2007" calcext:value-type="float">
            <text:p>2.01E+03</text:p>
          </table:table-cell>
          <table:table-cell table:style-name="ce6" table:formula="of:=[.D246]+[.$I$206]" office:value-type="float" office:value="0.123325618772632" calcext:value-type="float">
            <text:p>1.23325619E-01</text:p>
          </table:table-cell>
          <table:table-cell table:style-name="ce6" table:formula="of:=1/SQRT([.A246])" office:value-type="float" office:value="0.0223216510060808" calcext:value-type="float">
            <text:p>2.23216510E-02</text:p>
          </table:table-cell>
          <table:table-cell table:style-name="ce12" office:value-type="float" office:value="0.001426028" calcext:value-type="float">
            <text:p>1.43E-03</text:p>
          </table:table-cell>
          <table:table-cell table:style-name="ce12" office:value-type="float" office:value="2.073509" calcext:value-type="float">
            <text:p>2.07E+00</text:p>
          </table:table-cell>
          <table:table-cell table:number-columns-repeated="24"/>
        </table:table-row>
        <table:table-row table:style-name="ro1">
          <table:table-cell table:style-name="ce12" office:value-type="float" office:value="2037" calcext:value-type="float">
            <text:p>2.04E+03</text:p>
          </table:table-cell>
          <table:table-cell table:style-name="ce6" table:formula="of:=[.D247]+[.$I$206]" office:value-type="float" office:value="0.123042899772632" calcext:value-type="float">
            <text:p>1.23042900E-01</text:p>
          </table:table-cell>
          <table:table-cell table:style-name="ce6" table:formula="of:=1/SQRT([.A247])" office:value-type="float" office:value="0.0221566698014664" calcext:value-type="float">
            <text:p>2.21566698E-02</text:p>
          </table:table-cell>
          <table:table-cell table:style-name="ce12" office:value-type="float" office:value="0.001143309" calcext:value-type="float">
            <text:p>1.14E-03</text:p>
          </table:table-cell>
          <table:table-cell table:style-name="ce12" office:value-type="float" office:value="2.452741" calcext:value-type="float">
            <text:p>2.45E+00</text:p>
          </table:table-cell>
          <table:table-cell table:number-columns-repeated="24"/>
        </table:table-row>
        <table:table-row table:style-name="ro1">
          <table:table-cell table:style-name="ce12" office:value-type="float" office:value="2040" calcext:value-type="float">
            <text:p>2.04E+03</text:p>
          </table:table-cell>
          <table:table-cell table:style-name="ce6" table:formula="of:=[.D248]+[.$I$206]" office:value-type="float" office:value="0.123188158772632" calcext:value-type="float">
            <text:p>1.23188159E-01</text:p>
          </table:table-cell>
          <table:table-cell table:style-name="ce6" table:formula="of:=1/SQRT([.A248])" office:value-type="float" office:value="0.0221403721385024" calcext:value-type="float">
            <text:p>2.21403721E-02</text:p>
          </table:table-cell>
          <table:table-cell table:style-name="ce12" office:value-type="float" office:value="0.001288568" calcext:value-type="float">
            <text:p>1.29E-03</text:p>
          </table:table-cell>
          <table:table-cell table:style-name="ce12" office:value-type="float" office:value="2.764368" calcext:value-type="float">
            <text:p>2.76E+00</text:p>
          </table:table-cell>
          <table:table-cell table:number-columns-repeated="24"/>
        </table:table-row>
        <table:table-row table:style-name="ro1">
          <table:table-cell table:style-name="ce12" office:value-type="float" office:value="2040" calcext:value-type="float">
            <text:p>2.04E+03</text:p>
          </table:table-cell>
          <table:table-cell table:style-name="ce6" table:formula="of:=[.D249]+[.$I$206]" office:value-type="float" office:value="0.123188158772632" calcext:value-type="float">
            <text:p>1.23188159E-01</text:p>
          </table:table-cell>
          <table:table-cell table:style-name="ce6" table:formula="of:=1/SQRT([.A249])" office:value-type="float" office:value="0.0221403721385024" calcext:value-type="float">
            <text:p>2.21403721E-02</text:p>
          </table:table-cell>
          <table:table-cell table:style-name="ce12" office:value-type="float" office:value="0.001288568" calcext:value-type="float">
            <text:p>1.29E-03</text:p>
          </table:table-cell>
          <table:table-cell table:style-name="ce12" office:value-type="float" office:value="2.771476" calcext:value-type="float">
            <text:p>2.77E+00</text:p>
          </table:table-cell>
          <table:table-cell table:number-columns-repeated="3"/>
          <table:table-cell table:style-name="ce38" table:number-columns-repeated="3"/>
          <table:table-cell/>
          <table:table-cell table:style-name="ce5"/>
          <table:table-cell table:number-columns-repeated="16"/>
        </table:table-row>
        <table:table-row table:style-name="ro1">
          <table:table-cell table:style-name="ce12" office:value-type="float" office:value="3171" calcext:value-type="float">
            <text:p>3.17E+03</text:p>
          </table:table-cell>
          <table:table-cell table:style-name="ce6" table:formula="of:=[.D250]+[.$I$206]" office:value-type="float" office:value="0.122650990972632" calcext:value-type="float">
            <text:p>1.22650991E-01</text:p>
          </table:table-cell>
          <table:table-cell table:style-name="ce6" table:formula="of:=1/SQRT([.A250])" office:value-type="float" office:value="0.0177583200571442" calcext:value-type="float">
            <text:p>1.77583201E-02</text:p>
          </table:table-cell>
          <table:table-cell table:style-name="ce12" office:value-type="float" office:value="0.0007514002" calcext:value-type="float">
            <text:p>7.51E-04</text:p>
          </table:table-cell>
          <table:table-cell table:style-name="ce12" office:value-type="float" office:value="3.165414" calcext:value-type="float">
            <text:p>3.17E+00</text:p>
          </table:table-cell>
          <table:table-cell table:number-columns-repeated="24"/>
        </table:table-row>
        <table:table-row table:style-name="ro1">
          <table:table-cell table:style-name="ce12" office:value-type="float" office:value="4035" calcext:value-type="float">
            <text:p>4.04E+03</text:p>
          </table:table-cell>
          <table:table-cell table:style-name="ce6" table:formula="of:=[.D251]+[.$I$206]" office:value-type="float" office:value="0.122420179572632" calcext:value-type="float">
            <text:p>1.22420180E-01</text:p>
          </table:table-cell>
          <table:table-cell table:style-name="ce6" table:formula="of:=1/SQRT([.A251])" office:value-type="float" office:value="0.0157426641518287" calcext:value-type="float">
            <text:p>1.57426642E-02</text:p>
          </table:table-cell>
          <table:table-cell table:style-name="ce12" office:value-type="float" office:value="0.0005205888" calcext:value-type="float">
            <text:p>5.21E-04</text:p>
          </table:table-cell>
          <table:table-cell table:style-name="ce12" office:value-type="float" office:value="3.865246" calcext:value-type="float">
            <text:p>3.87E+00</text:p>
          </table:table-cell>
          <table:table-cell table:number-columns-repeated="24"/>
        </table:table-row>
        <table:table-row table:style-name="ro1">
          <table:table-cell table:style-name="ce12" office:value-type="float" office:value="4008" calcext:value-type="float">
            <text:p>4.01E+03</text:p>
          </table:table-cell>
          <table:table-cell table:style-name="ce6" table:formula="of:=[.D252]+[.$I$206]" office:value-type="float" office:value="0.122414183472632" calcext:value-type="float">
            <text:p>1.22414183E-01</text:p>
          </table:table-cell>
          <table:table-cell table:style-name="ce6" table:formula="of:=1/SQRT([.A252])" office:value-type="float" office:value="0.0157956005901641" calcext:value-type="float">
            <text:p>1.57956006E-02</text:p>
          </table:table-cell>
          <table:table-cell table:style-name="ce12" office:value-type="float" office:value="0.0005145927" calcext:value-type="float">
            <text:p>5.15E-04</text:p>
          </table:table-cell>
          <table:table-cell table:style-name="ce12" office:value-type="float" office:value="4.777743" calcext:value-type="float">
            <text:p>4.78E+00</text:p>
          </table:table-cell>
          <table:table-cell table:number-columns-repeated="24"/>
        </table:table-row>
        <table:table-row table:style-name="ro1">
          <table:table-cell table:style-name="ce12" office:value-type="float" office:value="3954" calcext:value-type="float">
            <text:p>3.95E+03</text:p>
          </table:table-cell>
          <table:table-cell table:style-name="ce6" table:formula="of:=[.D253]+[.$I$206]" office:value-type="float" office:value="0.122349193872632" calcext:value-type="float">
            <text:p>1.22349194E-01</text:p>
          </table:table-cell>
          <table:table-cell table:style-name="ce6" table:formula="of:=1/SQRT([.A253])" office:value-type="float" office:value="0.0159030955207511" calcext:value-type="float">
            <text:p>1.59030955E-02</text:p>
          </table:table-cell>
          <table:table-cell table:style-name="ce12" office:value-type="float" office:value="0.0004496031" calcext:value-type="float">
            <text:p>4.50E-04</text:p>
          </table:table-cell>
          <table:table-cell table:style-name="ce12" office:value-type="float" office:value="5.69627" calcext:value-type="float">
            <text:p>5.70E+00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1">
          <table:table-cell table:style-name="ce12" office:value-type="float" office:value="3954" calcext:value-type="float">
            <text:p>3.95E+03</text:p>
          </table:table-cell>
          <table:table-cell table:style-name="ce6" table:formula="of:=[.D254]+[.$I$206]" office:value-type="float" office:value="0.122370196172632" calcext:value-type="float">
            <text:p>1.22370196E-01</text:p>
          </table:table-cell>
          <table:table-cell table:style-name="ce6" table:formula="of:=1/SQRT([.A254])" office:value-type="float" office:value="0.0159030955207511" calcext:value-type="float">
            <text:p>1.59030955E-02</text:p>
          </table:table-cell>
          <table:table-cell table:style-name="ce12" office:value-type="float" office:value="0.0004706054" calcext:value-type="float">
            <text:p>4.71E-04</text:p>
          </table:table-cell>
          <table:table-cell table:style-name="ce12" office:value-type="float" office:value="6.60546" calcext:value-type="float">
            <text:p>6.61E+00</text:p>
          </table:table-cell>
          <table:table-cell table:number-columns-repeated="24"/>
        </table:table-row>
        <table:table-row table:style-name="ro1">
          <table:table-cell table:style-name="ce12" office:value-type="float" office:value="3969" calcext:value-type="float">
            <text:p>3.97E+03</text:p>
          </table:table-cell>
          <table:table-cell table:style-name="ce6" table:formula="of:=[.D255]+[.$I$206]" office:value-type="float" office:value="0.122340378072632" calcext:value-type="float">
            <text:p>1.22340378E-01</text:p>
          </table:table-cell>
          <table:table-cell table:style-name="ce6" table:formula="of:=1/SQRT([.A255])" office:value-type="float" office:value="0.0158730158730159" calcext:value-type="float">
            <text:p>1.58730159E-02</text:p>
          </table:table-cell>
          <table:table-cell table:style-name="ce12" office:value-type="float" office:value="0.0004407873" calcext:value-type="float">
            <text:p>4.41E-04</text:p>
          </table:table-cell>
          <table:table-cell table:style-name="ce12" office:value-type="float" office:value="7.468461" calcext:value-type="float">
            <text:p>7.47E+00</text:p>
          </table:table-cell>
          <table:table-cell table:number-columns-repeated="24"/>
        </table:table-row>
        <table:table-row table:style-name="ro1">
          <table:table-cell table:style-name="ce12" office:value-type="float" office:value="3969" calcext:value-type="float">
            <text:p>3.97E+03</text:p>
          </table:table-cell>
          <table:table-cell table:style-name="ce6" table:formula="of:=[.D256]+[.$I$206]" office:value-type="float" office:value="0.122340378072632" calcext:value-type="float">
            <text:p>1.22340378E-01</text:p>
          </table:table-cell>
          <table:table-cell table:style-name="ce6" table:formula="of:=1/SQRT([.A256])" office:value-type="float" office:value="0.0158730158730159" calcext:value-type="float">
            <text:p>1.58730159E-02</text:p>
          </table:table-cell>
          <table:table-cell table:style-name="ce12" office:value-type="float" office:value="0.0004407873" calcext:value-type="float">
            <text:p>4.41E-04</text:p>
          </table:table-cell>
          <table:table-cell table:style-name="ce12" office:value-type="float" office:value="7.482034" calcext:value-type="float">
            <text:p>7.48E+00</text:p>
          </table:table-cell>
          <table:table-cell table:number-columns-repeated="24"/>
        </table:table-row>
        <table:table-row table:style-name="ro1">
          <table:table-cell table:style-name="ce12" office:value-type="float" office:value="5388" calcext:value-type="float">
            <text:p>5.39E+03</text:p>
          </table:table-cell>
          <table:table-cell table:style-name="ce6" table:formula="of:=[.D257]+[.$I$206]" office:value-type="float" office:value="0.122214642772632" calcext:value-type="float">
            <text:p>1.22214643E-01</text:p>
          </table:table-cell>
          <table:table-cell table:style-name="ce6" table:formula="of:=1/SQRT([.A257])" office:value-type="float" office:value="0.0136234219031199" calcext:value-type="float">
            <text:p>1.36234219E-02</text:p>
          </table:table-cell>
          <table:table-cell table:style-name="ce12" office:value-type="float" office:value="0.000315052" calcext:value-type="float">
            <text:p>3.15E-04</text:p>
          </table:table-cell>
          <table:table-cell table:style-name="ce12" office:value-type="float" office:value="8.522118" calcext:value-type="float">
            <text:p>8.52E+00</text:p>
          </table:table-cell>
          <table:table-cell table:number-columns-repeated="24"/>
        </table:table-row>
        <table:table-row table:style-name="ro1">
          <table:table-cell table:style-name="ce12" office:value-type="float" office:value="7614" calcext:value-type="float">
            <text:p>7.61E+03</text:p>
          </table:table-cell>
          <table:table-cell table:style-name="ce6" table:formula="of:=[.D258]+[.$I$206]" office:value-type="float" office:value="0.122082122072632" calcext:value-type="float">
            <text:p>1.22082122E-01</text:p>
          </table:table-cell>
          <table:table-cell table:style-name="ce6" table:formula="of:=1/SQRT([.A258])" office:value-type="float" office:value="0.0114602360695422" calcext:value-type="float">
            <text:p>1.14602361E-02</text:p>
          </table:table-cell>
          <table:table-cell table:style-name="ce12" office:value-type="float" office:value="0.0001825313" calcext:value-type="float">
            <text:p>1.83E-04</text:p>
          </table:table-cell>
          <table:table-cell table:style-name="ce12" office:value-type="float" office:value="10.26168" calcext:value-type="float">
            <text:p>1.03E+01</text:p>
          </table:table-cell>
          <table:table-cell table:number-columns-repeated="24"/>
        </table:table-row>
        <table:table-row table:style-name="ro1">
          <table:table-cell table:style-name="ce12" office:value-type="float" office:value="7842" calcext:value-type="float">
            <text:p>7.84E+03</text:p>
          </table:table-cell>
          <table:table-cell table:style-name="ce6" table:formula="of:=[.D259]+[.$I$206]" office:value-type="float" office:value="0.122070580672632" calcext:value-type="float">
            <text:p>1.22070581E-01</text:p>
          </table:table-cell>
          <table:table-cell table:style-name="ce6" table:formula="of:=1/SQRT([.A259])" office:value-type="float" office:value="0.0112924085199339" calcext:value-type="float">
            <text:p>1.12924085E-02</text:p>
          </table:table-cell>
          <table:table-cell table:style-name="ce12" office:value-type="float" office:value="0.0001709899" calcext:value-type="float">
            <text:p>1.71E-04</text:p>
          </table:table-cell>
          <table:table-cell table:style-name="ce12" office:value-type="float" office:value="13.16733" calcext:value-type="float">
            <text:p>1.32E+01</text:p>
          </table:table-cell>
          <table:table-cell table:number-columns-repeated="24"/>
        </table:table-row>
        <table:table-row table:style-name="ro1">
          <table:table-cell table:style-name="ce12" office:value-type="float" office:value="7884" calcext:value-type="float">
            <text:p>7.88E+03</text:p>
          </table:table-cell>
          <table:table-cell table:style-name="ce6" table:formula="of:=[.D260]+[.$I$206]" office:value-type="float" office:value="0.122045388672632" calcext:value-type="float">
            <text:p>1.22045389E-01</text:p>
          </table:table-cell>
          <table:table-cell table:style-name="ce6" table:formula="of:=1/SQRT([.A260])" office:value-type="float" office:value="0.0112622896399914" calcext:value-type="float">
            <text:p>1.12622896E-02</text:p>
          </table:table-cell>
          <table:table-cell table:style-name="ce12" office:value-type="float" office:value="0.0001457979" calcext:value-type="float">
            <text:p>1.46E-04</text:p>
          </table:table-cell>
          <table:table-cell table:style-name="ce12" office:value-type="float" office:value="16.3445" calcext:value-type="float">
            <text:p>1.63E+01</text:p>
          </table:table-cell>
          <table:table-cell table:number-columns-repeated="24"/>
        </table:table-row>
        <table:table-row table:style-name="ro1">
          <table:table-cell table:style-name="ce12" office:value-type="float" office:value="7941" calcext:value-type="float">
            <text:p>7.94E+03</text:p>
          </table:table-cell>
          <table:table-cell table:style-name="ce6" table:formula="of:=[.D261]+[.$I$206]" office:value-type="float" office:value="0.122060757572632" calcext:value-type="float">
            <text:p>1.22060758E-01</text:p>
          </table:table-cell>
          <table:table-cell table:style-name="ce6" table:formula="of:=1/SQRT([.A261])" office:value-type="float" office:value="0.0112217968410599" calcext:value-type="float">
            <text:p>1.12217968E-02</text:p>
          </table:table-cell>
          <table:table-cell table:style-name="ce12" office:value-type="float" office:value="0.0001611668" calcext:value-type="float">
            <text:p>1.61E-04</text:p>
          </table:table-cell>
          <table:table-cell table:style-name="ce12" office:value-type="float" office:value="19.51101" calcext:value-type="float">
            <text:p>1.95E+01</text:p>
          </table:table-cell>
          <table:table-cell table:number-columns-repeated="24"/>
        </table:table-row>
        <table:table-row table:style-name="ro1">
          <table:table-cell table:style-name="ce12" office:value-type="float" office:value="7920" calcext:value-type="float">
            <text:p>7.92E+03</text:p>
          </table:table-cell>
          <table:table-cell table:style-name="ce6" table:formula="of:=[.D262]+[.$I$206]" office:value-type="float" office:value="0.122049131272632" calcext:value-type="float">
            <text:p>1.22049131E-01</text:p>
          </table:table-cell>
          <table:table-cell table:style-name="ce6" table:formula="of:=1/SQRT([.A262])" office:value-type="float" office:value="0.0112366643743874" calcext:value-type="float">
            <text:p>1.12366644E-02</text:p>
          </table:table-cell>
          <table:table-cell table:style-name="ce12" office:value-type="float" office:value="0.0001495405" calcext:value-type="float">
            <text:p>1.50E-04</text:p>
          </table:table-cell>
          <table:table-cell table:style-name="ce12" office:value-type="float" office:value="22.57481" calcext:value-type="float">
            <text:p>2.26E+01</text:p>
          </table:table-cell>
          <table:table-cell table:number-columns-repeated="24"/>
        </table:table-row>
        <table:table-row table:style-name="ro1">
          <table:table-cell table:style-name="ce12" office:value-type="float" office:value="7920" calcext:value-type="float">
            <text:p>7.92E+03</text:p>
          </table:table-cell>
          <table:table-cell table:style-name="ce6" table:formula="of:=[.D263]+[.$I$206]" office:value-type="float" office:value="0.122049131272632" calcext:value-type="float">
            <text:p>1.22049131E-01</text:p>
          </table:table-cell>
          <table:table-cell table:style-name="ce6" table:formula="of:=1/SQRT([.A263])" office:value-type="float" office:value="0.0112366643743874" calcext:value-type="float">
            <text:p>1.12366644E-02</text:p>
          </table:table-cell>
          <table:table-cell table:style-name="ce12" office:value-type="float" office:value="0.0001495405" calcext:value-type="float">
            <text:p>1.50E-04</text:p>
          </table:table-cell>
          <table:table-cell table:style-name="ce12" office:value-type="float" office:value="22.60171" calcext:value-type="float">
            <text:p>2.26E+01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1">
          <table:table-cell table:style-name="ce12" office:value-type="float" office:value="12453" calcext:value-type="float">
            <text:p>1.25E+04</text:p>
          </table:table-cell>
          <table:table-cell table:style-name="ce6" table:formula="of:=[.D264]+[.$I$206]" office:value-type="float" office:value="0.121991099682632" calcext:value-type="float">
            <text:p>1.21991100E-01</text:p>
          </table:table-cell>
          <table:table-cell table:style-name="ce6" table:formula="of:=1/SQRT([.A264])" office:value-type="float" office:value="0.00896113470921178" calcext:value-type="float">
            <text:p>8.96113471E-03</text:p>
          </table:table-cell>
          <table:table-cell table:style-name="ce12" office:value-type="float" office:value="0.00009150891" calcext:value-type="float">
            <text:p>9.15E-05</text:p>
          </table:table-cell>
          <table:table-cell table:style-name="ce12" office:value-type="float" office:value="26.32809" calcext:value-type="float">
            <text:p>2.63E+01</text:p>
          </table:table-cell>
          <table:table-cell table:number-columns-repeated="24"/>
        </table:table-row>
        <table:table-row table:style-name="ro1">
          <table:table-cell table:style-name="ce12" office:value-type="float" office:value="15669" calcext:value-type="float">
            <text:p>1.57E+04</text:p>
          </table:table-cell>
          <table:table-cell table:style-name="ce6" table:formula="of:=[.D265]+[.$I$206]" office:value-type="float" office:value="0.121966026262632" calcext:value-type="float">
            <text:p>1.21966026E-01</text:p>
          </table:table-cell>
          <table:table-cell table:style-name="ce6" table:formula="of:=1/SQRT([.A265])" office:value-type="float" office:value="0.00798875973387902" calcext:value-type="float">
            <text:p>7.98875973E-03</text:p>
          </table:table-cell>
          <table:table-cell table:style-name="ce12" office:value-type="float" office:value="0.00006643549" calcext:value-type="float">
            <text:p>6.64E-05</text:p>
          </table:table-cell>
          <table:table-cell table:style-name="ce12" office:value-type="float" office:value="35.75509" calcext:value-type="float">
            <text:p>3.5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810" calcext:value-type="float">
            <text:p>1.58E+04</text:p>
          </table:table-cell>
          <table:table-cell table:style-name="ce6" table:formula="of:=[.D266]+[.$I$206]" office:value-type="float" office:value="0.121961374062632" calcext:value-type="float">
            <text:p>1.21961374E-01</text:p>
          </table:table-cell>
          <table:table-cell table:style-name="ce6" table:formula="of:=1/SQRT([.A266])" office:value-type="float" office:value="0.00795305644984183" calcext:value-type="float">
            <text:p>7.95305645E-03</text:p>
          </table:table-cell>
          <table:table-cell table:style-name="ce12" office:value-type="float" office:value="0.00006178329" calcext:value-type="float">
            <text:p>6.18E-05</text:p>
          </table:table-cell>
          <table:table-cell table:style-name="ce12" office:value-type="float" office:value="46.43262" calcext:value-type="float">
            <text:p>4.6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74" calcext:value-type="float">
            <text:p>1.58E+04</text:p>
          </table:table-cell>
          <table:table-cell table:style-name="ce6" table:formula="of:=[.D267]+[.$I$206]" office:value-type="float" office:value="0.121953971242632" calcext:value-type="float">
            <text:p>1.21953971E-01</text:p>
          </table:table-cell>
          <table:table-cell table:style-name="ce6" table:formula="of:=1/SQRT([.A267])" office:value-type="float" office:value="0.00796212665592558" calcext:value-type="float">
            <text:p>7.96212666E-03</text:p>
          </table:table-cell>
          <table:table-cell table:style-name="ce12" office:value-type="float" office:value="0.00005438047" calcext:value-type="float">
            <text:p>5.44E-05</text:p>
          </table:table-cell>
          <table:table-cell table:style-name="ce12" office:value-type="float" office:value="56.9438" calcext:value-type="float">
            <text:p>5.6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38" calcext:value-type="float">
            <text:p>1.57E+04</text:p>
          </table:table-cell>
          <table:table-cell table:style-name="ce6" table:formula="of:=[.D268]+[.$I$206]" office:value-type="float" office:value="0.121957616852632" calcext:value-type="float">
            <text:p>1.21957617E-01</text:p>
          </table:table-cell>
          <table:table-cell table:style-name="ce6" table:formula="of:=1/SQRT([.A268])" office:value-type="float" office:value="0.0079712279658002" calcext:value-type="float">
            <text:p>7.97122797E-03</text:p>
          </table:table-cell>
          <table:table-cell table:style-name="ce12" office:value-type="float" office:value="0.00005802608" calcext:value-type="float">
            <text:p>5.80E-05</text:p>
          </table:table-cell>
          <table:table-cell table:style-name="ce12" office:value-type="float" office:value="67.49506" calcext:value-type="float">
            <text:p>6.7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678" calcext:value-type="float">
            <text:p>1.57E+04</text:p>
          </table:table-cell>
          <table:table-cell table:style-name="ce6" table:formula="of:=[.D269]+[.$I$206]" office:value-type="float" office:value="0.121955874932632" calcext:value-type="float">
            <text:p>1.21955875E-01</text:p>
          </table:table-cell>
          <table:table-cell table:style-name="ce6" table:formula="of:=1/SQRT([.A269])" office:value-type="float" office:value="0.00798646641971267" calcext:value-type="float">
            <text:p>7.98646642E-03</text:p>
          </table:table-cell>
          <table:table-cell table:style-name="ce12" office:value-type="float" office:value="0.00005628416" calcext:value-type="float">
            <text:p>5.63E-05</text:p>
          </table:table-cell>
          <table:table-cell table:style-name="ce12" office:value-type="float" office:value="78.31682" calcext:value-type="float">
            <text:p>7.8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678" calcext:value-type="float">
            <text:p>1.57E+04</text:p>
          </table:table-cell>
          <table:table-cell table:style-name="ce6" table:formula="of:=[.D270]+[.$I$206]" office:value-type="float" office:value="0.121955874932632" calcext:value-type="float">
            <text:p>1.21955875E-01</text:p>
          </table:table-cell>
          <table:table-cell table:style-name="ce6" table:formula="of:=1/SQRT([.A270])" office:value-type="float" office:value="0.00798646641971267" calcext:value-type="float">
            <text:p>7.98646642E-03</text:p>
          </table:table-cell>
          <table:table-cell table:style-name="ce12" office:value-type="float" office:value="0.00005628416" calcext:value-type="float">
            <text:p>5.63E-05</text:p>
          </table:table-cell>
          <table:table-cell table:style-name="ce12" office:value-type="float" office:value="78.36887" calcext:value-type="float">
            <text:p>7.8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4360" calcext:value-type="float">
            <text:p>2.44E+04</text:p>
          </table:table-cell>
          <table:table-cell table:style-name="ce6" table:formula="of:=[.D271]+[.$I$206]" office:value-type="float" office:value="0.121933099082632" calcext:value-type="float">
            <text:p>1.21933099E-01</text:p>
          </table:table-cell>
          <table:table-cell table:style-name="ce6" table:formula="of:=1/SQRT([.A271])" office:value-type="float" office:value="0.00640709787032075" calcext:value-type="float">
            <text:p>6.40709787E-03</text:p>
          </table:table-cell>
          <table:table-cell table:style-name="ce12" office:value-type="float" office:value="0.00003350831" calcext:value-type="float">
            <text:p>3.35E-05</text:p>
          </table:table-cell>
          <table:table-cell table:style-name="ce12" office:value-type="float" office:value="95.5351" calcext:value-type="float">
            <text:p>9.5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089" calcext:value-type="float">
            <text:p>3.11E+04</text:p>
          </table:table-cell>
          <table:table-cell table:style-name="ce6" table:formula="of:=[.D272]+[.$I$206]" office:value-type="float" office:value="0.121925764052632" calcext:value-type="float">
            <text:p>1.21925764E-01</text:p>
          </table:table-cell>
          <table:table-cell table:style-name="ce6" table:formula="of:=1/SQRT([.A272])" office:value-type="float" office:value="0.00567148285530268" calcext:value-type="float">
            <text:p>5.67148286E-03</text:p>
          </table:table-cell>
          <table:table-cell table:style-name="ce12" office:value-type="float" office:value="0.00002617328" calcext:value-type="float">
            <text:p>2.62E-05</text:p>
          </table:table-cell>
          <table:table-cell table:style-name="ce12" office:value-type="float" office:value="122.5242" calcext:value-type="float">
            <text:p>1.23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443" calcext:value-type="float">
            <text:p>3.14E+04</text:p>
          </table:table-cell>
          <table:table-cell table:style-name="ce6" table:formula="of:=[.D273]+[.$I$206]" office:value-type="float" office:value="0.121922636052632" calcext:value-type="float">
            <text:p>1.21922636E-01</text:p>
          </table:table-cell>
          <table:table-cell table:style-name="ce6" table:formula="of:=1/SQRT([.A273])" office:value-type="float" office:value="0.00563946638284421" calcext:value-type="float">
            <text:p>5.63946638E-03</text:p>
          </table:table-cell>
          <table:table-cell table:style-name="ce12" office:value-type="float" office:value="0.00002304528" calcext:value-type="float">
            <text:p>2.30E-05</text:p>
          </table:table-cell>
          <table:table-cell table:style-name="ce12" office:value-type="float" office:value="160.2255" calcext:value-type="float">
            <text:p>1.60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722" calcext:value-type="float">
            <text:p>3.17E+04</text:p>
          </table:table-cell>
          <table:table-cell table:style-name="ce6" table:formula="of:=[.D274]+[.$I$206]" office:value-type="float" office:value="0.121922970472632" calcext:value-type="float">
            <text:p>1.21922970E-01</text:p>
          </table:table-cell>
          <table:table-cell table:style-name="ce6" table:formula="of:=1/SQRT([.A274])" office:value-type="float" office:value="0.00561461161298967" calcext:value-type="float">
            <text:p>5.61461161E-03</text:p>
          </table:table-cell>
          <table:table-cell table:style-name="ce12" office:value-type="float" office:value="0.0000233797" calcext:value-type="float">
            <text:p>2.34E-05</text:p>
          </table:table-cell>
          <table:table-cell table:style-name="ce12" office:value-type="float" office:value="196.9566" calcext:value-type="float">
            <text:p>1.97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614" calcext:value-type="float">
            <text:p>3.16E+04</text:p>
          </table:table-cell>
          <table:table-cell table:style-name="ce6" table:formula="of:=[.D275]+[.$I$206]" office:value-type="float" office:value="0.121920059102632" calcext:value-type="float">
            <text:p>1.21920059E-01</text:p>
          </table:table-cell>
          <table:table-cell table:style-name="ce6" table:formula="of:=1/SQRT([.A275])" office:value-type="float" office:value="0.00562419377688095" calcext:value-type="float">
            <text:p>5.62419378E-03</text:p>
          </table:table-cell>
          <table:table-cell table:style-name="ce12" office:value-type="float" office:value="0.00002046833" calcext:value-type="float">
            <text:p>2.05E-05</text:p>
          </table:table-cell>
          <table:table-cell table:style-name="ce12" office:value-type="float" office:value="234.8558" calcext:value-type="float">
            <text:p>2.35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530" calcext:value-type="float">
            <text:p>3.15E+04</text:p>
          </table:table-cell>
          <table:table-cell table:style-name="ce6" table:formula="of:=[.D276]+[.$I$206]" office:value-type="float" office:value="0.121920897432632" calcext:value-type="float">
            <text:p>1.21920897E-01</text:p>
          </table:table-cell>
          <table:table-cell table:style-name="ce6" table:formula="of:=1/SQRT([.A276])" office:value-type="float" office:value="0.00563168058373985" calcext:value-type="float">
            <text:p>5.63168058E-03</text:p>
          </table:table-cell>
          <table:table-cell table:style-name="ce12" office:value-type="float" office:value="0.00002130666" calcext:value-type="float">
            <text:p>2.13E-05</text:p>
          </table:table-cell>
          <table:table-cell table:style-name="ce12" office:value-type="float" office:value="272.5844" calcext:value-type="float">
            <text:p>2.73E+02</text:p>
          </table:table-cell>
          <table:table-cell table:number-columns-repeated="24"/>
        </table:table-row>
        <table:table-row table:style-name="ro1">
          <table:table-cell table:number-columns-repeated="29"/>
        </table:table-row>
        <table:table-row table:style-name="ro1">
          <table:table-cell table:style-name="ce7" office:value-type="string" calcext:value-type="string">
            <text:p>UM DG MOESS P2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1">
          <table:table-cell table:style-name="ce12" office:value-type="float" office:value="2802" calcext:value-type="float">
            <text:p>2.80E+03</text:p>
          </table:table-cell>
          <table:table-cell table:style-name="ce6" table:formula="of:=[.D280]+[.$I$206]" office:value-type="float" office:value="0.124217049772632" calcext:value-type="float">
            <text:p>1.24217050E-01</text:p>
          </table:table-cell>
          <table:table-cell table:style-name="ce6" table:formula="of:=1/SQRT([.A280])" office:value-type="float" office:value="0.0188914778984526" calcext:value-type="float">
            <text:p>1.88914779E-02</text:p>
          </table:table-cell>
          <table:table-cell table:style-name="ce12" office:value-type="float" office:value="0.002317459" calcext:value-type="float">
            <text:p>2.32E-03</text:p>
          </table:table-cell>
          <table:table-cell table:style-name="ce12" office:value-type="float" office:value="0.07885082" calcext:value-type="float">
            <text:p>7.89E-02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87]" office:value-type="float" office:value="0.0216981518301373" calcext:value-type="float">
            <text:p>2.16981518E-02</text:p>
          </table:table-cell>
          <table:table-cell table:style-name="ce5" table:formula="of:=[.D287]" office:value-type="float" office:value="0.0001506526" calcext:value-type="float">
            <text:p>1.51E-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202" calcext:value-type="float">
            <text:p>2.20E+03</text:p>
          </table:table-cell>
          <table:table-cell table:style-name="ce6" table:formula="of:=[.D281]+[.$I$206]" office:value-type="float" office:value="0.123888106772632" calcext:value-type="float">
            <text:p>1.23888107E-01</text:p>
          </table:table-cell>
          <table:table-cell table:style-name="ce6" table:formula="of:=1/SQRT([.A281])" office:value-type="float" office:value="0.0213103872963671" calcext:value-type="float">
            <text:p>2.13103873E-02</text:p>
          </table:table-cell>
          <table:table-cell table:style-name="ce12" office:value-type="float" office:value="0.001988516" calcext:value-type="float">
            <text:p>1.99E-03</text:p>
          </table:table-cell>
          <table:table-cell table:style-name="ce12" office:value-type="float" office:value="0.5065667" calcext:value-type="float">
            <text:p>5.07E-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14]" office:value-type="float" office:value="0.00563543521667145" calcext:value-type="float">
            <text:p>5.63543522E-03</text:p>
          </table:table-cell>
          <table:table-cell table:formula="of:=10^(LOG([.K280])+[.G281]*(LOG([.J281])-LOG([.J280])))" office:value-type="float" office:value="0.000000685481127740883" calcext:value-type="float">
            <text:p>6.85481127740883E-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166" calcext:value-type="float">
            <text:p>2.17E+03</text:p>
          </table:table-cell>
          <table:table-cell table:style-name="ce6" table:formula="of:=[.D282]+[.$I$206]" office:value-type="float" office:value="0.122692888172632" calcext:value-type="float">
            <text:p>1.22692888E-01</text:p>
          </table:table-cell>
          <table:table-cell table:style-name="ce6" table:formula="of:=1/SQRT([.A282])" office:value-type="float" office:value="0.021486752129677" calcext:value-type="float">
            <text:p>2.14867521E-02</text:p>
          </table:table-cell>
          <table:table-cell table:style-name="ce12" office:value-type="float" office:value="0.0007932974" calcext:value-type="float">
            <text:p>7.93E-04</text:p>
          </table:table-cell>
          <table:table-cell table:style-name="ce12" office:value-type="float" office:value="0.8327293" calcext:value-type="float">
            <text:p>8.33E-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06" calcext:value-type="float">
            <text:p>2.11E+03</text:p>
          </table:table-cell>
          <table:table-cell table:style-name="ce6" table:formula="of:=[.D283]+[.$I$206]" office:value-type="float" office:value="0.122364836172632" calcext:value-type="float">
            <text:p>1.22364836E-01</text:p>
          </table:table-cell>
          <table:table-cell table:style-name="ce6" table:formula="of:=1/SQRT([.A283])" office:value-type="float" office:value="0.0217906816820204" calcext:value-type="float">
            <text:p>2.17906817E-02</text:p>
          </table:table-cell>
          <table:table-cell table:style-name="ce12" office:value-type="float" office:value="0.0004652454" calcext:value-type="float">
            <text:p>4.65E-04</text:p>
          </table:table-cell>
          <table:table-cell table:style-name="ce12" office:value-type="float" office:value="1.172405" calcext:value-type="float">
            <text:p>1.1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54" calcext:value-type="float">
            <text:p>2.15E+03</text:p>
          </table:table-cell>
          <table:table-cell table:style-name="ce6" table:formula="of:=[.D284]+[.$I$206]" office:value-type="float" office:value="0.122279013372632" calcext:value-type="float">
            <text:p>1.22279013E-01</text:p>
          </table:table-cell>
          <table:table-cell table:style-name="ce6" table:formula="of:=1/SQRT([.A284])" office:value-type="float" office:value="0.0215465206794286" calcext:value-type="float">
            <text:p>2.15465207E-02</text:p>
          </table:table-cell>
          <table:table-cell table:style-name="ce12" office:value-type="float" office:value="0.0003794226" calcext:value-type="float">
            <text:p>3.79E-04</text:p>
          </table:table-cell>
          <table:table-cell table:style-name="ce12" office:value-type="float" office:value="1.464967" calcext:value-type="float">
            <text:p>1.4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36" calcext:value-type="float">
            <text:p>2.14E+03</text:p>
          </table:table-cell>
          <table:table-cell table:style-name="ce6" table:formula="of:=[.D285]+[.$I$206]" office:value-type="float" office:value="0.122120774872632" calcext:value-type="float">
            <text:p>1.22120775E-01</text:p>
          </table:table-cell>
          <table:table-cell table:style-name="ce6" table:formula="of:=1/SQRT([.A285])" office:value-type="float" office:value="0.0216371161203958" calcext:value-type="float">
            <text:p>2.16371161E-02</text:p>
          </table:table-cell>
          <table:table-cell table:style-name="ce12" office:value-type="float" office:value="0.0002211841" calcext:value-type="float">
            <text:p>2.21E-04</text:p>
          </table:table-cell>
          <table:table-cell table:style-name="ce12" office:value-type="float" office:value="1.763676" calcext:value-type="float">
            <text:p>1.7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24" calcext:value-type="float">
            <text:p>2.12E+03</text:p>
          </table:table-cell>
          <table:table-cell table:style-name="ce6" table:formula="of:=[.D286]+[.$I$206]" office:value-type="float" office:value="0.122050243372632" calcext:value-type="float">
            <text:p>1.22050243E-01</text:p>
          </table:table-cell>
          <table:table-cell table:style-name="ce6" table:formula="of:=1/SQRT([.A286])" office:value-type="float" office:value="0.0216981518301373" calcext:value-type="float">
            <text:p>2.16981518E-02</text:p>
          </table:table-cell>
          <table:table-cell table:style-name="ce12" office:value-type="float" office:value="0.0001506526" calcext:value-type="float">
            <text:p>1.51E-04</text:p>
          </table:table-cell>
          <table:table-cell table:style-name="ce12" office:value-type="float" office:value="2.065457" calcext:value-type="float">
            <text:p>2.0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24" calcext:value-type="float">
            <text:p>2.12E+03</text:p>
          </table:table-cell>
          <table:table-cell table:style-name="ce6" table:formula="of:=[.D287]+[.$I$206]" office:value-type="float" office:value="0.122050243372632" calcext:value-type="float">
            <text:p>1.22050243E-01</text:p>
          </table:table-cell>
          <table:table-cell table:style-name="ce6" table:formula="of:=1/SQRT([.A287])" office:value-type="float" office:value="0.0216981518301373" calcext:value-type="float">
            <text:p>2.16981518E-02</text:p>
          </table:table-cell>
          <table:table-cell table:style-name="ce12" office:value-type="float" office:value="0.0001506526" calcext:value-type="float">
            <text:p>1.51E-04</text:p>
          </table:table-cell>
          <table:table-cell table:style-name="ce12" office:value-type="float" office:value="2.07319" calcext:value-type="float">
            <text:p>2.0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964" calcext:value-type="float">
            <text:p>2.96E+03</text:p>
          </table:table-cell>
          <table:table-cell table:style-name="ce6" table:formula="of:=[.D288]+[.$I$206]" office:value-type="float" office:value="0.122003919572632" calcext:value-type="float">
            <text:p>1.22003920E-01</text:p>
          </table:table-cell>
          <table:table-cell table:style-name="ce6" table:formula="of:=1/SQRT([.A288])" office:value-type="float" office:value="0.0183679589592661" calcext:value-type="float">
            <text:p>1.83679590E-02</text:p>
          </table:table-cell>
          <table:table-cell table:style-name="ce12" office:value-type="float" office:value="0.0001043288" calcext:value-type="float">
            <text:p>1.04E-04</text:p>
          </table:table-cell>
          <table:table-cell table:style-name="ce12" office:value-type="float" office:value="2.414239" calcext:value-type="float">
            <text:p>2.41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816" calcext:value-type="float">
            <text:p>3.82E+03</text:p>
          </table:table-cell>
          <table:table-cell table:style-name="ce6" table:formula="of:=[.D289]+[.$I$206]" office:value-type="float" office:value="0.121964542452632" calcext:value-type="float">
            <text:p>1.21964542E-01</text:p>
          </table:table-cell>
          <table:table-cell table:style-name="ce6" table:formula="of:=1/SQRT([.A289])" office:value-type="float" office:value="0.0161880977059544" calcext:value-type="float">
            <text:p>1.61880977E-02</text:p>
          </table:table-cell>
          <table:table-cell table:style-name="ce12" office:value-type="float" office:value="0.00006495168" calcext:value-type="float">
            <text:p>6.50E-05</text:p>
          </table:table-cell>
          <table:table-cell table:style-name="ce12" office:value-type="float" office:value="2.894987" calcext:value-type="float">
            <text:p>2.8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02" calcext:value-type="float">
            <text:p>4.00E+03</text:p>
          </table:table-cell>
          <table:table-cell table:style-name="ce6" table:formula="of:=[.D290]+[.$I$206]" office:value-type="float" office:value="0.121955612862632" calcext:value-type="float">
            <text:p>1.21955613E-01</text:p>
          </table:table-cell>
          <table:table-cell table:style-name="ce6" table:formula="of:=1/SQRT([.A290])" office:value-type="float" office:value="0.015807436935467" calcext:value-type="float">
            <text:p>1.58074369E-02</text:p>
          </table:table-cell>
          <table:table-cell table:style-name="ce12" office:value-type="float" office:value="0.00005602209" calcext:value-type="float">
            <text:p>5.60E-05</text:p>
          </table:table-cell>
          <table:table-cell table:style-name="ce12" office:value-type="float" office:value="3.491679" calcext:value-type="float">
            <text:p>3.4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56" calcext:value-type="float">
            <text:p>4.06E+03</text:p>
          </table:table-cell>
          <table:table-cell table:style-name="ce6" table:formula="of:=[.D291]+[.$I$206]" office:value-type="float" office:value="0.121952397662632" calcext:value-type="float">
            <text:p>1.21952398E-01</text:p>
          </table:table-cell>
          <table:table-cell table:style-name="ce6" table:formula="of:=1/SQRT([.A291])" office:value-type="float" office:value="0.0157018573255332" calcext:value-type="float">
            <text:p>1.57018573E-02</text:p>
          </table:table-cell>
          <table:table-cell table:style-name="ce12" office:value-type="float" office:value="0.00005280689" calcext:value-type="float">
            <text:p>5.28E-05</text:p>
          </table:table-cell>
          <table:table-cell table:style-name="ce12" office:value-type="float" office:value="4.10057" calcext:value-type="float">
            <text:p>4.1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56" calcext:value-type="float">
            <text:p>4.06E+03</text:p>
          </table:table-cell>
          <table:table-cell table:style-name="ce6" table:formula="of:=[.D292]+[.$I$206]" office:value-type="float" office:value="0.121946072192632" calcext:value-type="float">
            <text:p>1.21946072E-01</text:p>
          </table:table-cell>
          <table:table-cell table:style-name="ce6" table:formula="of:=1/SQRT([.A292])" office:value-type="float" office:value="0.0157018573255332" calcext:value-type="float">
            <text:p>1.57018573E-02</text:p>
          </table:table-cell>
          <table:table-cell table:style-name="ce12" office:value-type="float" office:value="0.00004648142" calcext:value-type="float">
            <text:p>4.65E-05</text:p>
          </table:table-cell>
          <table:table-cell table:style-name="ce12" office:value-type="float" office:value="4.703546" calcext:value-type="float">
            <text:p>4.7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26" calcext:value-type="float">
            <text:p>4.03E+03</text:p>
          </table:table-cell>
          <table:table-cell table:style-name="ce6" table:formula="of:=[.D293]+[.$I$206]" office:value-type="float" office:value="0.121940895252632" calcext:value-type="float">
            <text:p>1.21940895E-01</text:p>
          </table:table-cell>
          <table:table-cell table:style-name="ce6" table:formula="of:=1/SQRT([.A293])" office:value-type="float" office:value="0.015760250451282" calcext:value-type="float">
            <text:p>1.57602505E-02</text:p>
          </table:table-cell>
          <table:table-cell table:style-name="ce12" office:value-type="float" office:value="0.00004130448" calcext:value-type="float">
            <text:p>4.13E-05</text:p>
          </table:table-cell>
          <table:table-cell table:style-name="ce12" office:value-type="float" office:value="5.351382" calcext:value-type="float">
            <text:p>5.3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26" calcext:value-type="float">
            <text:p>4.03E+03</text:p>
          </table:table-cell>
          <table:table-cell table:style-name="ce6" table:formula="of:=[.D294]+[.$I$206]" office:value-type="float" office:value="0.121940895252632" calcext:value-type="float">
            <text:p>1.21940895E-01</text:p>
          </table:table-cell>
          <table:table-cell table:style-name="ce6" table:formula="of:=1/SQRT([.A294])" office:value-type="float" office:value="0.015760250451282" calcext:value-type="float">
            <text:p>1.57602505E-02</text:p>
          </table:table-cell>
          <table:table-cell table:style-name="ce12" office:value-type="float" office:value="0.00004130448" calcext:value-type="float">
            <text:p>4.13E-05</text:p>
          </table:table-cell>
          <table:table-cell table:style-name="ce12" office:value-type="float" office:value="5.366159" calcext:value-type="float">
            <text:p>5.3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6132" calcext:value-type="float">
            <text:p>6.13E+03</text:p>
          </table:table-cell>
          <table:table-cell table:style-name="ce6" table:formula="of:=[.D295]+[.$I$206]" office:value-type="float" office:value="0.121921315902632" calcext:value-type="float">
            <text:p>1.21921316E-01</text:p>
          </table:table-cell>
          <table:table-cell table:style-name="ce6" table:formula="of:=1/SQRT([.A295])" office:value-type="float" office:value="0.0127702361059699" calcext:value-type="float">
            <text:p>1.27702361E-02</text:p>
          </table:table-cell>
          <table:table-cell table:style-name="ce12" office:value-type="float" office:value="0.00002172513" calcext:value-type="float">
            <text:p>2.17E-05</text:p>
          </table:table-cell>
          <table:table-cell table:style-name="ce12" office:value-type="float" office:value="6.161859" calcext:value-type="float">
            <text:p>6.1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836" calcext:value-type="float">
            <text:p>7.84E+03</text:p>
          </table:table-cell>
          <table:table-cell table:style-name="ce6" table:formula="of:=[.D296]+[.$I$206]" office:value-type="float" office:value="0.121913788442632" calcext:value-type="float">
            <text:p>1.21913788E-01</text:p>
          </table:table-cell>
          <table:table-cell table:style-name="ce6" table:formula="of:=1/SQRT([.A296])" office:value-type="float" office:value="0.0112967309731142" calcext:value-type="float">
            <text:p>1.12967310E-02</text:p>
          </table:table-cell>
          <table:table-cell table:style-name="ce12" office:value-type="float" office:value="0.00001419767" calcext:value-type="float">
            <text:p>1.42E-05</text:p>
          </table:table-cell>
          <table:table-cell table:style-name="ce12" office:value-type="float" office:value="7.401008" calcext:value-type="float">
            <text:p>7.4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8046" calcext:value-type="float">
            <text:p>8.05E+03</text:p>
          </table:table-cell>
          <table:table-cell table:style-name="ce6" table:formula="of:=[.D297]+[.$I$206]" office:value-type="float" office:value="0.121910087192632" calcext:value-type="float">
            <text:p>1.21910087E-01</text:p>
          </table:table-cell>
          <table:table-cell table:style-name="ce6" table:formula="of:=1/SQRT([.A297])" office:value-type="float" office:value="0.0111483343681775" calcext:value-type="float">
            <text:p>1.11483344E-02</text:p>
          </table:table-cell>
          <table:table-cell table:style-name="ce12" office:value-type="float" office:value="0.00001049642" calcext:value-type="float">
            <text:p>1.05E-05</text:p>
          </table:table-cell>
          <table:table-cell table:style-name="ce12" office:value-type="float" office:value="8.933332" calcext:value-type="float">
            <text:p>8.9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914" calcext:value-type="float">
            <text:p>7.91E+03</text:p>
          </table:table-cell>
          <table:table-cell table:style-name="ce6" table:formula="of:=[.D298]+[.$I$206]" office:value-type="float" office:value="0.121910878932632" calcext:value-type="float">
            <text:p>1.21910879E-01</text:p>
          </table:table-cell>
          <table:table-cell table:style-name="ce6" table:formula="of:=1/SQRT([.A298])" office:value-type="float" office:value="0.0112409231065374" calcext:value-type="float">
            <text:p>1.12409231E-02</text:p>
          </table:table-cell>
          <table:table-cell table:style-name="ce12" office:value-type="float" office:value="0.00001128816" calcext:value-type="float">
            <text:p>1.13E-05</text:p>
          </table:table-cell>
          <table:table-cell table:style-name="ce12" office:value-type="float" office:value="10.5139" calcext:value-type="float">
            <text:p>1.0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860" calcext:value-type="float">
            <text:p>7.86E+03</text:p>
          </table:table-cell>
          <table:table-cell table:style-name="ce6" table:formula="of:=[.D299]+[.$I$206]" office:value-type="float" office:value="0.121908067140632" calcext:value-type="float">
            <text:p>1.21908067E-01</text:p>
          </table:table-cell>
          <table:table-cell table:style-name="ce6" table:formula="of:=1/SQRT([.A299])" office:value-type="float" office:value="0.0112794708698735" calcext:value-type="float">
            <text:p>1.12794709E-02</text:p>
          </table:table-cell>
          <table:table-cell table:style-name="ce12" office:value-type="float" office:value="0.000008476368" calcext:value-type="float">
            <text:p>8.48E-06</text:p>
          </table:table-cell>
          <table:table-cell table:style-name="ce12" office:value-type="float" office:value="12.03532" calcext:value-type="float">
            <text:p>1.2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866" calcext:value-type="float">
            <text:p>7.87E+03</text:p>
          </table:table-cell>
          <table:table-cell table:style-name="ce6" table:formula="of:=[.D300]+[.$I$206]" office:value-type="float" office:value="0.121909688212632" calcext:value-type="float">
            <text:p>1.21909688E-01</text:p>
          </table:table-cell>
          <table:table-cell table:style-name="ce6" table:formula="of:=1/SQRT([.A300])" office:value-type="float" office:value="0.011275168191529" calcext:value-type="float">
            <text:p>1.12751682E-02</text:p>
          </table:table-cell>
          <table:table-cell table:style-name="ce12" office:value-type="float" office:value="0.00001009744" calcext:value-type="float">
            <text:p>1.01E-05</text:p>
          </table:table-cell>
          <table:table-cell table:style-name="ce12" office:value-type="float" office:value="13.60678" calcext:value-type="float">
            <text:p>1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866" calcext:value-type="float">
            <text:p>7.87E+03</text:p>
          </table:table-cell>
          <table:table-cell table:style-name="ce6" table:formula="of:=[.D301]+[.$I$206]" office:value-type="float" office:value="0.121909688212632" calcext:value-type="float">
            <text:p>1.21909688E-01</text:p>
          </table:table-cell>
          <table:table-cell table:style-name="ce6" table:formula="of:=1/SQRT([.A301])" office:value-type="float" office:value="0.011275168191529" calcext:value-type="float">
            <text:p>1.12751682E-02</text:p>
          </table:table-cell>
          <table:table-cell table:style-name="ce12" office:value-type="float" office:value="0.00001009744" calcext:value-type="float">
            <text:p>1.01E-05</text:p>
          </table:table-cell>
          <table:table-cell table:style-name="ce12" office:value-type="float" office:value="13.63513" calcext:value-type="float">
            <text:p>1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2240" calcext:value-type="float">
            <text:p>1.22E+04</text:p>
          </table:table-cell>
          <table:table-cell table:style-name="ce6" table:formula="of:=[.D302]+[.$I$206]" office:value-type="float" office:value="0.121903978808632" calcext:value-type="float">
            <text:p>1.21903979E-01</text:p>
          </table:table-cell>
          <table:table-cell table:style-name="ce6" table:formula="of:=1/SQRT([.A302])" office:value-type="float" office:value="0.00903876907577734" calcext:value-type="float">
            <text:p>9.03876908E-03</text:p>
          </table:table-cell>
          <table:table-cell table:style-name="ce12" office:value-type="float" office:value="0.000004388036" calcext:value-type="float">
            <text:p>4.39E-06</text:p>
          </table:table-cell>
          <table:table-cell table:style-name="ce12" office:value-type="float" office:value="15.61957" calcext:value-type="float">
            <text:p>1.5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456" calcext:value-type="float">
            <text:p>1.55E+04</text:p>
          </table:table-cell>
          <table:table-cell table:style-name="ce6" table:formula="of:=[.D303]+[.$I$206]" office:value-type="float" office:value="0.121902698420632" calcext:value-type="float">
            <text:p>1.21902698E-01</text:p>
          </table:table-cell>
          <table:table-cell table:style-name="ce6" table:formula="of:=1/SQRT([.A303])" office:value-type="float" office:value="0.00804361815109734" calcext:value-type="float">
            <text:p>8.04361815E-03</text:p>
          </table:table-cell>
          <table:table-cell table:style-name="ce12" office:value-type="float" office:value="0.000003107648" calcext:value-type="float">
            <text:p>3.11E-06</text:p>
          </table:table-cell>
          <table:table-cell table:style-name="ce12" office:value-type="float" office:value="18.94472" calcext:value-type="float">
            <text:p>1.8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26" calcext:value-type="float">
            <text:p>1.57E+04</text:p>
          </table:table-cell>
          <table:table-cell table:style-name="ce6" table:formula="of:=[.D304]+[.$I$206]" office:value-type="float" office:value="0.121902500565632" calcext:value-type="float">
            <text:p>1.21902501E-01</text:p>
          </table:table-cell>
          <table:table-cell table:style-name="ce6" table:formula="of:=1/SQRT([.A304])" office:value-type="float" office:value="0.00797426867846688" calcext:value-type="float">
            <text:p>7.97426868E-03</text:p>
          </table:table-cell>
          <table:table-cell table:style-name="ce12" office:value-type="float" office:value="0.000002909793" calcext:value-type="float">
            <text:p>2.91E-06</text:p>
          </table:table-cell>
          <table:table-cell table:style-name="ce12" office:value-type="float" office:value="23.0359" calcext:value-type="float">
            <text:p>2.3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882" calcext:value-type="float">
            <text:p>1.59E+04</text:p>
          </table:table-cell>
          <table:table-cell table:style-name="ce6" table:formula="of:=[.D305]+[.$I$206]" office:value-type="float" office:value="0.121902100702632" calcext:value-type="float">
            <text:p>1.21902101E-01</text:p>
          </table:table-cell>
          <table:table-cell table:style-name="ce6" table:formula="of:=1/SQRT([.A305])" office:value-type="float" office:value="0.00793500864341125" calcext:value-type="float">
            <text:p>7.93500864E-03</text:p>
          </table:table-cell>
          <table:table-cell table:style-name="ce12" office:value-type="float" office:value="0.00000250993" calcext:value-type="float">
            <text:p>2.51E-06</text:p>
          </table:table-cell>
          <table:table-cell table:style-name="ce12" office:value-type="float" office:value="27.23287" calcext:value-type="float">
            <text:p>2.7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50" calcext:value-type="float">
            <text:p>1.58E+04</text:p>
          </table:table-cell>
          <table:table-cell table:style-name="ce6" table:formula="of:=[.D306]+[.$I$206]" office:value-type="float" office:value="0.121901744715632" calcext:value-type="float">
            <text:p>1.21901745E-01</text:p>
          </table:table-cell>
          <table:table-cell table:style-name="ce6" table:formula="of:=1/SQRT([.A306])" office:value-type="float" office:value="0.00796819072889596" calcext:value-type="float">
            <text:p>7.96819073E-03</text:p>
          </table:table-cell>
          <table:table-cell table:style-name="ce12" office:value-type="float" office:value="0.000002153943" calcext:value-type="float">
            <text:p>2.15E-06</text:p>
          </table:table-cell>
          <table:table-cell table:style-name="ce12" office:value-type="float" office:value="31.56733" calcext:value-type="float">
            <text:p>3.1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594" calcext:value-type="float">
            <text:p>1.56E+04</text:p>
          </table:table-cell>
          <table:table-cell table:style-name="ce6" table:formula="of:=[.D307]+[.$I$206]" office:value-type="float" office:value="0.121901780967632" calcext:value-type="float">
            <text:p>1.21901781E-01</text:p>
          </table:table-cell>
          <table:table-cell table:style-name="ce6" table:formula="of:=1/SQRT([.A307])" office:value-type="float" office:value="0.00800794782832578" calcext:value-type="float">
            <text:p>8.00794783E-03</text:p>
          </table:table-cell>
          <table:table-cell table:style-name="ce12" office:value-type="float" office:value="0.000002190195" calcext:value-type="float">
            <text:p>2.19E-06</text:p>
          </table:table-cell>
          <table:table-cell table:style-name="ce12" office:value-type="float" office:value="36.05811" calcext:value-type="float">
            <text:p>3.6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594" calcext:value-type="float">
            <text:p>1.56E+04</text:p>
          </table:table-cell>
          <table:table-cell table:style-name="ce6" table:formula="of:=[.D308]+[.$I$206]" office:value-type="float" office:value="0.121901780967632" calcext:value-type="float">
            <text:p>1.21901781E-01</text:p>
          </table:table-cell>
          <table:table-cell table:style-name="ce6" table:formula="of:=1/SQRT([.A308])" office:value-type="float" office:value="0.00800794782832578" calcext:value-type="float">
            <text:p>8.00794783E-03</text:p>
          </table:table-cell>
          <table:table-cell table:style-name="ce12" office:value-type="float" office:value="0.000002190195" calcext:value-type="float">
            <text:p>2.19E-06</text:p>
          </table:table-cell>
          <table:table-cell table:style-name="ce12" office:value-type="float" office:value="36.11415" calcext:value-type="float">
            <text:p>3.6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4630" calcext:value-type="float">
            <text:p>2.46E+04</text:p>
          </table:table-cell>
          <table:table-cell table:style-name="ce6" table:formula="of:=[.D309]+[.$I$206]" office:value-type="float" office:value="0.121900614988632" calcext:value-type="float">
            <text:p>1.21900615E-01</text:p>
          </table:table-cell>
          <table:table-cell table:style-name="ce6" table:formula="of:=1/SQRT([.A309])" office:value-type="float" office:value="0.00637188301992832" calcext:value-type="float">
            <text:p>6.37188302E-03</text:p>
          </table:table-cell>
          <table:table-cell table:style-name="ce12" office:value-type="float" office:value="0.000001024216" calcext:value-type="float">
            <text:p>1.02E-06</text:p>
          </table:table-cell>
          <table:table-cell table:style-name="ce12" office:value-type="float" office:value="41.33603" calcext:value-type="float">
            <text:p>4.1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320" calcext:value-type="float">
            <text:p>3.13E+04</text:p>
          </table:table-cell>
          <table:table-cell table:style-name="ce6" table:formula="of:=[.D310]+[.$I$206]" office:value-type="float" office:value="0.121900183715432" calcext:value-type="float">
            <text:p>1.21900184E-01</text:p>
          </table:table-cell>
          <table:table-cell table:style-name="ce6" table:formula="of:=1/SQRT([.A310])" office:value-type="float" office:value="0.00565052919684009" calcext:value-type="float">
            <text:p>5.65052920E-03</text:p>
          </table:table-cell>
          <table:table-cell table:style-name="ce12" office:value-type="float" office:value="0.0000005929428" calcext:value-type="float">
            <text:p>5.93E-07</text:p>
          </table:table-cell>
          <table:table-cell table:style-name="ce12" office:value-type="float" office:value="50.62232" calcext:value-type="float">
            <text:p>5.0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224" calcext:value-type="float">
            <text:p>3.12E+04</text:p>
          </table:table-cell>
          <table:table-cell table:style-name="ce6" table:formula="of:=[.D311]+[.$I$206]" office:value-type="float" office:value="0.121900087838732" calcext:value-type="float">
            <text:p>1.21900088E-01</text:p>
          </table:table-cell>
          <table:table-cell table:style-name="ce6" table:formula="of:=1/SQRT([.A311])" office:value-type="float" office:value="0.00565920897030788" calcext:value-type="float">
            <text:p>5.65920897E-03</text:p>
          </table:table-cell>
          <table:table-cell table:style-name="ce12" office:value-type="float" office:value="0.0000004970661" calcext:value-type="float">
            <text:p>4.97E-07</text:p>
          </table:table-cell>
          <table:table-cell table:style-name="ce12" office:value-type="float" office:value="62.17686" calcext:value-type="float">
            <text:p>6.2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452" calcext:value-type="float">
            <text:p>3.15E+04</text:p>
          </table:table-cell>
          <table:table-cell table:style-name="ce6" table:formula="of:=[.D312]+[.$I$206]" office:value-type="float" office:value="0.121899993609432" calcext:value-type="float">
            <text:p>1.21899994E-01</text:p>
          </table:table-cell>
          <table:table-cell table:style-name="ce6" table:formula="of:=1/SQRT([.A312])" office:value-type="float" office:value="0.00563865945754742" calcext:value-type="float">
            <text:p>5.63865946E-03</text:p>
          </table:table-cell>
          <table:table-cell table:style-name="ce12" office:value-type="float" office:value="0.0000004028368" calcext:value-type="float">
            <text:p>4.03E-07</text:p>
          </table:table-cell>
          <table:table-cell table:style-name="ce12" office:value-type="float" office:value="75.33672" calcext:value-type="float">
            <text:p>7.5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362" calcext:value-type="float">
            <text:p>3.14E+04</text:p>
          </table:table-cell>
          <table:table-cell table:style-name="ce6" table:formula="of:=[.D313]+[.$I$206]" office:value-type="float" office:value="0.121899992472932" calcext:value-type="float">
            <text:p>1.21899992E-01</text:p>
          </table:table-cell>
          <table:table-cell table:style-name="ce6" table:formula="of:=1/SQRT([.A313])" office:value-type="float" office:value="0.00564674433402817" calcext:value-type="float">
            <text:p>5.64674433E-03</text:p>
          </table:table-cell>
          <table:table-cell table:style-name="ce12" office:value-type="float" office:value="0.0000004017003" calcext:value-type="float">
            <text:p>4.02E-07</text:p>
          </table:table-cell>
          <table:table-cell table:style-name="ce12" office:value-type="float" office:value="90.81347" calcext:value-type="float">
            <text:p>9.0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488" calcext:value-type="float">
            <text:p>3.15E+04</text:p>
          </table:table-cell>
          <table:table-cell table:style-name="ce6" table:formula="of:=[.D314]+[.$I$206]" office:value-type="float" office:value="0.121899969362932" calcext:value-type="float">
            <text:p>1.21899969E-01</text:p>
          </table:table-cell>
          <table:table-cell table:style-name="ce6" table:formula="of:=1/SQRT([.A314])" office:value-type="float" office:value="0.00563543521667145" calcext:value-type="float">
            <text:p>5.63543522E-03</text:p>
          </table:table-cell>
          <table:table-cell table:style-name="ce12" office:value-type="float" office:value="0.0000003785903" calcext:value-type="float">
            <text:p>3.79E-07</text:p>
          </table:table-cell>
          <table:table-cell table:style-name="ce12" office:value-type="float" office:value="106.8128" calcext:value-type="float">
            <text:p>1.07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table:style-name="ce7" office:value-type="string" calcext:value-type="string">
            <text:p>UM DG MOESS P3</text:p>
          </table:table-cell>
          <table:table-cell table:number-columns-repeated="10"/>
          <table:table-cell table:style-name="ce12"/>
          <table:table-cell table:number-columns-repeated="17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1">
          <table:table-cell table:style-name="ce12" office:value-type="float" office:value="4670" calcext:value-type="float">
            <text:p>4.67E+03</text:p>
          </table:table-cell>
          <table:table-cell table:style-name="ce6" table:formula="of:=[.D318]+[.$I$206]" office:value-type="float" office:value="0.123370335772632" calcext:value-type="float">
            <text:p>1.23370336E-01</text:p>
          </table:table-cell>
          <table:table-cell table:style-name="ce6" table:formula="of:=1/SQRT([.A318])" office:value-type="float" office:value="0.0146332758571905" calcext:value-type="float">
            <text:p>1.46332759E-02</text:p>
          </table:table-cell>
          <table:table-cell table:style-name="ce12" office:value-type="float" office:value="0.001470745" calcext:value-type="float">
            <text:p>1.47E-03</text:p>
          </table:table-cell>
          <table:table-cell table:style-name="ce12" office:value-type="float" office:value="0.07876412" calcext:value-type="float">
            <text:p>7.88E-02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25]" office:value-type="float" office:value="0.0212238179989004" calcext:value-type="float">
            <text:p>2.12238180E-02</text:p>
          </table:table-cell>
          <table:table-cell table:style-name="ce5" table:formula="of:=[.D327]*1.5" office:value-type="float" office:value="0.00004966263" calcext:value-type="float">
            <text:p>4.97E-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3550" calcext:value-type="float">
            <text:p>3.55E+03</text:p>
          </table:table-cell>
          <table:table-cell table:style-name="ce6" table:formula="of:=[.D319]+[.$I$206]" office:value-type="float" office:value="0.122702581272632" calcext:value-type="float">
            <text:p>1.22702581E-01</text:p>
          </table:table-cell>
          <table:table-cell table:style-name="ce6" table:formula="of:=1/SQRT([.A319])" office:value-type="float" office:value="0.0167836271659338" calcext:value-type="float">
            <text:p>1.67836272E-02</text:p>
          </table:table-cell>
          <table:table-cell table:style-name="ce12" office:value-type="float" office:value="0.0008029905" calcext:value-type="float">
            <text:p>8.03E-04</text:p>
          </table:table-cell>
          <table:table-cell table:style-name="ce12" office:value-type="float" office:value="0.7207123" calcext:value-type="float">
            <text:p>7.21E-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52]" office:value-type="float" office:value="0.00562989529899576" calcext:value-type="float">
            <text:p>5.62989530E-03</text:p>
          </table:table-cell>
          <table:table-cell table:formula="of:=10^(LOG([.K318])+[.G319]*(LOG([.J319])-LOG([.J318])))" office:value-type="float" office:value="0.0000000173017705202757" calcext:value-type="float">
            <text:p>1.73017705202757E-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660" calcext:value-type="float">
            <text:p>2.66E+03</text:p>
          </table:table-cell>
          <table:table-cell table:style-name="ce6" table:formula="of:=[.D320]+[.$I$206]" office:value-type="float" office:value="0.122409385272632" calcext:value-type="float">
            <text:p>1.22409385E-01</text:p>
          </table:table-cell>
          <table:table-cell table:style-name="ce6" table:formula="of:=1/SQRT([.A320])" office:value-type="float" office:value="0.019389168358237" calcext:value-type="float">
            <text:p>1.93891684E-02</text:p>
          </table:table-cell>
          <table:table-cell table:style-name="ce12" office:value-type="float" office:value="0.0005097945" calcext:value-type="float">
            <text:p>5.10E-04</text:p>
          </table:table-cell>
          <table:table-cell table:style-name="ce12" office:value-type="float" office:value="1.551842" calcext:value-type="float">
            <text:p>1.5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30" calcext:value-type="float">
            <text:p>2.13E+03</text:p>
          </table:table-cell>
          <table:table-cell table:style-name="ce6" table:formula="of:=[.D321]+[.$I$206]" office:value-type="float" office:value="0.122335648072632" calcext:value-type="float">
            <text:p>1.22335648E-01</text:p>
          </table:table-cell>
          <table:table-cell table:style-name="ce6" table:formula="of:=1/SQRT([.A321])" office:value-type="float" office:value="0.021667569500872" calcext:value-type="float">
            <text:p>2.16675695E-02</text:p>
          </table:table-cell>
          <table:table-cell table:style-name="ce12" office:value-type="float" office:value="0.0004360573" calcext:value-type="float">
            <text:p>4.36E-04</text:p>
          </table:table-cell>
          <table:table-cell table:style-name="ce12" office:value-type="float" office:value="2.269291" calcext:value-type="float">
            <text:p>2.2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2]+[.$I$206]" office:value-type="float" office:value="0.122069756172632" calcext:value-type="float">
            <text:p>1.22069756E-01</text:p>
          </table:table-cell>
          <table:table-cell table:style-name="ce6" table:formula="of:=1/SQRT([.A322])" office:value-type="float" office:value="0.0212238179989004" calcext:value-type="float">
            <text:p>2.12238180E-02</text:p>
          </table:table-cell>
          <table:table-cell table:style-name="ce12" office:value-type="float" office:value="0.0001701654" calcext:value-type="float">
            <text:p>1.70E-04</text:p>
          </table:table-cell>
          <table:table-cell table:style-name="ce12" office:value-type="float" office:value="2.736648" calcext:value-type="float">
            <text:p>2.74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00" calcext:value-type="float">
            <text:p>2.10E+03</text:p>
          </table:table-cell>
          <table:table-cell table:style-name="ce6" table:formula="of:=[.D323]+[.$I$206]" office:value-type="float" office:value="0.121919299542632" calcext:value-type="float">
            <text:p>1.21919300E-01</text:p>
          </table:table-cell>
          <table:table-cell table:style-name="ce6" table:formula="of:=1/SQRT([.A323])" office:value-type="float" office:value="0.0218217890235992" calcext:value-type="float">
            <text:p>2.18217890E-02</text:p>
          </table:table-cell>
          <table:table-cell table:style-name="ce12" office:value-type="float" office:value="0.00001970877" calcext:value-type="float">
            <text:p>1.97E-05</text:p>
          </table:table-cell>
          <table:table-cell table:style-name="ce12" office:value-type="float" office:value="3.13169" calcext:value-type="float">
            <text:p>3.1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4]+[.$I$206]" office:value-type="float" office:value="0.121989271062632" calcext:value-type="float">
            <text:p>1.21989271E-01</text:p>
          </table:table-cell>
          <table:table-cell table:style-name="ce6" table:formula="of:=1/SQRT([.A324])" office:value-type="float" office:value="0.0212238179989004" calcext:value-type="float">
            <text:p>2.12238180E-02</text:p>
          </table:table-cell>
          <table:table-cell table:style-name="ce12" office:value-type="float" office:value="0.00008968029" calcext:value-type="float">
            <text:p>8.97E-05</text:p>
          </table:table-cell>
          <table:table-cell table:style-name="ce12" office:value-type="float" office:value="3.52164" calcext:value-type="float">
            <text:p>3.52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5]+[.$I$206]" office:value-type="float" office:value="0.121989271062632" calcext:value-type="float">
            <text:p>1.21989271E-01</text:p>
          </table:table-cell>
          <table:table-cell table:style-name="ce6" table:formula="of:=1/SQRT([.A325])" office:value-type="float" office:value="0.0212238179989004" calcext:value-type="float">
            <text:p>2.12238180E-02</text:p>
          </table:table-cell>
          <table:table-cell table:style-name="ce12" office:value-type="float" office:value="0.00008968029" calcext:value-type="float">
            <text:p>8.97E-05</text:p>
          </table:table-cell>
          <table:table-cell table:style-name="ce12" office:value-type="float" office:value="3.53367" calcext:value-type="float">
            <text:p>3.5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210" calcext:value-type="float">
            <text:p>3.21E+03</text:p>
          </table:table-cell>
          <table:table-cell table:style-name="ce6" table:formula="of:=[.D326]+[.$I$206]" office:value-type="float" office:value="0.121972138492632" calcext:value-type="float">
            <text:p>1.21972138E-01</text:p>
          </table:table-cell>
          <table:table-cell table:style-name="ce6" table:formula="of:=1/SQRT([.A326])" office:value-type="float" office:value="0.0176501127404552" calcext:value-type="float">
            <text:p>1.76501127E-02</text:p>
          </table:table-cell>
          <table:table-cell table:style-name="ce12" office:value-type="float" office:value="0.00007254772" calcext:value-type="float">
            <text:p>7.25E-05</text:p>
          </table:table-cell>
          <table:table-cell table:style-name="ce12" office:value-type="float" office:value="3.984464" calcext:value-type="float">
            <text:p>3.98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20" calcext:value-type="float">
            <text:p>4.12E+03</text:p>
          </table:table-cell>
          <table:table-cell table:style-name="ce6" table:formula="of:=[.D327]+[.$I$206]" office:value-type="float" office:value="0.121932699192632" calcext:value-type="float">
            <text:p>1.21932699E-01</text:p>
          </table:table-cell>
          <table:table-cell table:style-name="ce6" table:formula="of:=1/SQRT([.A327])" office:value-type="float" office:value="0.0155794238212439" calcext:value-type="float">
            <text:p>1.55794238E-02</text:p>
          </table:table-cell>
          <table:table-cell table:style-name="ce12" office:value-type="float" office:value="0.00003310842" calcext:value-type="float">
            <text:p>3.31E-05</text:p>
          </table:table-cell>
          <table:table-cell table:style-name="ce12" office:value-type="float" office:value="4.663283" calcext:value-type="float">
            <text:p>4.6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30" calcext:value-type="float">
            <text:p>4.13E+03</text:p>
          </table:table-cell>
          <table:table-cell table:style-name="ce6" table:formula="of:=[.D328]+[.$I$206]" office:value-type="float" office:value="0.121924446062632" calcext:value-type="float">
            <text:p>1.21924446E-01</text:p>
          </table:table-cell>
          <table:table-cell table:style-name="ce6" table:formula="of:=1/SQRT([.A328])" office:value-type="float" office:value="0.0155605511022369" calcext:value-type="float">
            <text:p>1.55605511E-02</text:p>
          </table:table-cell>
          <table:table-cell table:style-name="ce12" office:value-type="float" office:value="0.00002485529" calcext:value-type="float">
            <text:p>2.49E-05</text:p>
          </table:table-cell>
          <table:table-cell table:style-name="ce12" office:value-type="float" office:value="5.445817" calcext:value-type="float">
            <text:p>5.4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50" calcext:value-type="float">
            <text:p>4.15E+03</text:p>
          </table:table-cell>
          <table:table-cell table:style-name="ce6" table:formula="of:=[.D329]+[.$I$206]" office:value-type="float" office:value="0.121921321822632" calcext:value-type="float">
            <text:p>1.21921322E-01</text:p>
          </table:table-cell>
          <table:table-cell table:style-name="ce6" table:formula="of:=1/SQRT([.A329])" office:value-type="float" office:value="0.0155230105141267" calcext:value-type="float">
            <text:p>1.55230105E-02</text:p>
          </table:table-cell>
          <table:table-cell table:style-name="ce12" office:value-type="float" office:value="0.00002173105" calcext:value-type="float">
            <text:p>2.17E-05</text:p>
          </table:table-cell>
          <table:table-cell table:style-name="ce12" office:value-type="float" office:value="6.221011" calcext:value-type="float">
            <text:p>6.22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260" calcext:value-type="float">
            <text:p>4.26E+03</text:p>
          </table:table-cell>
          <table:table-cell table:style-name="ce6" table:formula="of:=[.D330]+[.$I$206]" office:value-type="float" office:value="0.121908260037632" calcext:value-type="float">
            <text:p>1.21908260E-01</text:p>
          </table:table-cell>
          <table:table-cell table:style-name="ce6" table:formula="of:=1/SQRT([.A330])" office:value-type="float" office:value="0.0153212853258974" calcext:value-type="float">
            <text:p>1.53212853E-02</text:p>
          </table:table-cell>
          <table:table-cell table:style-name="ce12" office:value-type="float" office:value="0.000008669265" calcext:value-type="float">
            <text:p>8.67E-06</text:p>
          </table:table-cell>
          <table:table-cell table:style-name="ce12" office:value-type="float" office:value="7.030371" calcext:value-type="float">
            <text:p>7.0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70" calcext:value-type="float">
            <text:p>4.17E+03</text:p>
          </table:table-cell>
          <table:table-cell table:style-name="ce6" table:formula="of:=[.D331]+[.$I$206]" office:value-type="float" office:value="0.121911595192632" calcext:value-type="float">
            <text:p>1.21911595E-01</text:p>
          </table:table-cell>
          <table:table-cell table:style-name="ce6" table:formula="of:=1/SQRT([.A331])" office:value-type="float" office:value="0.0154857403270628" calcext:value-type="float">
            <text:p>1.54857403E-02</text:p>
          </table:table-cell>
          <table:table-cell table:style-name="ce12" office:value-type="float" office:value="0.00001200442" calcext:value-type="float">
            <text:p>1.20E-05</text:p>
          </table:table-cell>
          <table:table-cell table:style-name="ce12" office:value-type="float" office:value="7.863135" calcext:value-type="float">
            <text:p>7.8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70" calcext:value-type="float">
            <text:p>4.17E+03</text:p>
          </table:table-cell>
          <table:table-cell table:style-name="ce6" table:formula="of:=[.D332]+[.$I$206]" office:value-type="float" office:value="0.121911595192632" calcext:value-type="float">
            <text:p>1.21911595E-01</text:p>
          </table:table-cell>
          <table:table-cell table:style-name="ce6" table:formula="of:=1/SQRT([.A332])" office:value-type="float" office:value="0.0154857403270628" calcext:value-type="float">
            <text:p>1.54857403E-02</text:p>
          </table:table-cell>
          <table:table-cell table:style-name="ce12" office:value-type="float" office:value="0.00001200442" calcext:value-type="float">
            <text:p>1.20E-05</text:p>
          </table:table-cell>
          <table:table-cell table:style-name="ce12" office:value-type="float" office:value="7.885982" calcext:value-type="float">
            <text:p>7.8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5790" calcext:value-type="float">
            <text:p>5.79E+03</text:p>
          </table:table-cell>
          <table:table-cell table:style-name="ce6" table:formula="of:=[.D333]+[.$I$206]" office:value-type="float" office:value="0.121904400336632" calcext:value-type="float">
            <text:p>1.21904400E-01</text:p>
          </table:table-cell>
          <table:table-cell table:style-name="ce6" table:formula="of:=1/SQRT([.A333])" office:value-type="float" office:value="0.0131419774644192" calcext:value-type="float">
            <text:p>1.31419775E-02</text:p>
          </table:table-cell>
          <table:table-cell table:style-name="ce12" office:value-type="float" office:value="0.000004809564" calcext:value-type="float">
            <text:p>4.81E-06</text:p>
          </table:table-cell>
          <table:table-cell table:style-name="ce12" office:value-type="float" office:value="8.856361" calcext:value-type="float">
            <text:p>8.8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660" calcext:value-type="float">
            <text:p>7.66E+03</text:p>
          </table:table-cell>
          <table:table-cell table:style-name="ce6" table:formula="of:=[.D334]+[.$I$206]" office:value-type="float" office:value="0.121903687705632" calcext:value-type="float">
            <text:p>1.21903688E-01</text:p>
          </table:table-cell>
          <table:table-cell table:style-name="ce6" table:formula="of:=1/SQRT([.A334])" office:value-type="float" office:value="0.0114257736224758" calcext:value-type="float">
            <text:p>1.14257736E-02</text:p>
          </table:table-cell>
          <table:table-cell table:style-name="ce12" office:value-type="float" office:value="0.000004096933" calcext:value-type="float">
            <text:p>4.10E-06</text:p>
          </table:table-cell>
          <table:table-cell table:style-name="ce12" office:value-type="float" office:value="10.19983" calcext:value-type="float">
            <text:p>1.0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990" calcext:value-type="float">
            <text:p>7.99E+03</text:p>
          </table:table-cell>
          <table:table-cell table:style-name="ce6" table:formula="of:=[.D335]+[.$I$206]" office:value-type="float" office:value="0.121902716072632" calcext:value-type="float">
            <text:p>1.21902716E-01</text:p>
          </table:table-cell>
          <table:table-cell table:style-name="ce6" table:formula="of:=1/SQRT([.A335])" office:value-type="float" office:value="0.0111873341577405" calcext:value-type="float">
            <text:p>1.11873342E-02</text:p>
          </table:table-cell>
          <table:table-cell table:style-name="ce12" office:value-type="float" office:value="0.0000031253" calcext:value-type="float">
            <text:p>3.13E-06</text:p>
          </table:table-cell>
          <table:table-cell table:style-name="ce12" office:value-type="float" office:value="11.98156" calcext:value-type="float">
            <text:p>1.2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8080" calcext:value-type="float">
            <text:p>8.08E+03</text:p>
          </table:table-cell>
          <table:table-cell table:style-name="ce6" table:formula="of:=[.D336]+[.$I$206]" office:value-type="float" office:value="0.121903104433632" calcext:value-type="float">
            <text:p>1.21903104E-01</text:p>
          </table:table-cell>
          <table:table-cell table:style-name="ce6" table:formula="of:=1/SQRT([.A336])" office:value-type="float" office:value="0.0111248539872496" calcext:value-type="float">
            <text:p>1.11248540E-02</text:p>
          </table:table-cell>
          <table:table-cell table:style-name="ce12" office:value-type="float" office:value="0.000003513661" calcext:value-type="float">
            <text:p>3.51E-06</text:p>
          </table:table-cell>
          <table:table-cell table:style-name="ce12" office:value-type="float" office:value="13.80907" calcext:value-type="float">
            <text:p>1.3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940" calcext:value-type="float">
            <text:p>7.94E+03</text:p>
          </table:table-cell>
          <table:table-cell table:style-name="ce6" table:formula="of:=[.D337]+[.$I$206]" office:value-type="float" office:value="0.121901457282632" calcext:value-type="float">
            <text:p>1.21901457E-01</text:p>
          </table:table-cell>
          <table:table-cell table:style-name="ce6" table:formula="of:=1/SQRT([.A337])" office:value-type="float" office:value="0.0112225034810808" calcext:value-type="float">
            <text:p>1.12225035E-02</text:p>
          </table:table-cell>
          <table:table-cell table:style-name="ce12" office:value-type="float" office:value="0.00000186651" calcext:value-type="float">
            <text:p>1.87E-06</text:p>
          </table:table-cell>
          <table:table-cell table:style-name="ce12" office:value-type="float" office:value="15.52498" calcext:value-type="float">
            <text:p>1.5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8220" calcext:value-type="float">
            <text:p>8.22E+03</text:p>
          </table:table-cell>
          <table:table-cell table:style-name="ce6" table:formula="of:=[.D338]+[.$I$206]" office:value-type="float" office:value="0.121900604464632" calcext:value-type="float">
            <text:p>1.21900604E-01</text:p>
          </table:table-cell>
          <table:table-cell table:style-name="ce6" table:formula="of:=1/SQRT([.A338])" office:value-type="float" office:value="0.0110297099334726" calcext:value-type="float">
            <text:p>1.10297099E-02</text:p>
          </table:table-cell>
          <table:table-cell table:style-name="ce12" office:value-type="float" office:value="0.000001013692" calcext:value-type="float">
            <text:p>1.01E-06</text:p>
          </table:table-cell>
          <table:table-cell table:style-name="ce12" office:value-type="float" office:value="17.34833" calcext:value-type="float">
            <text:p>1.7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8220" calcext:value-type="float">
            <text:p>8.22E+03</text:p>
          </table:table-cell>
          <table:table-cell table:style-name="ce6" table:formula="of:=[.D339]+[.$I$206]" office:value-type="float" office:value="0.121900604464632" calcext:value-type="float">
            <text:p>1.21900604E-01</text:p>
          </table:table-cell>
          <table:table-cell table:style-name="ce6" table:formula="of:=1/SQRT([.A339])" office:value-type="float" office:value="0.0110297099334726" calcext:value-type="float">
            <text:p>1.10297099E-02</text:p>
          </table:table-cell>
          <table:table-cell table:style-name="ce12" office:value-type="float" office:value="0.000001013692" calcext:value-type="float">
            <text:p>1.01E-06</text:p>
          </table:table-cell>
          <table:table-cell table:style-name="ce12" office:value-type="float" office:value="17.39267" calcext:value-type="float">
            <text:p>1.7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2610" calcext:value-type="float">
            <text:p>1.26E+04</text:p>
          </table:table-cell>
          <table:table-cell table:style-name="ce6" table:formula="of:=[.D340]+[.$I$206]" office:value-type="float" office:value="0.121900580665732" calcext:value-type="float">
            <text:p>1.21900581E-01</text:p>
          </table:table-cell>
          <table:table-cell table:style-name="ce6" table:formula="of:=1/SQRT([.A340])" office:value-type="float" office:value="0.0089051749650308" calcext:value-type="float">
            <text:p>8.90517497E-03</text:p>
          </table:table-cell>
          <table:table-cell table:style-name="ce12" office:value-type="float" office:value="0.0000009898931" calcext:value-type="float">
            <text:p>9.90E-07</text:p>
          </table:table-cell>
          <table:table-cell table:style-name="ce12" office:value-type="float" office:value="19.82093" calcext:value-type="float">
            <text:p>1.9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30" calcext:value-type="float">
            <text:p>1.57E+04</text:p>
          </table:table-cell>
          <table:table-cell table:style-name="ce6" table:formula="of:=[.D341]+[.$I$206]" office:value-type="float" office:value="0.121900037642932" calcext:value-type="float">
            <text:p>1.21900038E-01</text:p>
          </table:table-cell>
          <table:table-cell table:style-name="ce6" table:formula="of:=1/SQRT([.A341])" office:value-type="float" office:value="0.00797325472097299" calcext:value-type="float">
            <text:p>7.97325472E-03</text:p>
          </table:table-cell>
          <table:table-cell table:style-name="ce12" office:value-type="float" office:value="0.0000004468703" calcext:value-type="float">
            <text:p>4.47E-07</text:p>
          </table:table-cell>
          <table:table-cell table:style-name="ce12" office:value-type="float" office:value="23.55184" calcext:value-type="float">
            <text:p>2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980" calcext:value-type="float">
            <text:p>1.60E+04</text:p>
          </table:table-cell>
          <table:table-cell table:style-name="ce6" table:formula="of:=[.D342]+[.$I$206]" office:value-type="float" office:value="0.121899886063832" calcext:value-type="float">
            <text:p>1.21899886E-01</text:p>
          </table:table-cell>
          <table:table-cell table:style-name="ce6" table:formula="of:=1/SQRT([.A342])" office:value-type="float" office:value="0.00791063984633816" calcext:value-type="float">
            <text:p>7.91063985E-03</text:p>
          </table:table-cell>
          <table:table-cell table:style-name="ce12" office:value-type="float" office:value="0.0000002952912" calcext:value-type="float">
            <text:p>2.95E-07</text:p>
          </table:table-cell>
          <table:table-cell table:style-name="ce12" office:value-type="float" office:value="28.19656" calcext:value-type="float">
            <text:p>2.8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6140" calcext:value-type="float">
            <text:p>1.61E+04</text:p>
          </table:table-cell>
          <table:table-cell table:style-name="ce6" table:formula="of:=[.D343]+[.$I$206]" office:value-type="float" office:value="0.121899634334292" calcext:value-type="float">
            <text:p>1.21899634E-01</text:p>
          </table:table-cell>
          <table:table-cell table:style-name="ce6" table:formula="of:=1/SQRT([.A343])" office:value-type="float" office:value="0.00787133207591437" calcext:value-type="float">
            <text:p>7.87133208E-03</text:p>
          </table:table-cell>
          <table:table-cell table:style-name="ce12" office:value-type="float" office:value="0.00000004356166" calcext:value-type="float">
            <text:p>4.36E-08</text:p>
          </table:table-cell>
          <table:table-cell table:style-name="ce12" office:value-type="float" office:value="33.56143" calcext:value-type="float">
            <text:p>3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6170" calcext:value-type="float">
            <text:p>1.62E+04</text:p>
          </table:table-cell>
          <table:table-cell table:style-name="ce6" table:formula="of:=[.D344]+[.$I$206]" office:value-type="float" office:value="0.121899665919342" calcext:value-type="float">
            <text:p>1.21899666E-01</text:p>
          </table:table-cell>
          <table:table-cell table:style-name="ce6" table:formula="of:=1/SQRT([.A344])" office:value-type="float" office:value="0.00786402689375972" calcext:value-type="float">
            <text:p>7.86402689E-03</text:p>
          </table:table-cell>
          <table:table-cell table:style-name="ce12" office:value-type="float" office:value="0.00000007514671" calcext:value-type="float">
            <text:p>7.51E-08</text:p>
          </table:table-cell>
          <table:table-cell table:style-name="ce12" office:value-type="float" office:value="39.8673" calcext:value-type="float">
            <text:p>3.9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6070" calcext:value-type="float">
            <text:p>1.61E+04</text:p>
          </table:table-cell>
          <table:table-cell table:style-name="ce6" table:formula="of:=[.D345]+[.$I$206]" office:value-type="float" office:value="0.121899652253922" calcext:value-type="float">
            <text:p>1.21899652E-01</text:p>
          </table:table-cell>
          <table:table-cell table:style-name="ce6" table:formula="of:=1/SQRT([.A345])" office:value-type="float" office:value="0.00788845698334572" calcext:value-type="float">
            <text:p>7.88845698E-03</text:p>
          </table:table-cell>
          <table:table-cell table:style-name="ce12" office:value-type="float" office:value="0.00000006148129" calcext:value-type="float">
            <text:p>6.15E-08</text:p>
          </table:table-cell>
          <table:table-cell table:style-name="ce12" office:value-type="float" office:value="46.93266" calcext:value-type="float">
            <text:p>4.6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6070" calcext:value-type="float">
            <text:p>1.61E+04</text:p>
          </table:table-cell>
          <table:table-cell table:style-name="ce6" table:formula="of:=[.D346]+[.$I$206]" office:value-type="float" office:value="0.121899652253922" calcext:value-type="float">
            <text:p>1.21899652E-01</text:p>
          </table:table-cell>
          <table:table-cell table:style-name="ce6" table:formula="of:=1/SQRT([.A346])" office:value-type="float" office:value="0.00788845698334572" calcext:value-type="float">
            <text:p>7.88845698E-03</text:p>
          </table:table-cell>
          <table:table-cell table:style-name="ce12" office:value-type="float" office:value="0.00000006148129" calcext:value-type="float">
            <text:p>6.15E-08</text:p>
          </table:table-cell>
          <table:table-cell table:style-name="ce12" office:value-type="float" office:value="47.0181" calcext:value-type="float">
            <text:p>4.7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4330" calcext:value-type="float">
            <text:p>2.43E+04</text:p>
          </table:table-cell>
          <table:table-cell table:style-name="ce6" table:formula="of:=[.D347]+[.$I$206]" office:value-type="float" office:value="0.121899653559102" calcext:value-type="float">
            <text:p>1.21899654E-01</text:p>
          </table:table-cell>
          <table:table-cell table:style-name="ce6" table:formula="of:=1/SQRT([.A347])" office:value-type="float" office:value="0.0064110467753923" calcext:value-type="float">
            <text:p>6.41104678E-03</text:p>
          </table:table-cell>
          <table:table-cell table:style-name="ce12" office:value-type="float" office:value="0.00000006278647" calcext:value-type="float">
            <text:p>6.28E-08</text:p>
          </table:table-cell>
          <table:table-cell table:style-name="ce12" office:value-type="float" office:value="55.11891" calcext:value-type="float">
            <text:p>5.5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240" calcext:value-type="float">
            <text:p>3.12E+04</text:p>
          </table:table-cell>
          <table:table-cell table:style-name="ce6" table:formula="of:=[.D348]+[.$I$206]" office:value-type="float" office:value="0.121899630384902" calcext:value-type="float">
            <text:p>1.21899630E-01</text:p>
          </table:table-cell>
          <table:table-cell table:style-name="ce6" table:formula="of:=1/SQRT([.A348])" office:value-type="float" office:value="0.00565775956345344" calcext:value-type="float">
            <text:p>5.65775956E-03</text:p>
          </table:table-cell>
          <table:table-cell table:style-name="ce12" office:value-type="float" office:value="0.00000003961227" calcext:value-type="float">
            <text:p>3.96E-08</text:p>
          </table:table-cell>
          <table:table-cell table:style-name="ce12" office:value-type="float" office:value="68.80252" calcext:value-type="float">
            <text:p>6.8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430" calcext:value-type="float">
            <text:p>3.14E+04</text:p>
          </table:table-cell>
          <table:table-cell table:style-name="ce6" table:formula="of:=[.D349]+[.$I$206]" office:value-type="float" office:value="0.121899596367013" calcext:value-type="float">
            <text:p>1.21899596E-01</text:p>
          </table:table-cell>
          <table:table-cell table:style-name="ce6" table:formula="of:=1/SQRT([.A349])" office:value-type="float" office:value="0.00564063255344001" calcext:value-type="float">
            <text:p>5.64063255E-03</text:p>
          </table:table-cell>
          <table:table-cell table:style-name="ce12" office:value-type="float" office:value="0.000000005594381" calcext:value-type="float">
            <text:p>5.59E-09</text:p>
          </table:table-cell>
          <table:table-cell table:style-name="ce12" office:value-type="float" office:value="97.34137" calcext:value-type="float">
            <text:p>9.7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830" calcext:value-type="float">
            <text:p>3.18E+04</text:p>
          </table:table-cell>
          <table:table-cell table:style-name="ce6" table:formula="of:=[.D350]+[.$I$206]" office:value-type="float" office:value="0.121899611494002" calcext:value-type="float">
            <text:p>1.21899611E-01</text:p>
          </table:table-cell>
          <table:table-cell table:style-name="ce6" table:formula="of:=1/SQRT([.A350])" office:value-type="float" office:value="0.00560507825934963" calcext:value-type="float">
            <text:p>5.60507826E-03</text:p>
          </table:table-cell>
          <table:table-cell table:style-name="ce12" office:value-type="float" office:value="0.00000002072137" calcext:value-type="float">
            <text:p>2.07E-08</text:p>
          </table:table-cell>
          <table:table-cell table:style-name="ce12" office:value-type="float" office:value="132.8026" calcext:value-type="float">
            <text:p>1.33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570" calcext:value-type="float">
            <text:p>3.16E+04</text:p>
          </table:table-cell>
          <table:table-cell table:style-name="ce6" table:formula="of:=[.D351]+[.$I$206]" office:value-type="float" office:value="0.121899616379422" calcext:value-type="float">
            <text:p>1.21899616E-01</text:p>
          </table:table-cell>
          <table:table-cell table:style-name="ce6" table:formula="of:=1/SQRT([.A351])" office:value-type="float" office:value="0.00562811171102165" calcext:value-type="float">
            <text:p>5.62811171E-03</text:p>
          </table:table-cell>
          <table:table-cell table:style-name="ce12" office:value-type="float" office:value="0.00000002560679" calcext:value-type="float">
            <text:p>2.56E-08</text:p>
          </table:table-cell>
          <table:table-cell table:style-name="ce12" office:value-type="float" office:value="167.6206" calcext:value-type="float">
            <text:p>1.68E+02</text:p>
          </table:table-cell>
          <table:table-cell table:number-columns-repeated="24"/>
        </table:table-row>
        <table:table-row table:style-name="ro1">
          <table:table-cell table:style-name="ce12" office:value-type="float" office:value="31550" calcext:value-type="float">
            <text:p>3.16E+04</text:p>
          </table:table-cell>
          <table:table-cell table:style-name="ce6" table:formula="of:=[.D352]+[.$I$206]" office:value-type="float" office:value="0.121899603004762" calcext:value-type="float">
            <text:p>1.21899603E-01</text:p>
          </table:table-cell>
          <table:table-cell table:style-name="ce6" table:formula="of:=1/SQRT([.A352])" office:value-type="float" office:value="0.00562989529899576" calcext:value-type="float">
            <text:p>5.62989530E-03</text:p>
          </table:table-cell>
          <table:table-cell table:style-name="ce12" office:value-type="float" office:value="0.00000001223213" calcext:value-type="float">
            <text:p>1.22E-08</text:p>
          </table:table-cell>
          <table:table-cell table:style-name="ce12" office:value-type="float" office:value="201.2923" calcext:value-type="float">
            <text:p>2.01E+02</text:p>
          </table:table-cell>
          <table:table-cell table:number-columns-repeated="24"/>
        </table:table-row>
        <table:table-row table:style-name="ro1" table:number-rows-repeated="104822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Hindi" style:font-family-complex="'Lohit Hind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continue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0:06:16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17T18:23:58.712000000</dc:date>
    <meta:editing-duration>P23DT3H14M5S</meta:editing-duration>
    <meta:editing-cycles>138</meta:editing-cycles>
    <meta:generator>LibreOffice/5.0.4.2$Windows_X86_64 LibreOffice_project/2b9802c1994aa0b7dc6079e128979269cf95bc78</meta:generator>
    <meta:document-statistic meta:table-count="3" meta:cell-count="19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3">
      <style:chart-properties chart:display-label="true" chart:logarithmic="true" chart:minimum="0.0005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5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25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125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5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5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25">
      <style:chart-properties chart:symbol-type="named-symbol" chart:symbol-name="hourglass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2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7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8" style:family="chart" style:data-style-name="N125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104cm" svg:height="13.063cm" xlink:href=".." xlink:type="simple" chart:class="chart:scatter" chart:style-name="ch1">
        <chart:title svg:x="9.188cm" svg:y="0.397cm" chart:style-name="ch2">
          <text:p>Laminar</text:p>
        </chart:title>
        <chart:legend chart:legend-position="end" svg:x="16.008cm" svg:y="1.003cm" style:legend-expansion="high" chart:style-name="ch3"/>
        <chart:plot-area chart:style-name="ch4" table:cell-range-address="Sheet1.C56:Sheet1.D62 Sheet1.A54:Sheet1.A54 Sheet1.A166:Sheet1.A166 Sheet1.D168:Sheet1.D173 Sheet1.A136:Sheet1.A136 Sheet1.D138:Sheet1.D142 Sheet1.A144:Sheet1.A144 Sheet1.D146:Sheet1.D149 Sheet1.A119:Sheet1.A119 Sheet1.D121:Sheet1.D122 Sheet1.A124:Sheet1.A124 Sheet1.D126:Sheet1.D127 Sheet1.A111:Sheet1.A111 Sheet1.D113:Sheet1.D117 Sheet1.A73:Sheet1.A73 Sheet1.D75:Sheet1.D78 Sheet1.A65:Sheet1.A65 Sheet1.D67:Sheet1.D70 Sheet1.A129:Sheet1.A129 Sheet1.D131:Sheet1.D134 Sheet1.A81:Sheet1.A81 Sheet1.D83:Sheet1.D87 Sheet1.A89:Sheet1.A89 Sheet1.D91:Sheet1.D94 Sheet1.A96:Sheet1.A96 Sheet1.D98:Sheet1.D101 Sheet1.A103:Sheet1.A103 Sheet1.D105:Sheet1.D110 Sheet1.I1:Sheet1.I1 Sheet1.B6:Sheet1.B11 Sheet1.I11:Sheet1.I11 Sheet1.F6:Sheet1.F11 Sheet1.I21:Sheet1.I21 Sheet1.B15:Sheet1.B20 Sheet1.I31:Sheet1.I31 Sheet1.F15:Sheet1.F18 Sheet1.M3:Sheet1.M3 Sheet1.Q3:Sheet1.Q4 Sheet1.M13:Sheet1.M13 Sheet1.Q13:Sheet1.Q14 Sheet1.M23:Sheet1.M23 Sheet1.Q23:Sheet1.Q24 Sheet1.M33:Sheet1.M33 Sheet1.Q33:Sheet1.Q34" chart:data-source-has-labels="row" svg:x="1.413cm" svg:y="1.437cm" svg:width="14.193cm" svg:height="10.384cm">
          <chartooo:coordinate-region svg:x="2.67cm" svg:y="1.636cm" svg:width="12.936cm" svg:height="9.538cm"/>
          <chart:axis chart:dimension="x" chart:name="primary-x" chart:style-name="ch5">
            <chart:title svg:x="8.359cm" svg:y="12.082cm" chart:style-name="ch6">
              <text:p>h</text:p>
            </chart:title>
          </chart:axis>
          <chart:axis chart:dimension="y" chart:name="primary-y" chart:style-name="ch7">
            <chart:title svg:x="0.451cm" svg:y="7.282cm" chart:style-name="ch8">
              <text:p>Cd error</text:p>
            </chart:title>
            <chart:grid chart:style-name="ch9" chart:class="major"/>
          </chart:axis>
          <chart:series chart:style-name="ch10" chart:values-cell-range-address="Sheet1.D56:Sheet1.D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D168:Sheet1.D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D138:Sheet1.D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3" chart:values-cell-range-address="Sheet1.D146:Sheet1.D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14" chart:values-cell-range-address="Sheet1.D121:Sheet1.D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5" chart:values-cell-range-address="Sheet1.D126:Sheet1.D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6" chart:values-cell-range-address="Sheet1.D113:Sheet1.D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17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8" chart:values-cell-range-address="Sheet1.D67:Sheet1.D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19" chart:values-cell-range-address="Sheet1.D131:Sheet1.D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0" chart:values-cell-range-address="Sheet1.D83:Sheet1.D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1" chart:values-cell-range-address="Sheet1.D91:Sheet1.D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2" chart:values-cell-range-address="Sheet1.D98:Sheet1.D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3" chart:values-cell-range-address="Sheet1.D105:Sheet1.D110" chart:label-cell-address="Sheet1.A103:Sheet1.A103" chart:class="chart:scatter">
            <chart:domain table:cell-range-address="Sheet1.C105:Sheet1.C110"/>
            <chart:data-point chart:repeated="6"/>
          </chart:series>
          <chart:series chart:style-name="ch2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2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2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27" chart:values-cell-range-address="Sheet1.F15:Sheet1.F18" chart:label-cell-address="Sheet1.I31:Sheet1.I31" chart:class="chart:scatter">
            <chart:domain table:cell-range-address="Sheet1.J33:Sheet1.J37"/>
            <chart:data-point chart:repeated="5"/>
          </chart:series>
          <chart:series chart:style-name="ch28" chart:values-cell-range-address="Sheet1.Q3:Sheet1.Q4" chart:label-cell-address="Sheet1.M3:Sheet1.M3" chart:class="chart:scatter">
            <chart:domain table:cell-range-address="Sheet1.P3:Sheet1.P4"/>
            <chart:data-point chart:repeated="2"/>
          </chart:series>
          <chart:series chart:style-name="ch28" chart:values-cell-range-address="Sheet1.Q13:Sheet1.Q14" chart:label-cell-address="Sheet1.M13:Sheet1.M13" chart:class="chart:scatter">
            <chart:domain table:cell-range-address="Sheet1.P13:Sheet1.P14"/>
            <chart:data-point chart:repeated="2"/>
          </chart:series>
          <chart:series chart:style-name="ch28" chart:values-cell-range-address="Sheet1.Q23:Sheet1.Q24" chart:label-cell-address="Sheet1.M23:Sheet1.M23" chart:class="chart:scatter">
            <chart:domain table:cell-range-address="Sheet1.P23:Sheet1.P24"/>
            <chart:data-point chart:repeated="2"/>
          </chart:series>
          <chart:series chart:style-name="ch28" chart:values-cell-range-address="Sheet1.Q33:Sheet1.Q34" chart:label-cell-address="Sheet1.M33:Sheet1.M33" chart:class="chart:scatter">
            <chart:domain table:cell-range-address="Sheet1.P33:Sheet1.P34"/>
            <chart:data-point chart:repeated="2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3</text:p>
                <draw:g>
                  <svg:desc>Sheet1.A96:Sheet1.A9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G P1 Q1</text:p>
                <draw:g>
                  <svg:desc>Sheet1.A103:Sheet1.A10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053604179227368">
                <text:p>0.053604179227368</text:p>
                <draw:g>
                  <svg:desc>Sheet1.D56:Sheet1.D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020276545414909">
                <text:p>0.020276545414909</text:p>
                <draw:g>
                  <svg:desc>Sheet1.D168:Sheet1.D173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010846677">
                <text:p>0.010846677</text:p>
                <draw:g>
                  <svg:desc>Sheet1.D138:Sheet1.D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030242441">
                <text:p>0.030242441</text:p>
                <draw:g>
                  <svg:desc>Sheet1.D146:Sheet1.D149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00619671198647298">
                <text:p>0.00619671198647298</text:p>
                <draw:g>
                  <svg:desc>Sheet1.D121:Sheet1.D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003813867802133">
                <text:p>0.003813867802133</text:p>
                <draw:g>
                  <svg:desc>Sheet1.D126:Sheet1.D127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00862921878187201">
                <text:p>0.00862921878187201</text:p>
                <draw:g>
                  <svg:desc>Sheet1.D113:Sheet1.D117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75:Sheet1.C78</svg:desc>
                </draw:g>
              </table:table-cell>
              <table:table-cell office:value-type="float" office:value="0.000571301027367993">
                <text:p>0.000571301027367993</text:p>
                <draw:g>
                  <svg:desc>Sheet1.D75:Sheet1.D78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67:Sheet1.C70</svg:desc>
                </draw:g>
              </table:table-cell>
              <table:table-cell office:value-type="float" office:value="0.0000636481273679906">
                <text:p>0.0000636481273679906</text:p>
                <draw:g>
                  <svg:desc>Sheet1.D67:Sheet1.D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0000174092273679816">
                <text:p>0.0000174092273679816</text:p>
                <draw:g>
                  <svg:desc>Sheet1.D131:Sheet1.D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043737111127368">
                <text:p>0.043737111127368</text:p>
                <draw:g>
                  <svg:desc>Sheet1.D83:Sheet1.D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00826564562736798">
                <text:p>0.00826564562736798</text:p>
                <draw:g>
                  <svg:desc>Sheet1.D91:Sheet1.D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00104492122736799">
                <text:p>0.00104492122736799</text:p>
                <draw:g>
                  <svg:desc>Sheet1.D98:Sheet1.D101</svg:desc>
                </draw:g>
              </table:table-cell>
              <table:table-cell office:value-type="float" office:value="0.0220970869120796">
                <text:p>0.0220970869120796</text:p>
                <draw:g>
                  <svg:desc>Sheet1.C105:Sheet1.C110</svg:desc>
                </draw:g>
              </table:table-cell>
              <table:table-cell office:value-type="float" office:value="0.017567637949748">
                <text:p>0.017567637949748</text:p>
                <draw:g>
                  <svg:desc>Sheet1.D105:Sheet1.D110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0186414015969582">
                <text:p>0.0186414015969582</text:p>
                <draw:g>
                  <svg:desc>Sheet1.B6:Sheet1.B11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0030187366116156">
                <text:p>0.0030187366116156</text:p>
                <draw:g>
                  <svg:desc>Sheet1.F6:Sheet1.F11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B15:Sheet1.B20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F15:Sheet1.F18</svg:desc>
                </draw:g>
              </table:table-cell>
              <table:table-cell office:value-type="float" office:value="0.0220970869120796">
                <text:p>0.0220970869120796</text:p>
                <draw:g>
                  <svg:desc>Sheet1.P3:Sheet1.P4</svg:desc>
                </draw:g>
              </table:table-cell>
              <table:table-cell office:value-type="float" office:value="0.0186414015969582">
                <text:p>0.0186414015969582</text:p>
                <draw:g>
                  <svg:desc>Sheet1.Q3:Sheet1.Q4</svg:desc>
                </draw:g>
              </table:table-cell>
              <table:table-cell office:value-type="float" office:value="0.0132582521472478">
                <text:p>0.0132582521472478</text:p>
                <draw:g>
                  <svg:desc>Sheet1.P13:Sheet1.P14</svg:desc>
                </draw:g>
              </table:table-cell>
              <table:table-cell office:value-type="float" office:value="0.0030187366116156">
                <text:p>0.0030187366116156</text:p>
                <draw:g>
                  <svg:desc>Sheet1.Q13:Sheet1.Q14</svg:desc>
                </draw:g>
              </table:table-cell>
              <table:table-cell office:value-type="float" office:value="0.00994368911043582">
                <text:p>0.00994368911043582</text:p>
                <draw:g>
                  <svg:desc>Sheet1.P23:Sheet1.P24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Q23:Sheet1.Q24</svg:desc>
                </draw:g>
              </table:table-cell>
              <table:table-cell office:value-type="float" office:value="0.00928077650307344">
                <text:p>0.00928077650307344</text:p>
                <draw:g>
                  <svg:desc>Sheet1.P33:Sheet1.P34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Q33:Sheet1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19236009227368">
                <text:p>0.019236009227368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8030711045798">
                <text:p>0.00488030711045798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2395493">
                <text:p>0.002395493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752256699999999">
                <text:p>0.0075225669999999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839748042263">
                <text:p>0.000839748042263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292409703615992">
                <text:p>0.00029240970361599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38341346461798">
                <text:p>0.0013834134646179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619380273679943">
                <text:p>0.0000619380273679943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95807726320152">
                <text:p>0.0000295807726320152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17859077263202">
                <text:p>0.00017859077263202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019362593127368">
                <text:p>0.019362593127368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19254562736799">
                <text:p>0.00119254562736799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0000724690273679884">
                <text:p>0.0000724690273679884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544269742216599">
                <text:p>0.00544269742216599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540754758895101">
                <text:p>0.00540754758895101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000247178795815803">
                <text:p>0.000247178795815803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0083892148900061">
                <text:p>0.0000083892148900061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00000012728509439508">
                <text:p>0.00000012728509439508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000910224687351475">
                <text:p>0.00000910224687351475</text:p>
              </table:table-cell>
              <table:table-cell office:value-type="float" office:value="0.0005859375">
                <text:p>0.0005859375</text:p>
              </table:table-cell>
              <table:table-cell office:value-type="float" office:value="0.0000000115155662979722">
                <text:p>0.0000000115155662979722</text:p>
              </table:table-cell>
              <table:table-cell office:value-type="float" office:value="0.00124296113880448">
                <text:p>0.00124296113880448</text:p>
              </table:table-cell>
              <table:table-cell office:value-type="float" office:value="0.0000000150351743420898">
                <text:p>0.0000000150351743420898</text:p>
              </table:table-cell>
              <table:table-cell office:value-type="float" office:value="0.00232019412576836">
                <text:p>0.00232019412576836</text:p>
              </table:table-cell>
              <table:table-cell office:value-type="float" office:value="0.000000000986609228283743">
                <text:p>0.000000000986609228283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340436922736798">
                <text:p>0.0034043692273679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988876985292">
                <text:p>0.000988876985292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0250009999999995">
                <text:p>0.000250009999999995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1119601">
                <text:p>0.001119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194255155017989">
                <text:p>0.000194255155017989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77492736798601">
                <text:p>0.00000377492736798601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143558726320159">
                <text:p>0.0000143558726320159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735907726320262">
                <text:p>0.000073590772632026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69269927368">
                <text:p>0.00486926992736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628747273679897">
                <text:p>0.0000628747273679897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00000130892736799337">
                <text:p>0.00000130892736799337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117794749206999">
                <text:p>0.00117794749206999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11791940495582">
                <text:p>0.0011791940495582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0000125351608716018">
                <text:p>0.000012535160871601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00262422796604156">
                <text:p>0.000000262422796604156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00000375970906393852">
                <text:p>0.00000037597090639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192279227367989">
                <text:p>0.000192279227367989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235314844548987">
                <text:p>0.000235314844548987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00948099999999175">
                <text:p>0.00000948099999999175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18033399999999">
                <text:p>0.000180333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09236702079785">
                <text:p>0.0000209236702079785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00923872632008216">
                <text:p>0.00000092387263200821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0497767263200888">
                <text:p>0.00000497767263200888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165907726320247">
                <text:p>0.000016590772632024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830173327367984">
                <text:p>0.000830173327367984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0218882736799375">
                <text:p>0.00000218882736799375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0000000210273679857043">
                <text:p>0.000000021027367985704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245791660828998">
                <text:p>0.00024579166082899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253349368314199">
                <text:p>0.000253349368314199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000000358946165207596">
                <text:p>0.00000035894616520759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00350951905994656">
                <text:p>0.000000350951905994656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000000242713117798443">
                <text:p>0.00000024271311779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547107726320134">
                <text:p>0.0000547107726320134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851385497969981">
                <text:p>0.0000851385497969981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58543432299463">
                <text:p>0.0000035854343229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131141527367984">
                <text:p>0.00013114152736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54812772851992">
                <text:p>0.000054812772851992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575535773361946">
                <text:p>0.0000575535773361946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.000000291406205998879">
                <text:p>0.000000291406205998879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0180050297601819">
                <text:p>0.000000180050297601819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1913077263202">
                <text:p>0.00001913077263202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551231710429895">
                <text:p>0.000055123171042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169922736799333">
                <text:p>0.0000016992273679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3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3">
      <style:chart-properties chart:display-label="true" chart:logarithmic="false" chart:minimum="0.117" chart:maximum="0.1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6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20.736cm" svg:height="13.675cm" xlink:href=".." xlink:type="simple" chart:class="chart:scatter" chart:style-name="ch1">
        <chart:title svg:x="9.504cm" svg:y="0.409cm" chart:style-name="ch2">
          <text:p>Laminar</text:p>
        </chart:title>
        <chart:legend chart:legend-position="end" svg:x="16.64cm" svg:y="1.558cm" style:legend-expansion="high" chart:style-name="ch3"/>
        <chart:plot-area chart:style-name="ch4" table:cell-range-address="Sheet1.B56:Sheet1.C62 Sheet1.A54:Sheet1.A54 Sheet1.A166:Sheet1.A166 Sheet1.B168:Sheet1.B173 Sheet1.A119:Sheet1.A119 Sheet1.B121:Sheet1.B122 Sheet1.A124:Sheet1.A124 Sheet1.B126:Sheet1.B127 Sheet1.A176:Sheet1.A176 Sheet1.B178:Sheet1.B181 Sheet1.A183:Sheet1.A183 Sheet1.B185:Sheet1.B188 Sheet1.A190:Sheet1.A190 Sheet1.B192:Sheet1.B195 Sheet1.A197:Sheet1.A197 Sheet1.B199:Sheet1.B202 Sheet1.A136:Sheet1.A136 Sheet1.B138:Sheet1.B142 Sheet1.A144:Sheet1.A144 Sheet1.B146:Sheet1.B149 Sheet1.A111:Sheet1.A111 Sheet1.B113:Sheet1.B117 Sheet1.A73:Sheet1.A73 Sheet1.B75:Sheet1.B78 Sheet1.A65:Sheet1.A65 Sheet1.B67:Sheet1.B70 Sheet1.A129:Sheet1.A129 Sheet1.B131:Sheet1.B134 Sheet1.A81:Sheet1.A81 Sheet1.B83:Sheet1.B87 Sheet1.A89:Sheet1.A89 Sheet1.B91:Sheet1.B94 Sheet1.A96:Sheet1.A96 Sheet1.B98:Sheet1.B101 Sheet1.I1:Sheet1.I1 Sheet1.K3:Sheet1.K7 Sheet1.I11:Sheet1.I11 Sheet1.K13:Sheet1.K17 Sheet1.I21:Sheet1.I21 Sheet1.K23:Sheet1.K27 Sheet1.I31:Sheet1.I31 Sheet1.K33:Sheet1.K37" chart:data-source-has-labels="row" svg:x="1.425cm" svg:y="1.461cm" svg:width="14.801cm" svg:height="10.96cm">
          <chartooo:coordinate-region svg:x="4.163cm" svg:y="1.461cm" svg:width="11.974cm" svg:height="10.314cm"/>
          <chart:axis chart:dimension="x" chart:name="primary-x" chart:style-name="ch5">
            <chart:title svg:x="8.675cm" svg:y="12.694cm" chart:style-name="ch6">
              <text:p>h</text:p>
            </chart:title>
          </chart:axis>
          <chart:axis chart:dimension="y" chart:name="primary-y" chart:style-name="ch7">
            <chart:title svg:x="0.451cm" svg:y="7.21cm" chart:style-name="ch8">
              <text:p>Cd</text:p>
            </chart:title>
            <chart:grid chart:style-name="ch9" chart:class="major"/>
          </chart:axis>
          <chart:series chart:style-name="ch10" chart:values-cell-range-address="Sheet1.B56:Sheet1.B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B168:Sheet1.B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B121:Sheet1.B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3" chart:values-cell-range-address="Sheet1.B126:Sheet1.B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4" chart:values-cell-range-address="Sheet1.B178:Sheet1.B181" chart:label-cell-address="Sheet1.A176:Sheet1.A176" chart:class="chart:scatter">
            <chart:domain table:cell-range-address="Sheet1.C178:Sheet1.C181"/>
            <chart:data-point chart:repeated="4"/>
          </chart:series>
          <chart:series chart:style-name="ch15" chart:values-cell-range-address="Sheet1.B185:Sheet1.B188" chart:label-cell-address="Sheet1.A183:Sheet1.A183" chart:class="chart:scatter">
            <chart:domain table:cell-range-address="Sheet1.C185:Sheet1.C188"/>
            <chart:data-point chart:repeated="4"/>
          </chart:series>
          <chart:series chart:style-name="ch16" chart:values-cell-range-address="Sheet1.B192:Sheet1.B195" chart:label-cell-address="Sheet1.A190:Sheet1.A190" chart:class="chart:scatter">
            <chart:domain table:cell-range-address="Sheet1.C192:Sheet1.C195"/>
            <chart:data-point chart:repeated="4"/>
          </chart:series>
          <chart:series chart:style-name="ch17" chart:values-cell-range-address="Sheet1.B199:Sheet1.B202" chart:label-cell-address="Sheet1.A197:Sheet1.A197" chart:class="chart:scatter">
            <chart:domain table:cell-range-address="Sheet1.C199:Sheet1.C202"/>
            <chart:data-point chart:repeated="4"/>
          </chart:series>
          <chart:series chart:style-name="ch18" chart:values-cell-range-address="Sheet1.B138:Sheet1.B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9" chart:values-cell-range-address="Sheet1.B146:Sheet1.B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20" chart:values-cell-range-address="Sheet1.B113:Sheet1.B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21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22" chart:values-cell-range-address="Sheet1.B67:Sheet1.B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23" chart:values-cell-range-address="Sheet1.B131:Sheet1.B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4" chart:values-cell-range-address="Sheet1.B83:Sheet1.B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5" chart:values-cell-range-address="Sheet1.B91:Sheet1.B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6" chart:values-cell-range-address="Sheet1.B98:Sheet1.B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7" chart:values-cell-range-address="Sheet1.K3:Sheet1.K7" chart:label-cell-address="Sheet1.I1:Sheet1.I1" chart:class="chart:scatter">
            <chart:domain table:cell-range-address="Sheet1.J3:Sheet1.J8"/>
            <chart:data-point chart:repeated="6"/>
          </chart:series>
          <chart:series chart:style-name="ch28" chart:values-cell-range-address="Sheet1.K13:Sheet1.K17" chart:label-cell-address="Sheet1.I11:Sheet1.I11" chart:class="chart:scatter">
            <chart:domain table:cell-range-address="Sheet1.J13:Sheet1.J18"/>
            <chart:data-point chart:repeated="6"/>
          </chart:series>
          <chart:series chart:style-name="ch29" chart:values-cell-range-address="Sheet1.K23:Sheet1.K27" chart:label-cell-address="Sheet1.I21:Sheet1.I21" chart:class="chart:scatter">
            <chart:domain table:cell-range-address="Sheet1.J23:Sheet1.J28"/>
            <chart:data-point chart:repeated="6"/>
          </chart:series>
          <chart:series chart:style-name="ch30" chart:values-cell-range-address="Sheet1.K33:Sheet1.K37" chart:label-cell-address="Sheet1.I31:Sheet1.I31" chart:class="chart:scatter">
            <chart:domain table:cell-range-address="Sheet1.J33:Sheet1.J37"/>
            <chart:data-point chart:repeated="5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1</text:p>
                <draw:g>
                  <svg:desc>Sheet1.A176:Sheet1.A17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2</text:p>
                <draw:g>
                  <svg:desc>Sheet1.A183:Sheet1.A18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3</text:p>
                <draw:g>
                  <svg:desc>Sheet1.A190:Sheet1.A19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4</text:p>
                <draw:g>
                  <svg:desc>Sheet1.A197:Sheet1.A1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3</text:p>
                <draw:g>
                  <svg:desc>Sheet1.A96:Sheet1.A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17550377">
                <text:p>0.17550377</text:p>
                <draw:g>
                  <svg:desc>Sheet1.B56:Sheet1.B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142176136187541">
                <text:p>0.142176136187541</text:p>
                <draw:g>
                  <svg:desc>Sheet1.B168:Sheet1.B173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128096302759105">
                <text:p>0.128096302759105</text:p>
                <draw:g>
                  <svg:desc>Sheet1.B121:Sheet1.B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125713458574765">
                <text:p>0.125713458574765</text:p>
                <draw:g>
                  <svg:desc>Sheet1.B126:Sheet1.B127</svg:desc>
                </draw:g>
              </table:table-cell>
              <table:table-cell office:value-type="float" office:value="0.0215916758543765">
                <text:p>0.0215916758543765</text:p>
                <draw:g>
                  <svg:desc>Sheet1.C178:Sheet1.C181</svg:desc>
                </draw:g>
              </table:table-cell>
              <table:table-cell office:value-type="float" office:value="0.155526082960845">
                <text:p>0.155526082960845</text:p>
                <draw:g>
                  <svg:desc>Sheet1.B178:Sheet1.B181</svg:desc>
                </draw:g>
              </table:table-cell>
              <table:table-cell office:value-type="float" office:value="0.0215916758543765">
                <text:p>0.0215916758543765</text:p>
                <draw:g>
                  <svg:desc>Sheet1.C185:Sheet1.C188</svg:desc>
                </draw:g>
              </table:table-cell>
              <table:table-cell office:value-type="float" office:value="0.125804849506707">
                <text:p>0.125804849506707</text:p>
                <draw:g>
                  <svg:desc>Sheet1.B185:Sheet1.B188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2:Sheet1.C195</svg:desc>
                </draw:g>
              </table:table-cell>
              <table:table-cell office:value-type="float" office:value="0.131599365296743">
                <text:p>0.131599365296743</text:p>
                <draw:g>
                  <svg:desc>Sheet1.B192:Sheet1.B195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9:Sheet1.C202</svg:desc>
                </draw:g>
              </table:table-cell>
              <table:table-cell office:value-type="float" office:value="0.125035361760172">
                <text:p>0.125035361760172</text:p>
                <draw:g>
                  <svg:desc>Sheet1.B199:Sheet1.B20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132770685">
                <text:p>0.132770685</text:p>
                <draw:g>
                  <svg:desc>Sheet1.B138:Sheet1.B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152166449">
                <text:p>0.152166449</text:p>
                <draw:g>
                  <svg:desc>Sheet1.B146:Sheet1.B149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130528809554504">
                <text:p>0.130528809554504</text:p>
                <draw:g>
                  <svg:desc>Sheet1.B113:Sheet1.B117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75:Sheet1.C78</svg:desc>
                </draw:g>
              </table:table-cell>
              <table:table-cell office:value-type="float" office:value="0.1224708918">
                <text:p>0.1224708918</text:p>
                <draw:g>
                  <svg:desc>Sheet1.B75:Sheet1.B78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67:Sheet1.C70</svg:desc>
                </draw:g>
              </table:table-cell>
              <table:table-cell office:value-type="float" office:value="0.1219632389">
                <text:p>0.1219632389</text:p>
                <draw:g>
                  <svg:desc>Sheet1.B67:Sheet1.B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121917">
                <text:p>0.121917</text:p>
                <draw:g>
                  <svg:desc>Sheet1.B131:Sheet1.B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1656367019">
                <text:p>0.1656367019</text:p>
                <draw:g>
                  <svg:desc>Sheet1.B83:Sheet1.B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1301652364">
                <text:p>0.1301652364</text:p>
                <draw:g>
                  <svg:desc>Sheet1.B91:Sheet1.B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122944512">
                <text:p>0.122944512</text:p>
                <draw:g>
                  <svg:desc>Sheet1.B98:Sheet1.B101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140541511997817">
                <text:p>0.140541511997817</text:p>
                <draw:g>
                  <svg:desc>Sheet1.K3:Sheet1.K7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124918847012474">
                <text:p>0.124918847012474</text:p>
                <draw:g>
                  <svg:desc>Sheet1.K13:Sheet1.K17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1223927829937">
                <text:p>0.1223927829937</text:p>
                <draw:g>
                  <svg:desc>Sheet1.K23:Sheet1.K27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121964768823244">
                <text:p>0.121964768823244</text:p>
                <draw:g>
                  <svg:desc>Sheet1.K33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1411356">
                <text:p>0.141135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7989788309">
                <text:p>0.1267798978830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739338814895">
                <text:p>0.122739338814895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192000476248">
                <text:p>0.12219200047624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3143431401839">
                <text:p>0.13143431401839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657252199378">
                <text:p>0.12065725219937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343348452734">
                <text:p>0.122343348452734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287630620214">
                <text:p>0.120287630620214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4319501">
                <text:p>0.124319501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9446575">
                <text:p>0.129446575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28300423725">
                <text:p>0.12328300423725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615288">
                <text:p>0.121961528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87001">
                <text:p>0.12187001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721">
                <text:p>0.121721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1412621839">
                <text:p>0.141262183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0921364">
                <text:p>0.1230921364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1219720598">
                <text:p>0.1219720598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730765798981">
                <text:p>0.12730765798981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122147289196675">
                <text:p>0.122147289196675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1908499615749">
                <text:p>0.121908499615749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121900237685953">
                <text:p>0.121900237685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530396">
                <text:p>0.12530396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888467757924">
                <text:p>0.12288846775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4364941124346">
                <text:p>0.12436494112434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357898368216">
                <text:p>0.12135789836821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739496836754">
                <text:p>0.121739496836754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46652384623">
                <text:p>0.12146652384623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174018">
                <text:p>0.12217401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3043609">
                <text:p>0.12304360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09384592765">
                <text:p>0.12209384592765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3657">
                <text:p>0.1219033657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8852349">
                <text:p>0.1218852349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26">
                <text:p>0.12182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688607">
                <text:p>0.126768860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19624655">
                <text:p>0.1219624655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1219008997">
                <text:p>0.1219008997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3079304450417">
                <text:p>0.123079304450417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12191264556173">
                <text:p>0.1219126455617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99847978062">
                <text:p>0.121899847978062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121899734429952">
                <text:p>0.12189973442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209187">
                <text:p>0.12209187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134905617181">
                <text:p>0.12213490561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251344798766">
                <text:p>0.122513447987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37830710019">
                <text:p>0.121737830710019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76645997366">
                <text:p>0.1217766459973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855945241663">
                <text:p>0.121855945241663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933489">
                <text:p>0.121933489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2104342">
                <text:p>0.122104342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2051444284">
                <text:p>0.12192051444284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8986669">
                <text:p>0.1218986669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8946131">
                <text:p>0.1218946131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83">
                <text:p>0.121883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7297641">
                <text:p>0.1227297641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017796">
                <text:p>0.1219017796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1218996118">
                <text:p>0.121899611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2153459769173">
                <text:p>0.122153459769173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121900469347024">
                <text:p>0.121900469347024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99759448953">
                <text:p>0.121899759448953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121899867687741">
                <text:p>0.121899867687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4488">
                <text:p>0.12184488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84729322429">
                <text:p>0.12198472932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0.121924008">
                <text:p>0.12192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176206955">
                <text:p>0.12190317620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0307323">
                <text:p>0.122030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957663978195">
                <text:p>0.121957663978195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.121899818994653">
                <text:p>0.121899818994653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99930350561">
                <text:p>0.121899930350561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0.121899590772632">
                <text:p>0.121899590772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8046">
                <text:p>0.1218804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954713943675">
                <text:p>0.12195471394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90129">
                <text:p>0.1219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